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/>
    <style:font-face style:name="Tahoma1" svg:font-family="Tahoma"/>
    <style:font-face style:name="arial" svg:font-family="arial, sans-serif"/>
    <style:font-face style:name="sans-serif" svg:font-family="sans-serif"/>
    <style:font-face style:name="Times New Roman1" svg:font-family="'Times New Roman'" style:font-family-generic="roman"/>
    <style:font-face style:name="OpenSymbol1" svg:font-family="OpenSymbol" style:font-pitch="variable"/>
    <style:font-face style:name="Liberation Mono" svg:font-family="'Liberation Mono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31" style:family="table">
      <style:table-properties style:width="17cm" table:align="margins" style:may-break-between-rows="false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cm" table:align="margins" style:may-break-between-rows="false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 style:may-break-between-rows="false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cm" table:align="margins" style:may-break-between-rows="false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 style:may-break-between-rows="false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 style:may-break-between-rows="false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cm" table:align="margins" style:may-break-between-rows="false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cm" table:align="margins" style:may-break-between-rows="false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cm" table:align="margins" style:may-break-between-rows="false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cm" table:align="margins" style:may-break-between-rows="false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cm" table:align="margins" style:may-break-between-rows="false"/>
    </style:style>
    <style:style style:name="Tableau11.A" style:family="table-column">
      <style:table-column-properties style:column-width="17cm" style:rel-column-width="9638*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cm" table:align="margins" style:may-break-between-rows="false"/>
    </style:style>
    <style:style style:name="Tableau12.A" style:family="table-column">
      <style:table-column-properties style:column-width="17cm" style:rel-column-width="9638*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 style:may-break-between-rows="false"/>
    </style:style>
    <style:style style:name="Tableau13.A" style:family="table-column">
      <style:table-column-properties style:column-width="17cm" style:rel-column-width="9638*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cm" table:align="margins" style:may-break-between-rows="false"/>
    </style:style>
    <style:style style:name="Tableau14.A" style:family="table-column">
      <style:table-column-properties style:column-width="17cm" style:rel-column-width="9638*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2f9f7f"/>
    </style:style>
    <style:style style:name="P5" style:family="paragraph" style:parent-style-name="Text_20_body">
      <style:paragraph-properties fo:text-align="justify" style:justify-single-word="false"/>
      <style:text-properties officeooo:paragraph-rsid="002fdd42"/>
    </style:style>
    <style:style style:name="P6" style:family="paragraph" style:parent-style-name="Text_20_body">
      <style:paragraph-properties fo:text-align="justify" style:justify-single-word="false"/>
      <style:text-properties officeooo:paragraph-rsid="0039a029"/>
    </style:style>
    <style:style style:name="P7" style:family="paragraph" style:parent-style-name="Text_20_body">
      <style:paragraph-properties fo:text-align="justify" style:justify-single-word="false"/>
      <style:text-properties officeooo:paragraph-rsid="003a1bf8"/>
    </style:style>
    <style:style style:name="P8" style:family="paragraph" style:parent-style-name="Text_20_body">
      <style:paragraph-properties fo:text-align="center" style:justify-single-word="false"/>
      <style:text-properties style:font-name="Times" fo:font-size="18pt" fo:font-weight="bold" officeooo:rsid="002ec38b" officeooo:paragraph-rsid="002ec38b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Times" fo:font-style="normal" officeooo:rsid="002f9f7f" officeooo:paragraph-rsid="002f9f7f"/>
    </style:style>
    <style:style style:name="P10" style:family="paragraph" style:parent-style-name="Text_20_body">
      <style:text-properties officeooo:rsid="002f9f7f" officeooo:paragraph-rsid="002f9f7f"/>
    </style:style>
    <style:style style:name="P11" style:family="paragraph" style:parent-style-name="Text_20_body">
      <style:paragraph-properties fo:text-align="justify" style:justify-single-word="false"/>
      <style:text-properties officeooo:rsid="002f9f7f" officeooo:paragraph-rsid="002f9f7f"/>
    </style:style>
    <style:style style:name="P12" style:family="paragraph" style:parent-style-name="Text_20_body">
      <style:paragraph-properties fo:text-align="justify" style:justify-single-word="false"/>
      <style:text-properties officeooo:rsid="002f9f7f" officeooo:paragraph-rsid="002fdd42"/>
    </style:style>
    <style:style style:name="P13" style:family="paragraph" style:parent-style-name="Text_20_body">
      <style:paragraph-properties fo:text-align="center" style:justify-single-word="false"/>
      <style:text-properties officeooo:rsid="002f9f7f" officeooo:paragraph-rsid="002fdd42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paragraph-rsid="002f9f7f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2f9f7f" officeooo:paragraph-rsid="002f9f7f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paragraph-rsid="002fdd42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2fdd42" officeooo:paragraph-rsid="002fdd42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35ac32" officeooo:paragraph-rsid="0035ac32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362452" officeooo:paragraph-rsid="00362452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37d4b7" officeooo:paragraph-rsid="0037d4b7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paragraph-rsid="003a1bf8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officeooo:rsid="002fdd42" officeooo:paragraph-rsid="002fdd42"/>
    </style:style>
    <style:style style:name="P24" style:family="paragraph" style:parent-style-name="Text_20_body">
      <style:paragraph-properties fo:text-align="center" style:justify-single-word="false"/>
      <style:text-properties officeooo:rsid="002fdd42" officeooo:paragraph-rsid="002fdd42"/>
    </style:style>
    <style:style style:name="P25" style:family="paragraph" style:parent-style-name="Text_20_body">
      <style:paragraph-properties fo:text-align="justify" style:justify-single-word="false"/>
      <style:text-properties style:text-underline-style="none" officeooo:rsid="0034344a" officeooo:paragraph-rsid="0034344a"/>
    </style:style>
    <style:style style:name="P26" style:family="paragraph" style:parent-style-name="Text_20_body">
      <style:paragraph-properties fo:text-align="center" style:justify-single-word="false"/>
      <style:text-properties style:text-underline-style="none" officeooo:rsid="00362452" officeooo:paragraph-rsid="00362452"/>
    </style:style>
    <style:style style:name="P27" style:family="paragraph" style:parent-style-name="Text_20_body">
      <style:text-properties officeooo:paragraph-rsid="0034344a"/>
    </style:style>
    <style:style style:name="P28" style:family="paragraph" style:parent-style-name="Text_20_body">
      <style:paragraph-properties fo:text-align="justify" style:justify-single-word="false"/>
      <style:text-properties officeooo:rsid="0035ac32" officeooo:paragraph-rsid="0035ac32"/>
    </style:style>
    <style:style style:name="P29" style:family="paragraph" style:parent-style-name="Text_20_body">
      <style:paragraph-properties fo:text-align="justify" style:justify-single-word="false"/>
      <style:text-properties style:font-name="Times New Roman1" fo:font-style="normal" officeooo:rsid="0035ac32" officeooo:paragraph-rsid="0035ac32"/>
    </style:style>
    <style:style style:name="P30" style:family="paragraph" style:parent-style-name="Text_20_body">
      <style:paragraph-properties fo:text-align="justify" style:justify-single-word="false"/>
      <style:text-properties style:font-name="Times New Roman1" fo:font-style="normal" officeooo:rsid="00372305" officeooo:paragraph-rsid="00372305"/>
    </style:style>
    <style:style style:name="P31" style:family="paragraph" style:parent-style-name="Text_20_body">
      <style:paragraph-properties fo:text-align="justify" style:justify-single-word="false"/>
      <style:text-properties style:font-name="Times New Roman1" fo:font-style="normal" officeooo:rsid="00372305" officeooo:paragraph-rsid="0039a029"/>
    </style:style>
    <style:style style:name="P32" style:family="paragraph" style:parent-style-name="Text_20_body">
      <style:paragraph-properties fo:text-align="justify" style:justify-single-word="false"/>
      <style:text-properties style:font-name="Times New Roman1" fo:font-style="normal" officeooo:rsid="00372305" officeooo:paragraph-rsid="003a1bf8"/>
    </style:style>
    <style:style style:name="P33" style:family="paragraph" style:parent-style-name="Text_20_body">
      <style:paragraph-properties fo:text-align="justify" style:justify-single-word="false"/>
      <style:text-properties style:font-name="Times New Roman1" fo:font-style="normal" officeooo:rsid="002fdd42" officeooo:paragraph-rsid="002fdd42" style:font-style-asian="normal" style:font-style-complex="normal"/>
    </style:style>
    <style:style style:name="P34" style:family="paragraph" style:parent-style-name="Text_20_body">
      <style:text-properties officeooo:paragraph-rsid="00362452"/>
    </style:style>
    <style:style style:name="P35" style:family="paragraph" style:parent-style-name="Text_20_body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362452" style:font-name-asian="Times New Roman1" style:font-style-asian="normal" style:font-weight-asian="normal" style:font-name-complex="Times New Roman1" style:font-style-complex="normal" style:font-weight-complex="normal"/>
    </style:style>
    <style:style style:name="P36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3dee27" officeooo:paragraph-rsid="003dee27" style:font-name-asian="Times New Roman1" style:font-size-asian="12pt" style:font-style-asian="normal" style:font-name-complex="Times New Roman1" style:font-size-complex="12pt" style:font-style-complex="normal"/>
    </style:style>
    <style:style style:name="P37" style:family="paragraph" style:parent-style-name="Text_20_body">
      <style:text-properties officeooo:rsid="00362452" officeooo:paragraph-rsid="00362452"/>
    </style:style>
    <style:style style:name="P38" style:family="paragraph" style:parent-style-name="Text_20_body">
      <style:text-properties officeooo:rsid="003733d5" officeooo:paragraph-rsid="0037d4b7"/>
    </style:style>
    <style:style style:name="P39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0" style:family="paragraph" style:parent-style-name="Text_20_body">
      <style:text-properties fo:font-style="italic" style:text-underline-style="solid" style:text-underline-width="auto" style:text-underline-color="font-color" officeooo:rsid="003733d5" officeooo:paragraph-rsid="003733d5" style:font-style-asian="italic" style:font-style-complex="italic"/>
    </style:style>
    <style:style style:name="P41" style:family="paragraph" style:parent-style-name="Text_20_body">
      <style:text-properties fo:font-style="italic" style:text-underline-style="solid" style:text-underline-width="auto" style:text-underline-color="font-color" fo:font-weight="normal" officeooo:rsid="003a1bf8" officeooo:paragraph-rsid="003a1bf8" style:font-style-asian="italic" style:font-weight-asian="normal" style:font-style-complex="italic" style:font-weight-complex="normal"/>
    </style:style>
    <style:style style:name="P42" style:family="paragraph" style:parent-style-name="Text_20_body">
      <style:text-properties officeooo:rsid="0037d4b7" officeooo:paragraph-rsid="0037d4b7"/>
    </style:style>
    <style:style style:name="P43" style:family="paragraph" style:parent-style-name="Text_20_body">
      <style:text-properties officeooo:paragraph-rsid="0039a029"/>
    </style:style>
    <style:style style:name="P44" style:family="paragraph" style:parent-style-name="Text_20_body">
      <style:paragraph-properties fo:text-align="center" style:justify-single-word="false"/>
      <style:text-properties officeooo:paragraph-rsid="0039a029"/>
    </style:style>
    <style:style style:name="P45" style:family="paragraph" style:parent-style-name="Text_20_body">
      <style:paragraph-properties fo:text-align="center" style:justify-single-word="false"/>
      <style:text-properties officeooo:paragraph-rsid="003a1bf8"/>
    </style:style>
    <style:style style:name="P46" style:family="paragraph" style:parent-style-name="Text_20_body">
      <style:text-properties officeooo:paragraph-rsid="003a1bf8"/>
    </style:style>
    <style:style style:name="P47" style:family="paragraph" style:parent-style-name="Text_20_body">
      <style:text-properties officeooo:paragraph-rsid="003dee27"/>
    </style:style>
    <style:style style:name="P48" style:family="paragraph" style:parent-style-name="Text_20_body">
      <style:text-properties officeooo:rsid="003dee27" officeooo:paragraph-rsid="003dee27"/>
    </style:style>
    <style:style style:name="P49" style:family="paragraph" style:parent-style-name="Text_20_body">
      <style:text-properties officeooo:rsid="003dee27" officeooo:paragraph-rsid="003e8839"/>
    </style:style>
    <style:style style:name="P50" style:family="paragraph" style:parent-style-name="Text_20_body">
      <style:text-properties officeooo:rsid="003dee27" officeooo:paragraph-rsid="0040d5a4"/>
    </style:style>
    <style:style style:name="P51" style:family="paragraph" style:parent-style-name="Text_20_body">
      <style:paragraph-properties fo:text-align="justify" style:justify-single-word="false"/>
      <style:text-properties style:font-name="Times New Roman" fo:font-style="normal" officeooo:rsid="002f9f7f" officeooo:paragraph-rsid="002f9f7f"/>
    </style:style>
    <style:style style:name="P52" style:family="paragraph" style:parent-style-name="Text_20_body">
      <style:paragraph-properties fo:text-align="center" style:justify-single-word="false"/>
      <style:text-properties style:font-name="Times New Roman" fo:font-style="normal" style:text-underline-style="none" officeooo:rsid="00372305" officeooo:paragraph-rsid="00372305"/>
    </style:style>
    <style:style style:name="P53" style:family="paragraph" style:parent-style-name="Text_20_body">
      <style:text-properties style:text-position="0% 100%" style:font-name="Times New Roman" fo:font-style="normal" style:text-underline-style="none" officeooo:rsid="00372305" officeooo:paragraph-rsid="0037d4b7" style:font-style-asian="normal" style:font-style-complex="normal"/>
    </style:style>
    <style:style style:name="P54" style:family="paragraph" style:parent-style-name="Text_20_body">
      <style:paragraph-properties fo:text-align="justify" style:justify-single-word="false"/>
      <style:text-properties style:text-position="0% 100%" style:font-name="Times New Roman" fo:font-style="normal" style:text-underline-style="none" officeooo:rsid="0037d4b7" officeooo:paragraph-rsid="0037d4b7" style:font-style-asian="normal" style:font-style-complex="normal"/>
    </style:style>
    <style:style style:name="P55" style:family="paragraph" style:parent-style-name="Text_20_body">
      <style:paragraph-properties fo:text-align="justify" style:justify-single-word="false"/>
      <style:text-properties style:text-position="0% 100%" style:font-name="Times New Roman" fo:font-style="normal" style:text-underline-style="solid" style:text-underline-width="auto" style:text-underline-color="font-color" fo:font-weight="bold" officeooo:rsid="0039a029" officeooo:paragraph-rsid="0039a029" style:font-style-asian="normal" style:font-weight-asian="bold" style:font-style-complex="normal" style:font-weight-complex="bold"/>
    </style:style>
    <style:style style:name="P56" style:family="paragraph" style:parent-style-name="Text_20_body">
      <style:text-properties fo:font-style="normal" style:text-underline-style="none" fo:font-weight="normal" officeooo:rsid="003dee27" officeooo:paragraph-rsid="0040d5a4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officeooo:paragraph-rsid="0040d5a4"/>
    </style:style>
    <style:style style:name="P58" style:family="paragraph" style:parent-style-name="Text_20_body">
      <style:paragraph-properties fo:margin-left="1.251cm" fo:margin-right="0cm" fo:text-indent="0cm" style:auto-text-indent="false"/>
      <style:text-properties officeooo:rsid="002fdd42" officeooo:paragraph-rsid="002fdd42"/>
    </style:style>
    <style:style style:name="P59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318560" officeooo:paragraph-rsid="00318560"/>
    </style:style>
    <style:style style:name="P6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318560" officeooo:paragraph-rsid="0032c256"/>
    </style:style>
    <style:style style:name="P61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318560" officeooo:paragraph-rsid="003d38ba"/>
    </style:style>
    <style:style style:name="P62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318560"/>
    </style:style>
    <style:style style:name="P63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32c256"/>
    </style:style>
    <style:style style:name="P64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font-variant="normal" fo:text-transform="none" style:use-window-font-color="true" style:font-name="Times New Roman1" fo:letter-spacing="normal" fo:font-style="normal" officeooo:rsid="00318560" officeooo:paragraph-rsid="00318560" style:font-style-asian="normal" style:font-style-complex="normal"/>
    </style:style>
    <style:style style:name="P65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font-variant="normal" fo:text-transform="none" style:use-window-font-color="true" style:font-name="Times New Roman1" fo:letter-spacing="normal" fo:font-style="normal" officeooo:rsid="00318560" officeooo:paragraph-rsid="00318560" style:font-name-asian="Times New Roman1" style:font-style-asian="normal" style:font-name-complex="Times New Roman1" style:font-style-complex="normal"/>
    </style:style>
    <style:style style:name="P6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39a029"/>
    </style:style>
    <style:style style:name="P6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39a029" officeooo:paragraph-rsid="0039a029" style:font-name-asian="Times New Roman1" style:font-size-asian="12pt" style:font-style-asian="normal" style:font-name-complex="Times New Roman1" style:font-size-complex="12pt" style:font-style-complex="normal"/>
    </style:style>
    <style:style style:name="P68" style:family="paragraph" style:parent-style-name="Heading_20_1">
      <style:text-properties style:text-underline-style="solid" style:text-underline-width="auto" style:text-underline-color="font-color"/>
    </style:style>
    <style:style style:name="P69" style:family="paragraph" style:parent-style-name="Heading_20_1">
      <style:text-properties style:text-underline-style="solid" style:text-underline-width="auto" style:text-underline-color="font-color" officeooo:rsid="002f9f7f" officeooo:paragraph-rsid="002f9f7f"/>
    </style:style>
    <style:style style:name="P70" style:family="paragraph" style:parent-style-name="Heading_20_1">
      <style:text-properties style:font-name="Arial" style:text-underline-style="solid" style:text-underline-width="auto" style:text-underline-color="font-color"/>
    </style:style>
    <style:style style:name="P71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72" style:family="paragraph" style:parent-style-name="Heading_20_2">
      <style:text-properties fo:font-style="normal" style:text-underline-style="solid" style:text-underline-width="auto" style:text-underline-color="font-color" officeooo:rsid="0002cad0" officeooo:paragraph-rsid="002f9f7f" style:font-style-asian="normal" style:font-style-complex="normal"/>
    </style:style>
    <style:style style:name="P73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3a1bf8" officeooo:paragraph-rsid="003a1bf8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74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4a5f3b" officeooo:paragraph-rsid="004a5f3b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75" style:family="paragraph" style:parent-style-name="Standard" style:list-style-name="L8">
      <style:paragraph-properties fo:text-align="justify" style:justify-single-word="false"/>
      <style:text-properties officeooo:rsid="0048e5b5" officeooo:paragraph-rsid="004a5f3b"/>
    </style:style>
    <style:style style:name="P76" style:family="paragraph" style:parent-style-name="Standard" style:list-style-name="L9"/>
    <style:style style:name="P77" style:family="paragraph" style:parent-style-name="Text_20_body" style:list-style-name="L1"/>
    <style:style style:name="P78" style:family="paragraph" style:parent-style-name="Text_20_body" style:list-style-name="L1">
      <style:paragraph-properties fo:text-align="justify" style:justify-single-word="false"/>
    </style:style>
    <style:style style:name="P79" style:family="paragraph" style:parent-style-name="Text_20_body" style:list-style-name="L2">
      <style:paragraph-properties fo:text-align="justify" style:justify-single-word="false"/>
      <style:text-properties officeooo:paragraph-rsid="002f9f7f"/>
    </style:style>
    <style:style style:name="P80" style:family="paragraph" style:parent-style-name="Text_20_body" style:list-style-name="L3">
      <style:paragraph-properties fo:text-align="justify" style:justify-single-word="false"/>
      <style:text-properties officeooo:paragraph-rsid="003d38ba"/>
    </style:style>
    <style:style style:name="P81" style:family="paragraph" style:parent-style-name="Text_20_body" style:list-style-name="L5">
      <style:paragraph-properties fo:text-align="justify" style:justify-single-word="false"/>
      <style:text-properties officeooo:paragraph-rsid="00318560"/>
    </style:style>
    <style:style style:name="P82" style:family="paragraph" style:parent-style-name="Text_20_body">
      <style:paragraph-properties fo:text-align="justify" style:justify-single-word="false"/>
      <style:text-properties officeooo:paragraph-rsid="00444260"/>
    </style:style>
    <style:style style:name="P83" style:family="paragraph" style:parent-style-name="Text_20_body" style:list-style-name="L10">
      <style:paragraph-properties fo:text-align="justify" style:justify-single-word="false"/>
      <style:text-properties officeooo:paragraph-rsid="004b62e0"/>
    </style:style>
    <style:style style:name="P84" style:family="paragraph" style:parent-style-name="Text_20_body" style:list-style-name="L10">
      <style:paragraph-properties fo:text-align="justify" style:justify-single-word="false"/>
      <style:text-properties officeooo:paragraph-rsid="004cc153"/>
    </style:style>
    <style:style style:name="P85" style:family="paragraph" style:parent-style-name="Text_20_body" style:list-style-name="L11">
      <style:paragraph-properties fo:text-align="justify" style:justify-single-word="false"/>
      <style:text-properties officeooo:paragraph-rsid="004c5852"/>
    </style:style>
    <style:style style:name="P86" style:family="paragraph" style:parent-style-name="Text_20_body" style:list-style-name="L11">
      <style:paragraph-properties fo:text-align="justify" style:justify-single-word="false"/>
      <style:text-properties officeooo:paragraph-rsid="004cc153"/>
    </style:style>
    <style:style style:name="P87" style:family="paragraph" style:parent-style-name="Text_20_body" style:list-style-name="L12">
      <style:paragraph-properties fo:text-align="justify" style:justify-single-word="false"/>
      <style:text-properties officeooo:paragraph-rsid="004ed77a"/>
    </style:style>
    <style:style style:name="P88" style:family="paragraph" style:parent-style-name="Text_20_body" style:list-style-name="L12">
      <style:paragraph-properties fo:text-align="justify" style:justify-single-word="false"/>
      <style:text-properties officeooo:paragraph-rsid="004fbc25"/>
    </style:style>
    <style:style style:name="P89" style:family="paragraph" style:parent-style-name="Text_20_body">
      <style:paragraph-properties fo:text-align="justify" style:justify-single-word="false"/>
      <style:text-properties officeooo:paragraph-rsid="004fbc25"/>
    </style:style>
    <style:style style:name="P90" style:family="paragraph" style:parent-style-name="Text_20_body">
      <style:paragraph-properties fo:text-align="justify" style:justify-single-word="false"/>
      <style:text-properties officeooo:paragraph-rsid="004fe492"/>
    </style:style>
    <style:style style:name="P91" style:family="paragraph" style:parent-style-name="Text_20_body" style:list-style-name="L2">
      <style:paragraph-properties fo:text-align="justify" style:justify-single-word="false"/>
      <style:text-properties officeooo:rsid="002fdd42" officeooo:paragraph-rsid="002fdd42"/>
    </style:style>
    <style:style style:name="P92" style:family="paragraph" style:parent-style-name="Text_20_body" style:list-style-name="L4">
      <style:text-properties officeooo:rsid="002fdd42" officeooo:paragraph-rsid="002fdd42"/>
    </style:style>
    <style:style style:name="P93" style:family="paragraph" style:parent-style-name="Text_20_body" style:list-style-name="L6">
      <style:paragraph-properties fo:text-align="justify" style:justify-single-word="false"/>
      <style:text-properties fo:font-variant="normal" fo:text-transform="none" style:use-window-font-color="true" style:font-name="Times New Roman1" fo:letter-spacing="normal" fo:font-style="normal" officeooo:rsid="00318560" officeooo:paragraph-rsid="00318560" style:font-name-asian="Times New Roman1" style:font-style-asian="normal" style:font-name-complex="Times New Roman1" style:font-style-complex="normal"/>
    </style:style>
    <style:style style:name="P94" style:family="paragraph" style:parent-style-name="Text_20_body">
      <style:paragraph-properties fo:text-align="justify" style:justify-single-word="false"/>
      <style:text-properties fo:font-variant="normal" fo:text-transform="none" style:use-window-font-color="true" fo:letter-spacing="normal" officeooo:paragraph-rsid="004a5f3b"/>
    </style:style>
    <style:style style:name="P95" style:family="paragraph" style:parent-style-name="Text_20_body">
      <style:paragraph-properties fo:text-align="justify" style:justify-single-word="false"/>
      <style:text-properties fo:font-variant="normal" fo:text-transform="none" style:use-window-font-color="true" fo:letter-spacing="normal" officeooo:rsid="004a5f3b" officeooo:paragraph-rsid="004a5f3b"/>
    </style:style>
    <style:style style:name="P96" style:family="paragraph" style:parent-style-name="Text_20_body">
      <style:paragraph-properties fo:text-align="justify" style:justify-single-word="false"/>
      <style:text-properties fo:font-variant="normal" fo:text-transform="none" style:use-window-font-color="true" fo:letter-spacing="normal" officeooo:rsid="004a5f3b" officeooo:paragraph-rsid="004b62e0"/>
    </style:style>
    <style:style style:name="P97" style:family="paragraph" style:parent-style-name="Text_20_body">
      <style:text-properties style:text-position="0% 100%" style:font-name="Times New Roman1" fo:font-style="normal" style:text-underline-style="none" officeooo:rsid="00362452" officeooo:paragraph-rsid="00362452" style:font-style-asian="normal" style:font-style-complex="normal"/>
    </style:style>
    <style:style style:name="P98" style:family="paragraph" style:parent-style-name="Text_20_body">
      <style:text-properties officeooo:paragraph-rsid="003a1bf8"/>
    </style:style>
    <style:style style:name="P99" style:family="paragraph" style:parent-style-name="Text_20_body">
      <style:text-properties officeooo:rsid="0043665d" officeooo:paragraph-rsid="003a1bf8"/>
    </style:style>
    <style:style style:name="P100" style:family="paragraph" style:parent-style-name="Text_20_body">
      <style:text-properties officeooo:paragraph-rsid="0043665d"/>
    </style:style>
    <style:style style:name="P101" style:family="paragraph" style:parent-style-name="Text_20_body">
      <style:paragraph-properties fo:text-align="justify" style:justify-single-word="false"/>
      <style:text-properties officeooo:rsid="00444260" officeooo:paragraph-rsid="00444260"/>
    </style:style>
    <style:style style:name="P10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3" style:family="paragraph" style:parent-style-name="Text_20_body">
      <style:text-properties style:text-underline-style="solid" style:text-underline-width="auto" style:text-underline-color="font-color" fo:font-weight="bold" officeooo:rsid="00444260" officeooo:paragraph-rsid="00444260" style:font-weight-asian="bold" style:font-weight-complex="bold"/>
    </style:style>
    <style:style style:name="P104" style:family="paragraph" style:parent-style-name="Text_20_body">
      <style:text-properties style:text-underline-style="solid" style:text-underline-width="auto" style:text-underline-color="font-color" fo:font-weight="bold" officeooo:rsid="0046feb6" officeooo:paragraph-rsid="0046feb6" style:font-weight-asian="bold" style:font-weight-complex="bold"/>
    </style:style>
    <style:style style:name="P105" style:family="paragraph" style:parent-style-name="Text_20_body">
      <style:text-properties style:text-underline-style="solid" style:text-underline-width="auto" style:text-underline-color="font-color" fo:font-weight="bold" officeooo:rsid="0046feb6" officeooo:paragraph-rsid="004b62e0" style:font-weight-asian="bold" style:font-weight-complex="bold"/>
    </style:style>
    <style:style style:name="P106" style:family="paragraph" style:parent-style-name="Text_20_body">
      <style:text-properties style:text-underline-style="solid" style:text-underline-width="auto" style:text-underline-color="font-color" fo:font-weight="bold" officeooo:rsid="0046feb6" officeooo:paragraph-rsid="004cc153" style:font-weight-asian="bold" style:font-weight-complex="bold"/>
    </style:style>
    <style:style style:name="P107" style:family="paragraph" style:parent-style-name="Text_20_body">
      <style:text-properties style:text-underline-style="solid" style:text-underline-width="auto" style:text-underline-color="font-color" fo:font-weight="bold" officeooo:rsid="004a5f3b" officeooo:paragraph-rsid="004a5f3b" style:font-weight-asian="bold" style:font-weight-complex="bold"/>
    </style:style>
    <style:style style:name="P108" style:family="paragraph" style:parent-style-name="Text_20_body">
      <style:text-properties style:text-underline-style="solid" style:text-underline-width="auto" style:text-underline-color="font-color" fo:font-weight="bold" officeooo:rsid="004b62e0" officeooo:paragraph-rsid="004b62e0" style:font-weight-asian="bold" style:font-weight-complex="bold"/>
    </style:style>
    <style:style style:name="P109" style:family="paragraph" style:parent-style-name="Text_20_body">
      <style:text-properties style:text-underline-style="solid" style:text-underline-width="auto" style:text-underline-color="font-color" fo:font-weight="bold" officeooo:paragraph-rsid="003a1bf8" style:font-weight-asian="bold" style:font-weight-complex="bold"/>
    </style:style>
    <style:style style:name="P110" style:family="paragraph" style:parent-style-name="Text_20_body">
      <style:text-properties style:text-underline-style="solid" style:text-underline-width="auto" style:text-underline-color="font-color" fo:font-weight="bold" officeooo:rsid="004cc153" officeooo:paragraph-rsid="004cc153" style:font-weight-asian="bold" style:font-weight-complex="bold"/>
    </style:style>
    <style:style style:name="P111" style:family="paragraph" style:parent-style-name="Text_20_body">
      <style:paragraph-properties fo:text-align="justify" style:justify-single-word="false"/>
      <style:text-properties style:use-window-font-color="true" officeooo:paragraph-rsid="0043665d"/>
    </style:style>
    <style:style style:name="P112" style:family="paragraph" style:parent-style-name="Text_20_body" style:list-style-name="L7">
      <style:paragraph-properties fo:text-align="justify" style:justify-single-word="false"/>
      <style:text-properties style:use-window-font-color="true" officeooo:paragraph-rsid="00454beb"/>
    </style:style>
    <style:style style:name="P113" style:family="paragraph" style:parent-style-name="Text_20_body">
      <style:paragraph-properties fo:text-align="center" style:justify-single-word="false"/>
      <style:text-properties style:use-window-font-color="true" officeooo:paragraph-rsid="0043665d"/>
    </style:style>
    <style:style style:name="P114" style:family="paragraph" style:parent-style-name="Text_20_body" style:list-style-name="L7">
      <style:paragraph-properties fo:text-align="center" style:justify-single-word="false"/>
      <style:text-properties style:use-window-font-color="true" officeooo:paragraph-rsid="00454beb"/>
    </style:style>
    <style:style style:name="P115" style:family="paragraph" style:parent-style-name="Text_20_body">
      <style:paragraph-properties fo:text-align="justify" style:justify-single-word="false"/>
      <style:text-properties style:use-window-font-color="true" style:font-name="Times New Roman1" fo:font-style="normal" style:text-underline-style="none" officeooo:rsid="0046feb6" officeooo:paragraph-rsid="0046feb6" style:font-style-asian="normal" style:font-style-complex="normal"/>
    </style:style>
    <style:style style:name="P116" style:family="paragraph" style:parent-style-name="Text_20_body" style:list-style-name="L9">
      <style:paragraph-properties fo:text-align="justify" style:justify-single-word="false"/>
      <style:text-properties style:use-window-font-color="true" style:font-name="Times New Roman1" fo:font-style="normal" style:text-underline-style="none" officeooo:rsid="0046feb6" officeooo:paragraph-rsid="0046feb6" style:font-style-asian="normal" style:font-style-complex="normal"/>
    </style:style>
    <style:style style:name="P117" style:family="paragraph" style:parent-style-name="Text_20_body" style:list-style-name="L8">
      <style:text-properties style:use-window-font-color="true" officeooo:paragraph-rsid="0046feb6"/>
    </style:style>
    <style:style style:name="P118" style:family="paragraph" style:parent-style-name="Text_20_body" style:list-style-name="L8">
      <style:text-properties style:use-window-font-color="true" officeooo:rsid="0046feb6" officeooo:paragraph-rsid="0046feb6"/>
    </style:style>
    <style:style style:name="P119" style:family="paragraph" style:parent-style-name="Text_20_body" style:list-style-name="L8">
      <style:text-properties style:use-window-font-color="true" officeooo:rsid="0046feb6" officeooo:paragraph-rsid="0048e5b5"/>
    </style:style>
    <style:style style:name="P120" style:family="paragraph" style:parent-style-name="Text_20_body">
      <style:paragraph-properties fo:text-align="justify" style:justify-single-word="false"/>
      <style:text-properties style:use-window-font-color="true" officeooo:rsid="0046feb6" officeooo:paragraph-rsid="004b62e0"/>
    </style:style>
    <style:style style:name="P121" style:family="paragraph" style:parent-style-name="Text_20_body">
      <style:paragraph-properties fo:text-align="justify" style:justify-single-word="false"/>
      <style:text-properties style:use-window-font-color="true" officeooo:rsid="0046feb6" officeooo:paragraph-rsid="004cc153"/>
    </style:style>
    <style:style style:name="P122" style:family="paragraph" style:parent-style-name="Text_20_body" style:list-style-name="L8">
      <style:text-properties style:use-window-font-color="true" officeooo:rsid="0048e5b5" officeooo:paragraph-rsid="0048e5b5"/>
    </style:style>
    <style:style style:name="P123" style:family="paragraph" style:parent-style-name="Text_20_body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bold" officeooo:rsid="004cc153" officeooo:paragraph-rsid="004cc153" style:font-weight-asian="bold" style:font-weight-complex="bold"/>
    </style:style>
    <style:style style:name="P124" style:family="paragraph" style:parent-style-name="Text_20_body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bold" officeooo:rsid="004fbc25" officeooo:paragraph-rsid="004fbc25" style:font-weight-asian="bold" style:font-weight-complex="bold"/>
    </style:style>
    <style:style style:name="P125" style:family="paragraph" style:parent-style-name="Text_20_body">
      <style:paragraph-properties fo:text-align="justify" style:justify-single-word="false"/>
      <style:text-properties style:use-window-font-color="true" officeooo:rsid="004cc153" officeooo:paragraph-rsid="004ed77a"/>
    </style:style>
    <style:style style:name="P126" style:family="paragraph" style:parent-style-name="Text_20_body">
      <style:paragraph-properties fo:text-align="center" style:justify-single-word="false"/>
      <style:text-properties style:font-name="Times New Roman" fo:font-style="normal" style:text-underline-style="none" officeooo:rsid="00372305" officeooo:paragraph-rsid="00444260"/>
    </style:style>
    <style:style style:name="P127" style:family="paragraph" style:parent-style-name="Text_20_body" style:list-style-name="L7">
      <style:text-properties officeooo:paragraph-rsid="00444260"/>
    </style:style>
    <style:style style:name="P128" style:family="paragraph" style:parent-style-name="Text_20_body">
      <style:text-properties officeooo:rsid="0046feb6" officeooo:paragraph-rsid="0046feb6"/>
    </style:style>
    <style:style style:name="P129" style:family="paragraph" style:parent-style-name="Text_20_body">
      <style:text-properties style:text-underline-style="none" officeooo:rsid="0046feb6" officeooo:paragraph-rsid="0046feb6"/>
    </style:style>
    <style:style style:name="P130" style:family="paragraph" style:parent-style-name="Text_20_body">
      <style:text-properties style:text-underline-style="none" fo:font-weight="normal" officeooo:rsid="004b62e0" officeooo:paragraph-rsid="004b62e0" style:font-weight-asian="normal" style:font-weight-complex="normal"/>
    </style:style>
    <style:style style:name="P131" style:family="paragraph" style:parent-style-name="Text_20_body">
      <style:text-properties officeooo:paragraph-rsid="0046feb6"/>
    </style:style>
    <style:style style:name="P132" style:family="paragraph" style:parent-style-name="Text_20_body">
      <style:text-properties fo:font-style="italic" style:text-underline-style="solid" style:text-underline-width="auto" style:text-underline-color="font-color" officeooo:rsid="0046feb6" officeooo:paragraph-rsid="0046feb6" style:font-style-asian="italic" style:font-style-complex="italic"/>
    </style:style>
    <style:style style:name="P133" style:family="paragraph" style:parent-style-name="Text_20_body">
      <style:text-properties fo:font-style="italic" style:text-underline-style="solid" style:text-underline-width="auto" style:text-underline-color="font-color" officeooo:rsid="004b62e0" officeooo:paragraph-rsid="004b62e0" style:font-style-asian="italic" style:font-style-complex="italic"/>
    </style:style>
    <style:style style:name="P134" style:family="paragraph" style:parent-style-name="Text_20_body">
      <style:text-properties fo:font-style="italic" style:text-underline-style="solid" style:text-underline-width="auto" style:text-underline-color="font-color" officeooo:rsid="004b62e0" officeooo:paragraph-rsid="004cc153" style:font-style-asian="italic" style:font-style-complex="italic"/>
    </style:style>
    <style:style style:name="P135" style:family="paragraph" style:parent-style-name="Text_20_body" style:list-style-name="L8">
      <style:paragraph-properties fo:text-align="justify" style:justify-single-word="false"/>
      <style:text-properties officeooo:rsid="0048e5b5" officeooo:paragraph-rsid="0048e5b5"/>
    </style:style>
    <style:style style:name="P136" style:family="paragraph" style:parent-style-name="Text_20_body">
      <style:text-properties officeooo:rsid="004a5f3b" officeooo:paragraph-rsid="004a5f3b"/>
    </style:style>
    <style:style style:name="P137" style:family="paragraph" style:parent-style-name="Text_20_body">
      <style:text-properties officeooo:paragraph-rsid="004a5f3b"/>
    </style:style>
    <style:style style:name="P138" style:family="paragraph" style:parent-style-name="Text_20_body" style:list-style-name="L11">
      <style:text-properties officeooo:rsid="004cc153" officeooo:paragraph-rsid="004cc153"/>
    </style:style>
    <style:style style:name="P139" style:family="paragraph" style:parent-style-name="Text_20_body">
      <style:text-properties officeooo:rsid="004cc153" officeooo:paragraph-rsid="004cc153"/>
    </style:style>
    <style:style style:name="P140" style:family="paragraph" style:parent-style-name="Text_20_body" style:list-style-name="L11">
      <style:paragraph-properties fo:text-align="justify" style:justify-single-word="false"/>
      <style:text-properties officeooo:rsid="004cc153" officeooo:paragraph-rsid="004cc153"/>
    </style:style>
    <style:style style:name="P141" style:family="paragraph" style:parent-style-name="Text_20_body" style:list-style-name="L11">
      <style:paragraph-properties fo:text-align="justify" style:justify-single-word="false"/>
      <style:text-properties officeooo:rsid="004cc153" officeooo:paragraph-rsid="004ed77a"/>
    </style:style>
    <style:style style:name="P142" style:family="paragraph" style:parent-style-name="Text_20_body">
      <style:paragraph-properties fo:text-align="justify" style:justify-single-word="false"/>
      <style:text-properties officeooo:rsid="004cc153" officeooo:paragraph-rsid="004cc153"/>
    </style:style>
    <style:style style:name="P143" style:family="paragraph" style:parent-style-name="Text_20_body" style:list-style-name="L11">
      <style:paragraph-properties fo:text-align="justify" style:justify-single-word="false"/>
      <style:text-properties officeooo:rsid="004ed77a" officeooo:paragraph-rsid="004ed77a"/>
    </style:style>
    <style:style style:name="P144" style:family="paragraph" style:parent-style-name="Text_20_body">
      <style:paragraph-properties fo:text-align="justify" style:justify-single-word="false"/>
      <style:text-properties officeooo:rsid="004fbc25" officeooo:paragraph-rsid="004fe492"/>
    </style:style>
    <style:style style:name="P145" style:family="paragraph" style:parent-style-name="Text_20_body">
      <style:paragraph-properties fo:text-align="justify" style:justify-single-word="false"/>
      <style:text-properties officeooo:rsid="004fe492" officeooo:paragraph-rsid="004fe492"/>
    </style:style>
    <style:style style:name="P146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font-variant="normal" fo:text-transform="none" style:use-window-font-color="true" style:text-position="0% 100%" style:font-name="Times New Roman1" fo:letter-spacing="normal" fo:font-style="normal" officeooo:rsid="0032c256" officeooo:paragraph-rsid="0032c256" style:font-name-asian="Times New Roman1" style:font-style-asian="normal" style:font-name-complex="Times New Roman1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f9f7f" style:font-style-asian="italic" style:font-style-complex="italic"/>
    </style:style>
    <style:style style:name="T3" style:family="text">
      <style:text-properties fo:font-style="italic" officeooo:rsid="002fdd42" style:font-style-asian="italic" style:font-style-complex="italic"/>
    </style:style>
    <style:style style:name="T4" style:family="text">
      <style:text-properties fo:font-style="italic" officeooo:rsid="0039a029" style:font-style-asian="italic" style:font-style-complex="italic"/>
    </style:style>
    <style:style style:name="T5" style:family="text">
      <style:text-properties fo:font-style="italic" officeooo:rsid="003dee27" style:font-style-asian="italic" style:font-style-complex="italic"/>
    </style:style>
    <style:style style:name="T6" style:family="text">
      <style:text-properties fo:font-style="italic" officeooo:rsid="0046feb6" style:font-style-asian="italic" style:font-style-complex="italic"/>
    </style:style>
    <style:style style:name="T7" style:family="text">
      <style:text-properties fo:font-style="italic" officeooo:rsid="004a5f3b" style:font-style-asian="italic" style:font-style-complex="italic"/>
    </style:style>
    <style:style style:name="T8" style:family="text">
      <style:text-properties fo:font-style="italic" style:text-underline-style="none" fo:font-weight="normal" officeooo:rsid="003bc2f4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3c9ca9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3dee27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3f05c0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40d5a4" style:font-style-asian="italic" style:font-weight-asian="normal" style:font-style-complex="italic" style:font-weight-complex="normal"/>
    </style:style>
    <style:style style:name="T13" style:family="text">
      <style:text-properties fo:font-style="normal"/>
    </style:style>
    <style:style style:name="T14" style:family="text">
      <style:text-properties fo:font-style="normal" officeooo:rsid="000b4ae1"/>
    </style:style>
    <style:style style:name="T15" style:family="text">
      <style:text-properties fo:font-style="normal" style:text-underline-style="none" fo:font-weight="normal" officeooo:rsid="003a1bf8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3bc2f4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3c9ca9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3dee27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3f05c0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40d5a4" style:font-style-asian="normal" style:font-weight-asian="normal" style:font-style-complex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style="normal"/>
    </style:style>
    <style:style style:name="T24" style:family="text">
      <style:text-properties style:font-name="Times New Roman" fo:font-style="normal" officeooo:rsid="0002cad0"/>
    </style:style>
    <style:style style:name="T25" style:family="text">
      <style:text-properties style:font-name="Times New Roman" fo:font-style="normal" style:font-style-asian="normal" style:font-style-complex="normal"/>
    </style:style>
    <style:style style:name="T26" style:family="text">
      <style:text-properties style:font-name="Times New Roman" fo:font-style="normal" officeooo:rsid="0002cad0" style:font-style-asian="normal" style:font-style-complex="normal"/>
    </style:style>
    <style:style style:name="T27" style:family="text">
      <style:text-properties style:font-name="Times New Roman" fo:font-style="normal" officeooo:rsid="002fdd42" style:font-style-asian="normal" style:font-style-complex="normal"/>
    </style:style>
    <style:style style:name="T28" style:family="text">
      <style:text-properties style:font-name="Times New Roman" fo:font-style="normal" style:text-underline-style="none"/>
    </style:style>
    <style:style style:name="T29" style:family="text">
      <style:text-properties style:font-name="Times New Roman" fo:font-style="normal" style:text-underline-style="none" officeooo:rsid="0002cad0"/>
    </style:style>
    <style:style style:name="T30" style:family="text">
      <style:text-properties style:font-name="Times New Roman" fo:font-style="normal" style:text-underline-style="none" officeooo:rsid="0037d4b7"/>
    </style:style>
    <style:style style:name="T31" style:family="text">
      <style:text-properties style:font-name="Times New Roman" fo:font-style="normal" style:text-underline-style="none" officeooo:rsid="002f9f7f" style:font-style-asian="normal" style:font-style-complex="normal"/>
    </style:style>
    <style:style style:name="T32" style:family="text">
      <style:text-properties style:font-name="Times New Roman" fo:font-style="normal" style:text-underline-style="none" officeooo:rsid="0039a029" style:font-style-asian="normal" style:font-style-complex="normal"/>
    </style:style>
    <style:style style:name="T33" style:family="text">
      <style:text-properties style:font-name="Times New Roman" fo:font-style="normal" style:text-underline-style="none" officeooo:rsid="003a1bf8" style:font-style-asian="normal" style:font-style-complex="normal"/>
    </style:style>
    <style:style style:name="T34" style:family="text">
      <style:text-properties style:font-name="Times New Roman" officeooo:rsid="0002cad0"/>
    </style:style>
    <style:style style:name="T35" style:family="text">
      <style:text-properties style:font-name="Times New Roman" fo:font-style="italic" style:font-style-asian="italic" style:font-style-complex="italic"/>
    </style:style>
    <style:style style:name="T36" style:family="text">
      <style:text-properties style:font-name="Times New Roman" fo:font-style="italic" officeooo:rsid="002fdd42" style:font-style-asian="italic" style:font-style-complex="italic"/>
    </style:style>
    <style:style style:name="T37" style:family="text">
      <style:text-properties style:font-name="Times New Roman" style:text-underline-style="none"/>
    </style:style>
    <style:style style:name="T38" style:family="text">
      <style:text-properties style:font-name="Times New Roman" style:text-underline-style="none" officeooo:rsid="0002cad0"/>
    </style:style>
    <style:style style:name="T39" style:family="text">
      <style:text-properties style:text-position="super 58%" style:font-name="Times New Roman1" fo:font-style="normal" style:text-underline-style="none" officeooo:rsid="003a1bf8" style:font-style-asian="normal" style:font-style-complex="normal"/>
    </style:style>
    <style:style style:name="T40" style:family="text">
      <style:text-properties style:text-position="super 58%" officeooo:rsid="003a1bf8"/>
    </style:style>
    <style:style style:name="T41" style:family="text">
      <style:text-properties style:text-position="super 58%" fo:font-style="normal" style:text-underline-style="none" fo:font-weight="normal" officeooo:rsid="0040d5a4" style:font-style-asian="normal" style:font-weight-asian="normal" style:font-style-complex="normal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02cad0" style:font-weight-asian="bold" style:font-weight-complex="bold"/>
    </style:style>
    <style:style style:name="T44" style:family="text">
      <style:text-properties fo:font-weight="bold" officeooo:rsid="002f9f7f" style:font-weight-asian="bold" style:font-weight-complex="bold"/>
    </style:style>
    <style:style style:name="T45" style:family="text">
      <style:text-properties style:font-name="OpenSymbol1" officeooo:rsid="0002cad0"/>
    </style:style>
    <style:style style:name="T4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fo:font-weight="bold" officeooo:rsid="0035ac32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043665d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fo:font-weight="bold" officeooo:rsid="0046feb6" style:font-weight-asian="bold" style:font-weight-complex="bold"/>
    </style:style>
    <style:style style:name="T50" style:family="text">
      <style:text-properties style:text-underline-style="solid" style:text-underline-width="auto" style:text-underline-color="font-color" fo:font-weight="bold" officeooo:rsid="00444260" style:font-weight-asian="bold" style:font-weight-complex="bold"/>
    </style:style>
    <style:style style:name="T51" style:family="text">
      <style:text-properties fo:font-variant="normal" fo:text-transform="none" style:use-window-font-color="true" style:text-position="0% 100%" style:font-name="Times New Roman1" fo:letter-spacing="normal" fo:font-style="normal" officeooo:rsid="0032c256" style:font-name-asian="Times New Roman1" style:font-style-asian="normal" style:font-name-complex="Times New Roman1" style:font-style-complex="normal"/>
    </style:style>
    <style:style style:name="T52" style:family="text">
      <style:text-properties fo:font-variant="normal" fo:text-transform="none" style:use-window-font-color="true" style:text-position="0% 100%" style:font-name="Times New Roman1" fo:letter-spacing="normal" fo:font-style="normal" officeooo:rsid="007dfae8" style:font-name-asian="Times New Roman1" style:font-style-asian="normal" style:font-name-complex="Times New Roman1" style:font-style-complex="normal"/>
    </style:style>
    <style:style style:name="T53" style:family="text">
      <style:text-properties fo:font-variant="normal" fo:text-transform="none" style:use-window-font-color="true" style:text-position="0% 100%" style:font-name="Times New Roman1" fo:letter-spacing="normal" fo:font-style="normal" officeooo:rsid="00318560" style:font-name-asian="Times New Roman1" style:font-style-asian="normal" style:font-name-complex="Times New Roman1" style:font-style-complex="normal"/>
    </style:style>
    <style:style style:name="T54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officeooo:rsid="0039a029" style:font-name-asian="Times New Roman1" style:font-style-asian="normal" style:font-name-complex="Times New Roman1" style:font-style-complex="normal"/>
    </style:style>
    <style:style style:name="T55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officeooo:rsid="00318560" style:font-name-asian="Times New Roman1" style:font-style-asian="normal" style:font-name-complex="Times New Roman1" style:font-style-complex="normal"/>
    </style:style>
    <style:style style:name="T56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style:font-style-asian="normal" style:font-style-complex="normal"/>
    </style:style>
    <style:style style:name="T57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officeooo:rsid="0043665d" style:font-style-asian="normal" style:font-style-complex="normal"/>
    </style:style>
    <style:style style:name="T58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officeooo:rsid="00444260" style:font-style-asian="normal" style:font-style-complex="normal"/>
    </style:style>
    <style:style style:name="T59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officeooo:rsid="00454beb" style:font-style-asian="normal" style:font-style-complex="normal"/>
    </style:style>
    <style:style style:name="T60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officeooo:rsid="0048e5b5" style:font-style-asian="normal" style:font-style-complex="normal"/>
    </style:style>
    <style:style style:name="T61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officeooo:rsid="0046feb6" style:font-style-asian="normal" style:font-style-complex="normal"/>
    </style:style>
    <style:style style:name="T62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officeooo:rsid="004b62e0" style:font-style-asian="normal" style:font-style-complex="normal"/>
    </style:style>
    <style:style style:name="T63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officeooo:rsid="004c5852" style:font-style-asian="normal" style:font-style-complex="normal"/>
    </style:style>
    <style:style style:name="T64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officeooo:rsid="004cc153" style:font-style-asian="normal" style:font-style-complex="normal"/>
    </style:style>
    <style:style style:name="T65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officeooo:rsid="004cdbfa" style:font-style-asian="normal" style:font-style-complex="normal"/>
    </style:style>
    <style:style style:name="T66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bold" officeooo:rsid="00444260" style:font-style-asian="normal" style:font-weight-asian="bold" style:font-style-complex="normal" style:font-weight-complex="bold"/>
    </style:style>
    <style:style style:name="T67" style:family="text">
      <style:text-properties fo:font-variant="normal" fo:text-transform="none" style:use-window-font-color="true" style:text-position="0% 100%" style:font-name="Times New Roman1" fo:letter-spacing="normal" fo:font-style="italic" officeooo:rsid="0032c256" style:font-name-asian="Times New Roman1" style:font-style-asian="italic" style:font-name-complex="Times New Roman1" style:font-style-complex="italic"/>
    </style:style>
    <style:style style:name="T68" style:family="text">
      <style:text-properties fo:font-variant="normal" fo:text-transform="none" style:use-window-font-color="true" style:text-position="0% 100%" style:font-name="Times New Roman1" fo:letter-spacing="normal" fo:font-style="italic" officeooo:rsid="00318560" style:font-name-asian="Times New Roman1" style:font-style-asian="italic" style:font-name-complex="Times New Roman1" style:font-style-complex="italic"/>
    </style:style>
    <style:style style:name="T69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style:font-style-asian="italic" style:font-style-complex="italic"/>
    </style:style>
    <style:style style:name="T70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officeooo:rsid="0048e5b5" style:font-style-asian="italic" style:font-style-complex="italic"/>
    </style:style>
    <style:style style:name="T71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officeooo:rsid="0046feb6" style:font-style-asian="italic" style:font-style-complex="italic"/>
    </style:style>
    <style:style style:name="T72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34344a" style:font-name-asian="Times New Roman1" style:font-size-asian="12pt" style:font-style-asian="normal" style:font-name-complex="Times New Roman1" style:font-size-complex="12pt" style:font-style-complex="normal"/>
    </style:style>
    <style:style style:name="T73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3dee27" style:font-name-asian="Times New Roman1" style:font-size-asian="12pt" style:font-style-asian="normal" style:font-name-complex="Times New Roman1" style:font-size-complex="12pt" style:font-style-complex="normal"/>
    </style:style>
    <style:style style:name="T74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0d5a4" style:font-name-asian="Times New Roman1" style:font-size-asian="12pt" style:font-style-asian="normal" style:font-name-complex="Times New Roman1" style:font-size-complex="12pt" style:font-style-complex="normal"/>
    </style:style>
    <style:style style:name="T75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76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8e5b5" style:font-size-asian="12pt" style:font-style-asian="normal" style:font-size-complex="12pt" style:font-style-complex="normal"/>
    </style:style>
    <style:style style:name="T77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6feb6" style:font-size-asian="12pt" style:font-style-asian="normal" style:font-size-complex="12pt" style:font-style-complex="normal"/>
    </style:style>
    <style:style style:name="T78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b62e0" style:font-size-asian="12pt" style:font-style-asian="normal" style:font-size-complex="12pt" style:font-style-complex="normal"/>
    </style:style>
    <style:style style:name="T79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3665d" style:font-size-asian="12pt" style:font-style-asian="normal" style:font-size-complex="12pt" style:font-style-complex="normal"/>
    </style:style>
    <style:style style:name="T80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54beb" style:font-size-asian="12pt" style:font-style-asian="normal" style:font-size-complex="12pt" style:font-style-complex="normal"/>
    </style:style>
    <style:style style:name="T81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c5852" style:font-size-asian="12pt" style:font-style-asian="normal" style:font-size-complex="12pt" style:font-style-complex="normal"/>
    </style:style>
    <style:style style:name="T82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cc153" style:font-size-asian="12pt" style:font-style-asian="normal" style:font-size-complex="12pt" style:font-style-complex="normal"/>
    </style:style>
    <style:style style:name="T83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cdbfa" style:font-size-asian="12pt" style:font-style-asian="normal" style:font-size-complex="12pt" style:font-style-complex="normal"/>
    </style:style>
    <style:style style:name="T84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ed77a" style:font-size-asian="12pt" style:font-style-asian="normal" style:font-size-complex="12pt" style:font-style-complex="normal"/>
    </style:style>
    <style:style style:name="T85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fbc25" style:font-size-asian="12pt" style:font-style-asian="normal" style:font-size-complex="12pt" style:font-style-complex="normal"/>
    </style:style>
    <style:style style:name="T86" style:family="text">
      <style:text-properties fo:font-variant="normal" fo:text-transform="none" style:use-window-font-color="true" style:text-position="0% 100%" style:font-name="Times New Roman1" fo:font-size="12pt" fo:letter-spacing="normal" fo:font-style="normal" style:text-underline-style="none" fo:font-weight="normal" officeooo:rsid="004fe492" style:font-size-asian="12pt" style:font-style-asian="normal" style:font-size-complex="12pt" style:font-style-complex="normal"/>
    </style:style>
    <style:style style:name="T87" style:family="text">
      <style:text-properties fo:font-variant="normal" fo:text-transform="none" style:use-window-font-color="true" style:text-position="0% 100%" style:font-name="Times New Roman1" fo:font-size="12pt" fo:letter-spacing="normal" fo:font-style="normal" style:font-size-asian="12pt" style:font-style-asian="normal" style:font-size-complex="12pt" style:font-style-complex="normal"/>
    </style:style>
    <style:style style:name="T88" style:family="text">
      <style:text-properties fo:font-variant="normal" fo:text-transform="none" style:use-window-font-color="true" style:text-position="0% 100%" style:font-name="Times New Roman1" fo:font-size="12pt" fo:letter-spacing="normal" fo:font-style="normal" officeooo:rsid="0046feb6" style:font-size-asian="12pt" style:font-style-asian="normal" style:font-size-complex="12pt" style:font-style-complex="normal"/>
    </style:style>
    <style:style style:name="T89" style:family="text">
      <style:text-properties fo:font-variant="normal" fo:text-transform="none" style:use-window-font-color="true" style:text-position="0% 100%" style:font-name="Times New Roman1" fo:font-size="12pt" fo:letter-spacing="normal" fo:font-style="italic" style:text-underline-style="none" fo:font-weight="normal" officeooo:rsid="0034344a" style:font-name-asian="Times New Roman1" style:font-size-asian="12pt" style:font-style-asian="italic" style:font-name-complex="Times New Roman1" style:font-size-complex="12pt" style:font-style-complex="italic"/>
    </style:style>
    <style:style style:name="T90" style:family="text">
      <style:text-properties fo:font-variant="normal" fo:text-transform="none" style:use-window-font-color="true" style:text-position="0% 100%" style:font-name="Times New Roman1" fo:font-size="12pt" fo:letter-spacing="normal" fo:font-style="italic" style:text-underline-style="none" fo:font-weight="normal" officeooo:rsid="003dee27" style:font-name-asian="Times New Roman1" style:font-size-asian="12pt" style:font-style-asian="italic" style:font-name-complex="Times New Roman1" style:font-size-complex="12pt" style:font-style-complex="italic"/>
    </style:style>
    <style:style style:name="T91" style:family="text">
      <style:text-properties fo:font-variant="normal" fo:text-transform="none" style:use-window-font-color="true" style:text-position="0% 100%" style:font-name="Times New Roman1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T92" style:family="text">
      <style:text-properties fo:font-variant="normal" fo:text-transform="none" style:use-window-font-color="true" style:text-position="0% 100%" style:font-name="Times New Roman1" fo:font-size="12pt" fo:letter-spacing="normal" fo:font-style="italic" style:text-underline-style="none" fo:font-weight="normal" officeooo:rsid="0046feb6" style:font-size-asian="12pt" style:font-style-asian="italic" style:font-size-complex="12pt" style:font-style-complex="italic"/>
    </style:style>
    <style:style style:name="T93" style:family="text">
      <style:text-properties fo:font-variant="normal" fo:text-transform="none" style:use-window-font-color="true" style:text-position="0% 100%" style:font-name="Times New Roman1" fo:font-size="12pt" fo:letter-spacing="normal" fo:font-style="italic" style:text-underline-style="none" fo:font-weight="normal" officeooo:rsid="0048e5b5" style:font-size-asian="12pt" style:font-style-asian="italic" style:font-size-complex="12pt" style:font-style-complex="italic"/>
    </style:style>
    <style:style style:name="T94" style:family="text">
      <style:text-properties fo:font-variant="normal" fo:text-transform="none" style:use-window-font-color="true" style:text-position="0% 100%" style:font-name="Times New Roman1" fo:font-size="12pt" fo:letter-spacing="normal" fo:font-style="italic" style:text-underline-style="none" fo:font-weight="normal" officeooo:rsid="004cdbfa" style:font-size-asian="12pt" style:font-style-asian="italic" style:font-size-complex="12pt" style:font-style-complex="italic"/>
    </style:style>
    <style:style style:name="T95" style:family="text">
      <style:text-properties fo:font-variant="normal" fo:text-transform="none" style:use-window-font-color="true" style:text-position="0% 100%" style:font-name="Times New Roman1" fo:font-size="12pt" fo:letter-spacing="normal" fo:font-style="italic" style:text-underline-style="none" fo:font-weight="normal" officeooo:rsid="004ed77a" style:font-size-asian="12pt" style:font-style-asian="italic" style:font-size-complex="12pt" style:font-style-complex="italic"/>
    </style:style>
    <style:style style:name="T96" style:family="text">
      <style:text-properties fo:font-variant="normal" fo:text-transform="none" style:use-window-font-color="true" style:text-position="0% 100%" style:font-name="Times New Roman1" fo:font-size="12pt" fo:letter-spacing="normal" fo:font-style="italic" style:text-underline-style="none" fo:font-weight="normal" officeooo:rsid="004fbc25" style:font-size-asian="12pt" style:font-style-asian="italic" style:font-size-complex="12pt" style:font-style-complex="italic"/>
    </style:style>
    <style:style style:name="T97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officeooo:rsid="00372305" style:font-name-asian="Times New Roman1" style:font-style-asian="normal" style:font-name-complex="Times New Roman1" style:font-style-complex="normal"/>
    </style:style>
    <style:style style:name="T98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officeooo:rsid="0039a029" style:font-name-asian="Times New Roman1" style:font-style-asian="normal" style:font-name-complex="Times New Roman1" style:font-style-complex="normal"/>
    </style:style>
    <style:style style:name="T99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style:font-style-asian="normal" style:font-style-complex="normal"/>
    </style:style>
    <style:style style:name="T100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officeooo:rsid="0002cad0" style:font-style-asian="normal" style:font-style-complex="normal"/>
    </style:style>
    <style:style style:name="T101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officeooo:rsid="00444260" style:font-style-asian="normal" style:font-style-complex="normal"/>
    </style:style>
    <style:style style:name="T102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style:font-name-asian="Times New Roman1" style:font-size-asian="12pt" style:font-style-asian="normal" style:font-name-complex="Times New Roman1" style:font-size-complex="12pt" style:font-style-complex="normal"/>
    </style:style>
    <style:style style:name="T103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39a029" style:font-name-asian="Times New Roman1" style:font-size-asian="12pt" style:font-style-asian="normal" style:font-name-complex="Times New Roman1" style:font-size-complex="12pt" style:font-style-complex="normal"/>
    </style:style>
    <style:style style:name="T104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3dee27" style:font-name-asian="Times New Roman1" style:font-size-asian="12pt" style:font-style-asian="normal" style:font-name-complex="Times New Roman1" style:font-size-complex="12pt" style:font-style-complex="normal"/>
    </style:style>
    <style:style style:name="T105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34344a" style:font-name-asian="Times New Roman1" style:font-size-asian="12pt" style:font-style-asian="normal" style:font-name-complex="Times New Roman1" style:font-size-complex="12pt" style:font-style-complex="normal"/>
    </style:style>
    <style:style style:name="T106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3e8839" style:font-name-asian="Times New Roman1" style:font-size-asian="12pt" style:font-style-asian="normal" style:font-name-complex="Times New Roman1" style:font-size-complex="12pt" style:font-style-complex="normal"/>
    </style:style>
    <style:style style:name="T107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3f05c0" style:font-name-asian="Times New Roman1" style:font-size-asian="12pt" style:font-style-asian="normal" style:font-name-complex="Times New Roman1" style:font-size-complex="12pt" style:font-style-complex="normal"/>
    </style:style>
    <style:style style:name="T108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40d5a4" style:font-name-asian="Times New Roman1" style:font-size-asian="12pt" style:font-style-asian="normal" style:font-name-complex="Times New Roman1" style:font-size-complex="12pt" style:font-style-complex="normal"/>
    </style:style>
    <style:style style:name="T109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39a029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10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3dee2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11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40d5a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12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13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4a5f3b" style:font-size-asian="12pt" style:font-style-asian="normal" style:font-size-complex="12pt" style:font-style-complex="normal"/>
    </style:style>
    <style:style style:name="T114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4b62e0" style:font-size-asian="12pt" style:font-style-asian="normal" style:font-size-complex="12pt" style:font-style-complex="normal"/>
    </style:style>
    <style:style style:name="T115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46feb6" style:font-size-asian="12pt" style:font-style-asian="normal" style:font-size-complex="12pt" style:font-style-complex="normal"/>
    </style:style>
    <style:style style:name="T116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4cdbfa" style:font-size-asian="12pt" style:font-style-asian="normal" style:font-size-complex="12pt" style:font-style-complex="normal"/>
    </style:style>
    <style:style style:name="T117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02cad0" style:font-size-asian="12pt" style:font-style-asian="normal" style:font-size-complex="12pt" style:font-style-complex="normal"/>
    </style:style>
    <style:style style:name="T118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4fbc25" style:font-size-asian="12pt" style:font-style-asian="normal" style:font-size-complex="12pt" style:font-style-complex="normal"/>
    </style:style>
    <style:style style:name="T119" style:family="text">
      <style:text-properties fo:font-variant="normal" fo:text-transform="none" style:use-window-font-color="true" style:text-position="0% 100%" style:font-name="Times New Roman" fo:font-size="12pt" fo:letter-spacing="normal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120" style:family="text">
      <style:text-properties fo:font-variant="normal" fo:text-transform="none" style:use-window-font-color="true" style:text-position="0% 100%" style:font-name="Times New Roman" fo:font-size="12pt" fo:letter-spacing="normal" fo:font-style="normal" officeooo:rsid="0040d5a4" style:font-name-asian="Times New Roman1" style:font-size-asian="12pt" style:font-style-asian="normal" style:font-name-complex="Times New Roman1" style:font-size-complex="12pt" style:font-style-complex="normal"/>
    </style:style>
    <style:style style:name="T121" style:family="text">
      <style:text-properties fo:font-variant="normal" fo:text-transform="none" style:use-window-font-color="true" style:text-position="0% 100%" style:font-name="Times New Roman" fo:font-size="12pt" fo:letter-spacing="normal" fo:font-style="normal" officeooo:rsid="003dee27" style:font-name-asian="Times New Roman1" style:font-size-asian="12pt" style:font-style-asian="normal" style:font-name-complex="Times New Roman1" style:font-size-complex="12pt" style:font-style-complex="normal"/>
    </style:style>
    <style:style style:name="T122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3dee27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23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style:font-name-asian="Times New Roman1" style:font-size-asian="12pt" style:font-style-asian="italic" style:font-name-complex="Times New Roman1" style:font-size-complex="12pt" style:font-style-complex="italic"/>
    </style:style>
    <style:style style:name="T124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3dee27" style:font-name-asian="Times New Roman1" style:font-size-asian="12pt" style:font-style-asian="italic" style:font-name-complex="Times New Roman1" style:font-size-complex="12pt" style:font-style-complex="italic"/>
    </style:style>
    <style:style style:name="T125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34344a" style:font-name-asian="Times New Roman1" style:font-size-asian="12pt" style:font-style-asian="italic" style:font-name-complex="Times New Roman1" style:font-size-complex="12pt" style:font-style-complex="italic"/>
    </style:style>
    <style:style style:name="T126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3f05c0" style:font-name-asian="Times New Roman1" style:font-size-asian="12pt" style:font-style-asian="italic" style:font-name-complex="Times New Roman1" style:font-size-complex="12pt" style:font-style-complex="italic"/>
    </style:style>
    <style:style style:name="T127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4b62e0" style:font-size-asian="12pt" style:font-style-asian="italic" style:font-size-complex="12pt" style:font-style-complex="italic"/>
    </style:style>
    <style:style style:name="T128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4cdbfa" style:font-size-asian="12pt" style:font-style-asian="italic" style:font-size-complex="12pt" style:font-style-complex="italic"/>
    </style:style>
    <style:style style:name="T129" style:family="text">
      <style:text-properties fo:font-variant="normal" fo:text-transform="none" style:use-window-font-color="true" style:text-position="0% 100%" style:font-name="Times New Roman" fo:font-size="12pt" fo:letter-spacing="normal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30" style:family="text">
      <style:text-properties fo:font-variant="normal" fo:text-transform="none" style:use-window-font-color="true" style:text-position="0% 100%" style:font-name="Times New Roman" fo:font-size="12pt" fo:letter-spacing="normal" fo:font-style="italic" officeooo:rsid="003f05c0" style:font-name-asian="Times New Roman1" style:font-size-asian="12pt" style:font-style-asian="italic" style:font-name-complex="Times New Roman1" style:font-size-complex="12pt" style:font-style-complex="italic"/>
    </style:style>
    <style:style style:name="T131" style:family="text">
      <style:text-properties fo:font-variant="normal" fo:text-transform="none" style:use-window-font-color="true" style:text-position="0% 100%" style:font-name="Times New Roman" fo:font-size="12pt" fo:letter-spacing="normal" fo:font-style="italic" officeooo:rsid="003dee27" style:font-name-asian="Times New Roman1" style:font-size-asian="12pt" style:font-style-asian="italic" style:font-name-complex="Times New Roman1" style:font-size-complex="12pt" style:font-style-complex="italic"/>
    </style:style>
    <style:style style:name="T132" style:family="text">
      <style:text-properties fo:font-variant="normal" fo:text-transform="none" style:use-window-font-color="true" style:text-position="0% 100%" style:font-name="Times New Roman" fo:font-size="12pt" fo:letter-spacing="normal" style:font-name-asian="Times New Roman1" style:font-size-asian="12pt" style:font-name-complex="Times New Roman1" style:font-size-complex="12pt"/>
    </style:style>
    <style:style style:name="T133" style:family="text">
      <style:text-properties fo:font-variant="normal" fo:text-transform="none" style:use-window-font-color="true" style:text-position="0% 100%" style:font-name="Times New Roman" fo:font-size="12pt" fo:letter-spacing="normal" officeooo:rsid="003f05c0" style:font-name-asian="Times New Roman1" style:font-size-asian="12pt" style:font-name-complex="Times New Roman1" style:font-size-complex="12pt"/>
    </style:style>
    <style:style style:name="T134" style:family="text">
      <style:text-properties fo:font-variant="normal" fo:text-transform="none" style:use-window-font-color="true" style:text-position="0% 100%" style:font-name="Times New Roman" fo:font-size="12pt" fo:letter-spacing="normal" officeooo:rsid="0040d5a4" style:font-name-asian="Times New Roman1" style:font-size-asian="12pt" style:font-name-complex="Times New Roman1" style:font-size-complex="12pt"/>
    </style:style>
    <style:style style:name="T135" style:family="text">
      <style:text-properties fo:font-variant="normal" fo:text-transform="none" style:use-window-font-color="true" style:text-position="0% 100%" fo:letter-spacing="normal" officeooo:rsid="00444260" style:font-style-asian="normal" style:font-style-complex="normal"/>
    </style:style>
    <style:style style:name="T136" style:family="text">
      <style:text-properties fo:font-variant="normal" fo:text-transform="none" style:use-window-font-color="true" style:text-position="0% 100%" fo:letter-spacing="normal" fo:font-style="normal" style:font-style-asian="normal" style:font-style-complex="normal"/>
    </style:style>
    <style:style style:name="T137" style:family="text">
      <style:text-properties fo:font-variant="normal" fo:text-transform="none" style:use-window-font-color="true" style:text-position="0% 100%" fo:letter-spacing="normal" fo:font-style="normal" officeooo:rsid="00444260" style:font-style-asian="normal" style:font-style-complex="normal"/>
    </style:style>
    <style:style style:name="T138" style:family="text">
      <style:text-properties fo:font-variant="normal" fo:text-transform="none" style:use-window-font-color="true" style:text-position="sub 58%" style:font-name="Times New Roman1" fo:letter-spacing="normal" fo:font-style="italic" style:font-style-asian="italic" style:font-style-complex="italic"/>
    </style:style>
    <style:style style:name="T139" style:family="text">
      <style:text-properties fo:font-variant="normal" fo:text-transform="none" style:use-window-font-color="true" style:text-position="sub 58%" style:font-name="Times New Roman1" fo:letter-spacing="normal" fo:font-style="italic" officeooo:rsid="00318560" style:font-name-asian="Times New Roman1" style:font-style-asian="italic" style:font-name-complex="Times New Roman1" style:font-style-complex="italic"/>
    </style:style>
    <style:style style:name="T140" style:family="text">
      <style:text-properties fo:font-variant="normal" fo:text-transform="none" style:use-window-font-color="true" style:text-position="sub 58%" style:font-name="Times New Roman1" fo:letter-spacing="normal" fo:font-style="italic" style:text-underline-style="none" officeooo:rsid="0043665d" style:font-style-asian="italic" style:font-style-complex="italic"/>
    </style:style>
    <style:style style:name="T141" style:family="text">
      <style:text-properties fo:font-variant="normal" fo:text-transform="none" style:use-window-font-color="true" style:text-position="sub 58%" style:font-name="Times New Roman1" fo:letter-spacing="normal" fo:font-style="italic" style:text-underline-style="none" officeooo:rsid="004cdbfa" style:font-style-asian="italic" style:font-style-complex="italic"/>
    </style:style>
    <style:style style:name="T142" style:family="text">
      <style:text-properties fo:font-variant="normal" fo:text-transform="none" style:use-window-font-color="true" style:text-position="sub 58%" style:font-name="Times New Roman1" fo:letter-spacing="normal" fo:font-style="normal" style:font-name-asian="Times New Roman1" style:font-style-asian="normal" style:font-name-complex="Times New Roman1" style:font-style-complex="normal"/>
    </style:style>
    <style:style style:name="T143" style:family="text">
      <style:text-properties fo:font-variant="normal" fo:text-transform="none" style:use-window-font-color="true" style:text-position="sub 58%" style:font-name="Times New Roman1" fo:letter-spacing="normal" fo:font-style="normal" officeooo:rsid="00318560" style:font-name-asian="Times New Roman1" style:font-style-asian="normal" style:font-name-complex="Times New Roman1" style:font-style-complex="normal"/>
    </style:style>
    <style:style style:name="T144" style:family="text">
      <style:text-properties fo:font-variant="normal" fo:text-transform="none" style:use-window-font-color="true" style:text-position="sub 58%" style:font-name="Times New Roman1" fo:letter-spacing="normal" fo:font-style="normal" officeooo:rsid="0032c256" style:font-name-asian="Times New Roman1" style:font-style-asian="normal" style:font-name-complex="Times New Roman1" style:font-style-complex="normal"/>
    </style:style>
    <style:style style:name="T145" style:family="text">
      <style:text-properties fo:font-variant="normal" fo:text-transform="none" style:use-window-font-color="true" style:text-position="sub 58%" style:font-name="Times New Roman1" fo:letter-spacing="normal" fo:font-style="normal" style:text-underline-style="none" officeooo:rsid="0043665d" style:font-style-asian="normal" style:font-style-complex="normal"/>
    </style:style>
    <style:style style:name="T146" style:family="text">
      <style:text-properties fo:font-variant="normal" fo:text-transform="none" style:use-window-font-color="true" style:text-position="sub 58%" style:font-name="Times New Roman1" fo:font-size="12pt" fo:letter-spacing="normal" fo:font-style="normal" style:text-underline-style="none" fo:font-weight="normal" officeooo:rsid="0034344a" style:font-name-asian="Times New Roman1" style:font-size-asian="12pt" style:font-style-asian="normal" style:font-name-complex="Times New Roman1" style:font-size-complex="12pt" style:font-style-complex="normal"/>
    </style:style>
    <style:style style:name="T147" style:family="text">
      <style:text-properties fo:font-variant="normal" fo:text-transform="none" style:use-window-font-color="true" style:text-position="sub 58%" style:font-name="Times New Roman1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48" style:family="text">
      <style:text-properties fo:font-variant="normal" fo:text-transform="none" style:use-window-font-color="true" style:text-position="sub 58%" style:font-name="Times New Roman1" fo:font-size="12pt" fo:letter-spacing="normal" fo:font-style="normal" style:text-underline-style="none" fo:font-weight="normal" officeooo:rsid="0043665d" style:font-size-asian="12pt" style:font-style-asian="normal" style:font-size-complex="12pt" style:font-style-complex="normal"/>
    </style:style>
    <style:style style:name="T149" style:family="text">
      <style:text-properties fo:font-variant="normal" fo:text-transform="none" style:use-window-font-color="true" style:text-position="sub 58%" style:font-name="Times New Roman1" fo:font-size="12pt" fo:letter-spacing="normal" fo:font-style="normal" style:text-underline-style="none" fo:font-weight="normal" officeooo:rsid="004fbc25" style:font-size-asian="12pt" style:font-style-asian="normal" style:font-size-complex="12pt" style:font-style-complex="normal"/>
    </style:style>
    <style:style style:name="T150" style:family="text">
      <style:text-properties fo:font-variant="normal" fo:text-transform="none" style:use-window-font-color="true" style:text-position="sub 58%" style:font-name="Times New Roman1" fo:font-size="12pt" fo:letter-spacing="normal" fo:font-style="normal" style:text-underline-style="none" fo:font-weight="normal" officeooo:rsid="004fe492" style:font-size-asian="12pt" style:font-style-asian="normal" style:font-size-complex="12pt" style:font-style-complex="normal"/>
    </style:style>
    <style:style style:name="T151" style:family="text">
      <style:text-properties fo:font-variant="normal" fo:text-transform="none" style:use-window-font-color="true" style:text-position="sub 58%" style:font-name="Times New Roman1" fo:font-size="12pt" fo:letter-spacing="normal" fo:font-style="italic" style:text-underline-style="none" fo:font-weight="normal" officeooo:rsid="0034344a" style:font-name-asian="Times New Roman1" style:font-size-asian="12pt" style:font-style-asian="italic" style:font-name-complex="Times New Roman1" style:font-size-complex="12pt" style:font-style-complex="italic"/>
    </style:style>
    <style:style style:name="T152" style:family="text">
      <style:text-properties fo:font-variant="normal" fo:text-transform="none" style:use-window-font-color="true" style:text-position="sub 58%" style:font-name="Times New Roman1" fo:font-size="12pt" fo:letter-spacing="normal" fo:font-style="italic" style:text-underline-style="none" fo:font-weight="normal" officeooo:rsid="0043665d" style:font-size-asian="12pt" style:font-style-asian="italic" style:font-size-complex="12pt" style:font-style-complex="italic"/>
    </style:style>
    <style:style style:name="T153" style:family="text">
      <style:text-properties fo:font-variant="normal" fo:text-transform="none" style:use-window-font-color="true" style:text-position="sub 58%" style:font-name="Times New Roman1" fo:font-size="12pt" fo:letter-spacing="normal" fo:font-style="italic" style:text-underline-style="none" fo:font-weight="normal" officeooo:rsid="004b62e0" style:font-size-asian="12pt" style:font-style-asian="italic" style:font-size-complex="12pt" style:font-style-complex="italic"/>
    </style:style>
    <style:style style:name="T154" style:family="text">
      <style:text-properties fo:font-variant="normal" fo:text-transform="none" style:use-window-font-color="true" style:text-position="sub 58%" style:font-name="Times New Roman1" fo:font-size="12pt" fo:letter-spacing="normal" fo:font-style="italic" style:text-underline-style="none" fo:font-weight="normal" officeooo:rsid="004ed77a" style:font-size-asian="12pt" style:font-style-asian="italic" style:font-size-complex="12pt" style:font-style-complex="italic"/>
    </style:style>
    <style:style style:name="T155" style:family="text">
      <style:text-properties fo:font-variant="normal" fo:text-transform="none" style:use-window-font-color="true" style:text-position="sub 58%" style:font-name="Times New Roman1" fo:font-size="12pt" fo:letter-spacing="normal" fo:font-style="italic" style:text-underline-style="none" fo:font-weight="normal" officeooo:rsid="004fbc25" style:font-size-asian="12pt" style:font-style-asian="italic" style:font-size-complex="12pt" style:font-style-complex="italic"/>
    </style:style>
    <style:style style:name="T156" style:family="text">
      <style:text-properties fo:font-variant="normal" fo:text-transform="none" style:use-window-font-color="true" style:text-position="sub 58%" style:font-name="Times New Roman" fo:font-size="12pt" fo:letter-spacing="normal" fo:font-style="italic" style:text-underline-style="none" fo:font-weight="normal" style:font-name-asian="Times New Roman1" style:font-size-asian="12pt" style:font-style-asian="italic" style:font-name-complex="Times New Roman1" style:font-size-complex="12pt" style:font-style-complex="italic"/>
    </style:style>
    <style:style style:name="T157" style:family="text">
      <style:text-properties fo:font-variant="normal" fo:text-transform="none" style:use-window-font-color="true" style:text-position="sub 58%" style:font-name="Times New Roman" fo:font-size="12pt" fo:letter-spacing="normal" fo:font-style="italic" style:text-underline-style="none" fo:font-weight="normal" officeooo:rsid="004b62e0" style:font-size-asian="12pt" style:font-style-asian="italic" style:font-size-complex="12pt" style:font-style-complex="italic"/>
    </style:style>
    <style:style style:name="T158" style:family="text">
      <style:text-properties fo:font-variant="normal" fo:text-transform="none" style:use-window-font-color="true" style:font-name="Times New Roman1" fo:letter-spacing="normal" fo:font-style="normal" style:font-style-asian="normal" style:font-style-complex="normal"/>
    </style:style>
    <style:style style:name="T159" style:family="text">
      <style:text-properties fo:font-variant="normal" fo:text-transform="none" style:use-window-font-color="true" style:font-name="Times New Roman1" fo:letter-spacing="normal" fo:font-style="normal" officeooo:rsid="007dfae8" style:font-style-asian="normal" style:font-style-complex="normal"/>
    </style:style>
    <style:style style:name="T160" style:family="text">
      <style:text-properties fo:font-variant="normal" fo:text-transform="none" style:use-window-font-color="true" style:font-name="Times New Roman1" fo:letter-spacing="normal" fo:font-style="normal" officeooo:rsid="00318560" style:font-style-asian="normal" style:font-style-complex="normal"/>
    </style:style>
    <style:style style:name="T161" style:family="text">
      <style:text-properties fo:font-variant="normal" fo:text-transform="none" style:use-window-font-color="true" style:font-name="Times New Roman1" fo:letter-spacing="normal" fo:font-style="normal" style:font-name-asian="Times New Roman1" style:font-style-asian="normal" style:font-name-complex="Times New Roman1" style:font-style-complex="normal"/>
    </style:style>
    <style:style style:name="T162" style:family="text">
      <style:text-properties fo:font-variant="normal" fo:text-transform="none" style:use-window-font-color="true" style:font-name="Times New Roman1" fo:letter-spacing="normal" fo:font-style="normal" officeooo:rsid="00318560" style:font-name-asian="Times New Roman1" style:font-style-asian="normal" style:font-name-complex="Times New Roman1" style:font-style-complex="normal"/>
    </style:style>
    <style:style style:name="T163" style:family="text">
      <style:text-properties fo:font-variant="normal" fo:text-transform="none" style:use-window-font-color="true" style:font-name="Times New Roman1" fo:letter-spacing="normal" fo:font-style="normal" officeooo:rsid="0039a029" style:font-name-asian="Times New Roman1" style:font-style-asian="normal" style:font-name-complex="Times New Roman1" style:font-style-complex="normal"/>
    </style:style>
    <style:style style:name="T164" style:family="text">
      <style:text-properties fo:font-variant="normal" fo:text-transform="none" style:use-window-font-color="true" style:font-name="Times New Roman1" fo:letter-spacing="normal" fo:font-style="normal" officeooo:rsid="003d38ba" style:font-name-asian="Times New Roman1" style:font-style-asian="normal" style:font-name-complex="Times New Roman1" style:font-style-complex="normal"/>
    </style:style>
    <style:style style:name="T165" style:family="text">
      <style:text-properties fo:font-variant="normal" fo:text-transform="none" style:use-window-font-color="true" style:font-name="Times New Roman1" fo:letter-spacing="normal" fo:font-style="italic" style:font-style-asian="italic" style:font-style-complex="italic"/>
    </style:style>
    <style:style style:name="T166" style:family="text">
      <style:text-properties fo:font-variant="normal" fo:text-transform="none" style:use-window-font-color="true" style:font-name="Times New Roman1" fo:letter-spacing="normal" fo:font-style="italic" officeooo:rsid="00318560" style:font-name-asian="Times New Roman1" style:font-style-asian="italic" style:font-name-complex="Times New Roman1" style:font-style-complex="italic"/>
    </style:style>
    <style:style style:name="T167" style:family="text">
      <style:text-properties fo:font-variant="normal" fo:text-transform="none" style:use-window-font-color="true" style:font-name="Times New Roman1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68" style:family="text">
      <style:text-properties fo:font-variant="normal" fo:text-transform="none" style:use-window-font-color="true" style:font-name="Times New Roman1" fo:font-size="12pt" fo:letter-spacing="normal" fo:font-style="normal" style:text-underline-style="none" fo:font-weight="normal" officeooo:rsid="0046feb6" style:font-size-asian="12pt" style:font-style-asian="normal" style:font-size-complex="12pt" style:font-style-complex="normal"/>
    </style:style>
    <style:style style:name="T169" style:family="text">
      <style:text-properties fo:font-variant="normal" fo:text-transform="none" style:use-window-font-color="true" style:font-name="Times New Roman1" fo:font-size="12pt" fo:letter-spacing="normal" fo:font-style="italic" style:text-underline-style="none" fo:font-weight="normal" officeooo:rsid="0046feb6" style:font-size-asian="12pt" style:font-style-asian="italic" style:font-size-complex="12pt" style:font-style-complex="italic"/>
    </style:style>
    <style:style style:name="T170" style:family="text">
      <style:text-properties fo:font-variant="normal" fo:text-transform="none" style:use-window-font-color="true" style:text-position="super 58%" style:font-name="Times New Roman1" fo:letter-spacing="normal" fo:font-style="italic" officeooo:rsid="0032c256" style:font-name-asian="Times New Roman1" style:font-style-asian="italic" style:font-name-complex="Times New Roman1" style:font-style-complex="italic"/>
    </style:style>
    <style:style style:name="T171" style:family="text">
      <style:text-properties fo:font-variant="normal" fo:text-transform="none" style:use-window-font-color="true" style:text-position="super 58%" style:font-name="Times New Roman" fo:font-size="12pt" fo:letter-spacing="normal" officeooo:rsid="0040d5a4" style:font-name-asian="Times New Roman1" style:font-size-asian="12pt" style:font-name-complex="Times New Roman1" style:font-size-complex="12pt"/>
    </style:style>
    <style:style style:name="T172" style:family="text">
      <style:text-properties fo:font-variant="normal" fo:text-transform="none" style:use-window-font-color="true" style:text-position="super 58%" style:font-name="Times New Roman" fo:font-size="12pt" fo:letter-spacing="normal" fo:font-style="normal" style:text-underline-style="none" fo:font-weight="normal" officeooo:rsid="004cdbfa" style:font-size-asian="12pt" style:font-style-asian="normal" style:font-size-complex="12pt" style:font-style-complex="normal"/>
    </style:style>
    <style:style style:name="T173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174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4a5f3b" style:font-size-asian="12pt" style:font-size-complex="12pt"/>
    </style:style>
    <style:style style:name="T175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76" style:family="text">
      <style:text-properties fo:font-variant="normal" fo:text-transform="none" fo:color="#202122" style:text-position="0% 100%" style:font-name="Times New Roman1" fo:letter-spacing="normal" fo:font-style="normal" style:text-underline-style="none" officeooo:rsid="00444260" style:font-style-asian="normal" style:font-style-complex="normal"/>
    </style:style>
    <style:style style:name="T177" style:family="text">
      <style:text-properties fo:font-variant="normal" fo:text-transform="none" style:font-name="Times New Roman1" fo:letter-spacing="normal" fo:font-style="normal" style:text-underline-style="none" officeooo:rsid="0043665d" style:font-style-asian="normal" style:font-style-complex="normal"/>
    </style:style>
    <style:style style:name="T178" style:family="text">
      <style:text-properties fo:font-variant="normal" fo:text-transform="none" style:font-name="Times New Roman1" fo:letter-spacing="normal" fo:font-style="italic" style:text-underline-style="none" officeooo:rsid="0043665d" style:font-style-asian="italic" style:font-style-complex="italic"/>
    </style:style>
    <style:style style:name="T179" style:family="text">
      <style:text-properties fo:font-variant="normal" fo:text-transform="none" style:text-position="sub 58%" style:font-name="Times New Roman1" fo:letter-spacing="normal" fo:font-style="normal" style:text-underline-style="none" officeooo:rsid="0043665d" style:font-style-asian="normal" style:font-style-complex="normal"/>
    </style:style>
    <style:style style:name="T180" style:family="text">
      <style:text-properties fo:font-variant="normal" fo:text-transform="none" style:text-position="sub 58%" style:font-name="Times New Roman1" fo:letter-spacing="normal" fo:font-style="italic" style:text-underline-style="none" officeooo:rsid="0043665d" style:font-style-asian="italic" style:font-style-complex="italic"/>
    </style:style>
    <style:style style:name="T181" style:family="text">
      <style:text-properties fo:font-variant="normal" fo:text-transform="none" style:text-position="sub 58%" style:font-name="Times New Roman1" fo:letter-spacing="normal" fo:font-style="italic" style:text-underline-style="none" officeooo:rsid="0048e5b5" style:font-style-asian="italic" style:font-style-complex="italic"/>
    </style:style>
    <style:style style:name="T182" style:family="text">
      <style:text-properties fo:font-variant="normal" fo:text-transform="none" style:text-position="0% 100%" style:font-name="Times New Roman1" fo:letter-spacing="normal" fo:font-style="normal" style:text-underline-style="none" style:font-style-asian="normal" style:font-style-complex="normal"/>
    </style:style>
    <style:style style:name="T183" style:family="text">
      <style:text-properties fo:font-variant="normal" fo:text-transform="none" style:text-position="0% 100%" style:font-name="Times New Roman1" fo:letter-spacing="normal" fo:font-style="normal" style:text-underline-style="none" officeooo:rsid="0043665d" style:font-style-asian="normal" style:font-style-complex="normal"/>
    </style:style>
    <style:style style:name="T184" style:family="text">
      <style:text-properties fo:font-variant="normal" fo:text-transform="none" style:text-position="0% 100%" style:font-name="Times New Roman1" fo:letter-spacing="normal" fo:font-style="normal" style:text-underline-style="none" officeooo:rsid="003a1bf8" style:font-style-asian="normal" style:font-style-complex="normal"/>
    </style:style>
    <style:style style:name="T185" style:family="text">
      <style:text-properties fo:font-variant="normal" fo:text-transform="none" style:text-position="0% 100%" style:font-name="Times New Roman1" fo:letter-spacing="normal" fo:font-style="normal" style:text-underline-style="none" officeooo:rsid="00454beb" style:font-style-asian="normal" style:font-style-complex="normal"/>
    </style:style>
    <style:style style:name="T186" style:family="text">
      <style:text-properties fo:font-variant="normal" fo:text-transform="none" style:text-position="0% 100%" style:font-name="Times New Roman1" fo:letter-spacing="normal" fo:font-style="normal" style:text-underline-style="none" officeooo:rsid="0048e5b5" style:font-style-asian="normal" style:font-style-complex="normal"/>
    </style:style>
    <style:style style:name="T187" style:family="text">
      <style:text-properties fo:font-variant="normal" fo:text-transform="none" style:text-position="0% 100%" style:font-name="Times New Roman1" fo:letter-spacing="normal" fo:font-style="normal" style:text-underline-style="none" officeooo:rsid="0046feb6" style:font-style-asian="normal" style:font-style-complex="normal"/>
    </style:style>
    <style:style style:name="T188" style:family="text">
      <style:text-properties fo:font-variant="normal" fo:text-transform="none" style:text-position="0% 100%" style:font-name="Times New Roman1" fo:letter-spacing="normal" fo:font-style="normal" style:text-underline-style="none" officeooo:rsid="004b62e0" style:font-style-asian="normal" style:font-style-complex="normal"/>
    </style:style>
    <style:style style:name="T189" style:family="text">
      <style:text-properties fo:font-variant="normal" fo:text-transform="none" style:text-position="0% 100%" style:font-name="Times New Roman1" fo:letter-spacing="normal" fo:font-style="italic" style:text-underline-style="none" style:font-style-asian="italic" style:font-style-complex="italic"/>
    </style:style>
    <style:style style:name="T190" style:family="text">
      <style:text-properties fo:font-variant="normal" fo:text-transform="none" style:text-position="0% 100%" style:font-name="Times New Roman1" fo:letter-spacing="normal" fo:font-style="italic" style:text-underline-style="none" officeooo:rsid="0043665d" style:font-style-asian="italic" style:font-style-complex="italic"/>
    </style:style>
    <style:style style:name="T191" style:family="text">
      <style:text-properties fo:font-variant="normal" fo:text-transform="none" style:text-position="0% 100%" style:font-name="Times New Roman1" fo:letter-spacing="normal" fo:font-style="italic" style:text-underline-style="none" officeooo:rsid="0048e5b5" style:font-style-asian="italic" style:font-style-complex="italic"/>
    </style:style>
    <style:style style:name="T192" style:family="text">
      <style:text-properties fo:font-variant="normal" fo:text-transform="none" style:text-position="0% 100%" style:font-name="Times New Roman1" fo:font-size="10.5pt" fo:letter-spacing="normal" fo:font-style="normal" style:text-underline-style="none" fo:font-weight="normal" officeooo:rsid="0043665d" style:font-style-asian="normal" style:font-style-complex="normal"/>
    </style:style>
    <style:style style:name="T193" style:family="text">
      <style:text-properties fo:font-variant="normal" fo:text-transform="none" style:text-position="0% 100%" style:font-name="Times New Roman1" fo:font-size="12pt" fo:letter-spacing="normal" fo:font-style="normal" style:text-underline-style="none" fo:font-weight="normal" officeooo:rsid="0048e5b5" style:font-size-asian="12pt" style:font-style-asian="normal" style:font-size-complex="12pt" style:font-style-complex="normal"/>
    </style:style>
    <style:style style:name="T194" style:family="text">
      <style:text-properties fo:font-variant="normal" fo:text-transform="none" style:text-position="0% 100%" style:font-name="Times New Roman1" fo:font-size="12pt" fo:letter-spacing="normal" fo:font-style="normal" style:font-size-asian="12pt" style:font-style-asian="normal" style:font-size-complex="12pt" style:font-style-complex="normal"/>
    </style:style>
    <style:style style:name="T195" style:family="text">
      <style:text-properties fo:font-variant="normal" fo:text-transform="none" style:text-position="0% 100%" style:font-name="Times New Roman1" fo:font-size="12pt" fo:letter-spacing="normal" fo:font-style="normal" officeooo:rsid="0046feb6" style:font-size-asian="12pt" style:font-style-asian="normal" style:font-size-complex="12pt" style:font-style-complex="normal"/>
    </style:style>
    <style:style style:name="T196" style:family="text">
      <style:text-properties fo:font-variant="normal" fo:text-transform="none" style:text-position="0% 100%" style:font-name="Times New Roman1" fo:font-size="12pt" fo:letter-spacing="normal" fo:font-style="normal" officeooo:rsid="0048e5b5" style:font-size-asian="12pt" style:font-style-asian="normal" style:font-size-complex="12pt" style:font-style-complex="normal"/>
    </style:style>
    <style:style style:name="T197" style:family="text">
      <style:text-properties fo:font-variant="normal" fo:text-transform="none" style:text-position="0% 100%" style:font-name="Times New Roman1" fo:font-size="12pt" fo:letter-spacing="normal" fo:font-style="normal" officeooo:rsid="004fbc25" style:font-size-asian="12pt" style:font-style-asian="normal" style:font-size-complex="12pt" style:font-style-complex="normal"/>
    </style:style>
    <style:style style:name="T198" style:family="text">
      <style:text-properties fo:font-variant="normal" fo:text-transform="none" style:text-position="0% 100%" style:font-name="Times New Roman" fo:letter-spacing="normal" fo:font-style="normal" style:text-underline-style="none" officeooo:rsid="0002cad0" style:font-style-asian="normal" style:font-style-complex="normal"/>
    </style:style>
    <style:style style:name="T199" style:family="text">
      <style:text-properties fo:font-variant="normal" fo:text-transform="none" style:text-position="0% 100%" style:font-name="Times New Roman" fo:letter-spacing="normal" fo:font-style="normal" style:text-underline-style="none" officeooo:rsid="00454beb" style:font-style-asian="normal" style:font-style-complex="normal"/>
    </style:style>
    <style:style style:name="T200" style:family="text">
      <style:text-properties style:font-name="Times" fo:font-size="18pt" fo:font-weight="bold" style:font-size-asian="18pt" style:font-weight-asian="bold" style:font-size-complex="18pt" style:font-weight-complex="bold"/>
    </style:style>
    <style:style style:name="T201" style:family="text">
      <style:text-properties style:font-name="Times" fo:font-size="18pt" fo:font-weight="bold" officeooo:rsid="002ec38b" style:font-name-asian="Arial Unicode MS" style:font-size-asian="18pt" style:font-weight-asian="bold" style:font-name-complex="Tahoma" style:font-size-complex="18pt" style:font-weight-complex="bold"/>
    </style:style>
    <style:style style:name="T202" style:family="text">
      <style:text-properties style:font-name="Times" fo:font-style="normal"/>
    </style:style>
    <style:style style:name="T203" style:family="text">
      <style:text-properties style:font-name="Times" fo:font-style="normal" officeooo:rsid="0002cad0"/>
    </style:style>
    <style:style style:name="T204" style:family="text">
      <style:text-properties style:font-name="Times" fo:font-style="normal" officeooo:rsid="002f9f7f"/>
    </style:style>
    <style:style style:name="T205" style:family="text">
      <style:text-properties officeooo:rsid="002f9f7f"/>
    </style:style>
    <style:style style:name="T206" style:family="text">
      <style:text-properties officeooo:rsid="0002cad0"/>
    </style:style>
    <style:style style:name="T207" style:family="text">
      <style:text-properties style:font-name="Times New Roman1" fo:font-style="normal"/>
    </style:style>
    <style:style style:name="T208" style:family="text">
      <style:text-properties style:font-name="Times New Roman1" fo:font-style="normal" style:font-style-asian="normal" style:font-style-complex="normal"/>
    </style:style>
    <style:style style:name="T209" style:family="text">
      <style:text-properties style:font-name="Times New Roman1" fo:font-style="normal" officeooo:rsid="002fdd42" style:font-style-asian="normal" style:font-style-complex="normal"/>
    </style:style>
    <style:style style:name="T210" style:family="text">
      <style:text-properties style:font-name="Times New Roman1" fo:font-style="normal" officeooo:rsid="002f9f7f" style:font-style-asian="normal" style:font-style-complex="normal"/>
    </style:style>
    <style:style style:name="T211" style:family="text">
      <style:text-properties style:font-name="Times New Roman1" fo:font-style="normal" officeooo:rsid="002f9f7f"/>
    </style:style>
    <style:style style:name="T212" style:family="text">
      <style:text-properties style:font-name="Times New Roman1" fo:font-style="normal" officeooo:rsid="002fdd42"/>
    </style:style>
    <style:style style:name="T213" style:family="text">
      <style:text-properties style:font-name="Times New Roman1" fo:font-style="normal" fo:font-weight="bold" style:font-style-asian="normal" style:font-weight-asian="bold" style:font-style-complex="normal" style:font-weight-complex="bold"/>
    </style:style>
    <style:style style:name="T214" style:family="text">
      <style:text-properties style:font-name="Times New Roman1" fo:font-style="normal" style:text-underline-style="none" officeooo:rsid="002f9f7f" style:font-style-asian="normal" style:font-style-complex="normal"/>
    </style:style>
    <style:style style:name="T215" style:family="text">
      <style:text-properties style:font-name="Times New Roman1" fo:font-style="normal" style:text-underline-style="none" officeooo:rsid="002fdd42" style:font-style-asian="normal" style:font-style-complex="normal"/>
    </style:style>
    <style:style style:name="T216" style:family="text">
      <style:text-properties style:font-name="Times New Roman1" fo:font-style="normal" style:text-underline-style="none" officeooo:rsid="0039a029" style:font-style-asian="normal" style:font-style-complex="normal"/>
    </style:style>
    <style:style style:name="T217" style:family="text">
      <style:text-properties style:font-name="Times New Roman1" fo:font-style="normal" style:text-underline-style="none" officeooo:rsid="003a1bf8" style:font-style-asian="normal" style:font-style-complex="normal"/>
    </style:style>
    <style:style style:name="T218" style:family="text">
      <style:text-properties style:font-name="Times New Roman1" fo:font-style="normal" style:text-underline-style="none" officeooo:rsid="0043665d" style:font-style-asian="normal" style:font-style-complex="normal"/>
    </style:style>
    <style:style style:name="T219" style:family="text">
      <style:text-properties style:font-name="Times New Roman1" fo:font-style="normal" style:text-underline-style="none" fo:font-weight="bold" officeooo:rsid="0043665d" style:font-style-asian="normal" style:font-weight-asian="bold" style:font-style-complex="normal" style:font-weight-complex="bold"/>
    </style:style>
    <style:style style:name="T220" style:family="text">
      <style:text-properties style:font-name="Times New Roman1" fo:font-style="italic" style:font-style-asian="italic" style:font-style-complex="italic"/>
    </style:style>
    <style:style style:name="T221" style:family="text">
      <style:text-properties style:font-name="Times New Roman1" fo:font-style="italic" officeooo:rsid="002fdd42" style:font-style-asian="italic" style:font-style-complex="italic"/>
    </style:style>
    <style:style style:name="T222" style:family="text">
      <style:text-properties style:font-name="Times New Roman1" fo:font-style="italic" style:text-underline-style="none" officeooo:rsid="002f9f7f" style:font-style-asian="italic" style:font-style-complex="italic"/>
    </style:style>
    <style:style style:name="T223" style:family="text">
      <style:text-properties style:font-name="Times New Roman1" fo:font-style="italic" style:text-underline-style="none" officeooo:rsid="002fdd42" style:font-style-asian="italic" style:font-style-complex="italic"/>
    </style:style>
    <style:style style:name="T224" style:family="text">
      <style:text-properties style:font-name="Times New Roman1" fo:font-style="italic" style:text-underline-style="none" officeooo:rsid="003a1bf8" style:font-style-asian="italic" style:font-style-complex="italic"/>
    </style:style>
    <style:style style:name="T225" style:family="text">
      <style:text-properties style:font-name="Times New Roman1" fo:font-style="italic" style:text-underline-style="none" officeooo:rsid="0043665d" style:font-style-asian="italic" style:font-style-complex="italic"/>
    </style:style>
    <style:style style:name="T226" style:family="text"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T227" style:family="text">
      <style:text-properties style:font-name="Arial" fo:font-style="normal" style:text-underline-style="solid" style:text-underline-width="auto" style:text-underline-color="font-color" officeooo:rsid="002f9f7f" style:font-style-asian="normal" style:font-style-complex="normal"/>
    </style:style>
    <style:style style:name="T228" style:family="text">
      <style:text-properties officeooo:rsid="002fdd42"/>
    </style:style>
    <style:style style:name="T229" style:family="text">
      <style:text-properties officeooo:rsid="00318560"/>
    </style:style>
    <style:style style:name="T230" style:family="text">
      <style:text-properties style:text-position="sub 58%"/>
    </style:style>
    <style:style style:name="T231" style:family="text">
      <style:text-properties style:text-position="sub 58%" style:font-name="Times New Roman1" fo:font-style="italic" style:font-style-asian="italic" style:font-style-complex="italic"/>
    </style:style>
    <style:style style:name="T232" style:family="text">
      <style:text-properties style:text-position="sub 58%" style:font-name="Times New Roman1" fo:font-style="italic" style:text-underline-style="none" style:font-style-asian="italic" style:font-style-complex="italic"/>
    </style:style>
    <style:style style:name="T233" style:family="text">
      <style:text-properties style:text-position="sub 58%" style:font-name="Times New Roman1" fo:font-style="italic" style:text-underline-style="none" officeooo:rsid="0034344a" style:font-style-asian="italic" style:font-style-complex="italic"/>
    </style:style>
    <style:style style:name="T234" style:family="text">
      <style:text-properties style:text-position="sub 58%" style:font-name="Times New Roman1" fo:font-style="italic" style:text-underline-style="none" officeooo:rsid="0043665d" style:font-style-asian="italic" style:font-style-complex="italic"/>
    </style:style>
    <style:style style:name="T235" style:family="text">
      <style:text-properties style:text-position="sub 58%" style:font-name="Times New Roman1" fo:font-style="normal" style:font-style-asian="normal" style:font-style-complex="normal"/>
    </style:style>
    <style:style style:name="T236" style:family="text">
      <style:text-properties style:text-position="sub 58%" style:font-name="Times New Roman1" fo:font-style="normal" style:text-underline-style="none" officeooo:rsid="0043665d" style:font-style-asian="normal" style:font-style-complex="normal"/>
    </style:style>
    <style:style style:name="T237" style:family="text">
      <style:text-properties style:text-position="sub 58%" style:font-name="Times New Roman1" fo:font-size="12pt" fo:font-style="normal" style:text-underline-style="none" fo:font-weight="normal" officeooo:rsid="0043665d" style:font-size-asian="12pt" style:font-style-asian="normal" style:font-size-complex="12pt" style:font-style-complex="normal"/>
    </style:style>
    <style:style style:name="T238" style:family="text">
      <style:text-properties style:text-position="sub 58%" style:font-name="Times New Roman1" fo:font-size="12pt" fo:font-style="italic" style:text-underline-style="none" fo:font-weight="normal" officeooo:rsid="0043665d" style:font-size-asian="12pt" style:font-style-asian="italic" style:font-size-complex="12pt" style:font-style-complex="italic"/>
    </style:style>
    <style:style style:name="T239" style:family="text">
      <style:text-properties style:text-position="0% 100%" style:font-name="Times New Roman1" fo:font-style="italic" style:text-underline-style="none" style:font-style-asian="italic" style:font-style-complex="italic"/>
    </style:style>
    <style:style style:name="T240" style:family="text">
      <style:text-properties style:text-position="0% 100%" style:font-name="Times New Roman1" fo:font-style="normal" style:text-underline-style="none" style:font-style-asian="normal" style:font-style-complex="normal"/>
    </style:style>
    <style:style style:name="T241" style:family="text">
      <style:text-properties style:text-position="0% 100%" style:font-name="Times New Roman1" fo:font-style="normal" style:text-underline-style="none" officeooo:rsid="002f9f7f" style:font-style-asian="normal" style:font-style-complex="normal"/>
    </style:style>
    <style:style style:name="T242" style:family="text">
      <style:text-properties style:text-position="0% 100%" style:font-name="Times New Roman1" fo:font-size="12pt" fo:font-style="normal" style:text-underline-style="none" fo:font-weight="normal" style:font-size-asian="12pt" style:font-style-asian="normal" style:font-size-complex="12pt" style:font-style-complex="normal"/>
    </style:style>
    <style:style style:name="T243" style:family="text">
      <style:text-properties style:text-position="0% 100%" style:font-name="Times New Roman1" fo:font-size="12pt" fo:font-style="normal" style:text-underline-style="none" fo:font-weight="normal" officeooo:rsid="004a5f3b" style:font-size-asian="12pt" style:font-style-asian="normal" style:font-size-complex="12pt" style:font-style-complex="normal"/>
    </style:style>
    <style:style style:name="T244" style:family="text">
      <style:text-properties style:text-position="0% 100%" style:font-name="Times New Roman1" fo:font-size="12pt" fo:font-style="normal" style:text-underline-style="none" fo:font-weight="normal" officeooo:rsid="0043665d" style:font-size-asian="12pt" style:font-style-asian="normal" style:font-size-complex="12pt" style:font-style-complex="normal"/>
    </style:style>
    <style:style style:name="T245" style:family="text">
      <style:text-properties style:text-position="0% 100%" style:font-name="Times New Roman1" fo:font-size="12pt" fo:font-style="normal" style:text-underline-style="none" fo:font-weight="normal" officeooo:rsid="00454beb" style:font-size-asian="12pt" style:font-style-asian="normal" style:font-size-complex="12pt" style:font-style-complex="normal"/>
    </style:style>
    <style:style style:name="T246" style:family="text">
      <style:text-properties style:text-position="0% 100%" style:font-name="Times New Roman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T247" style:family="text">
      <style:text-properties style:text-position="0% 100%" style:font-name="Times New Roman1" fo:font-size="12pt" fo:font-style="italic" style:text-underline-style="none" fo:font-weight="normal" officeooo:rsid="0043665d" style:font-size-asian="12pt" style:font-style-asian="italic" style:font-size-complex="12pt" style:font-style-complex="italic"/>
    </style:style>
    <style:style style:name="T248" style:family="text">
      <style:text-properties style:text-position="0% 100%" fo:font-style="normal" style:font-style-asian="normal" style:font-style-complex="normal"/>
    </style:style>
    <style:style style:name="T249" style:family="text">
      <style:text-properties style:text-position="0% 100%" style:font-name="Times New Roman" fo:font-style="normal" style:text-underline-style="none" style:font-style-asian="normal" style:font-style-complex="normal"/>
    </style:style>
    <style:style style:name="T250" style:family="text">
      <style:text-properties style:text-position="0% 100%" style:font-name="Times New Roman" fo:font-style="normal" style:text-underline-style="none" officeooo:rsid="00372305" style:font-style-asian="normal" style:font-style-complex="normal"/>
    </style:style>
    <style:style style:name="T251" style:family="text">
      <style:text-properties style:text-position="0% 100%" style:font-name="Times New Roman" fo:font-style="normal" style:font-style-asian="normal" style:font-style-complex="normal"/>
    </style:style>
    <style:style style:name="T252" style:family="text">
      <style:text-properties style:text-position="0% 100%" style:font-name="Times New Roman" fo:font-style="normal" officeooo:rsid="00372305" style:font-style-asian="normal" style:font-style-complex="normal"/>
    </style:style>
    <style:style style:name="T253" style:family="text">
      <style:text-properties style:text-position="0% 100%" style:font-name="Times New Roman" fo:font-size="12pt" fo:font-style="normal" style:text-underline-style="none" fo:font-weight="normal" style:font-size-asian="12pt" style:font-style-asian="normal" style:font-size-complex="12pt" style:font-style-complex="normal"/>
    </style:style>
    <style:style style:name="T254" style:family="text">
      <style:text-properties style:text-position="0% 100%" style:font-name="Times New Roman" fo:font-size="12pt" fo:font-style="normal" style:text-underline-style="none" fo:font-weight="normal" officeooo:rsid="0002cad0" style:font-size-asian="12pt" style:font-style-asian="normal" style:font-size-complex="12pt" style:font-style-complex="normal"/>
    </style:style>
    <style:style style:name="T255" style:family="text">
      <style:text-properties style:text-position="0% 100%" style:font-name="Times New Roman" fo:font-size="12pt" fo:font-style="normal" style:text-underline-style="none" fo:font-weight="normal" officeooo:rsid="004a5f3b" style:font-size-asian="12pt" style:font-style-asian="normal" style:font-size-complex="12pt" style:font-style-complex="normal"/>
    </style:style>
    <style:style style:name="T256" style:family="text">
      <style:text-properties style:text-position="0% 100%" style:font-name="Times New Roman" fo:font-size="12pt" fo:font-style="normal" style:text-underline-style="none" fo:font-weight="normal" officeooo:rsid="0046feb6" style:font-size-asian="12pt" style:font-style-asian="normal" style:font-size-complex="12pt" style:font-style-complex="normal"/>
    </style:style>
    <style:style style:name="T257" style:family="text">
      <style:text-properties style:text-position="0% 100%" style:font-name="Times New Roman" fo:font-size="12pt" fo:font-style="normal" style:text-underline-style="none" fo:font-weight="normal" officeooo:rsid="004b62e0" style:font-size-asian="12pt" style:font-style-asian="normal" style:font-size-complex="12pt" style:font-style-complex="normal"/>
    </style:style>
    <style:style style:name="T258" style:family="text">
      <style:text-properties style:text-position="0% 100%" style:font-name="Times New Roman" fo:font-size="12pt" fo:font-style="italic" style:text-underline-style="none" fo:font-weight="normal" officeooo:rsid="004b62e0" style:font-size-asian="12pt" style:font-style-asian="italic" style:font-size-complex="12pt" style:font-style-complex="italic"/>
    </style:style>
    <style:style style:name="T259" style:family="text">
      <style:text-properties style:text-position="0% 100%" style:font-name="Times New Roman" fo:font-size="12pt" fo:font-style="italic" style:text-underline-style="none" fo:font-weight="normal" officeooo:rsid="004a5f3b" style:font-size-asian="12pt" style:font-style-asian="italic" style:font-size-complex="12pt" style:font-style-complex="italic"/>
    </style:style>
    <style:style style:name="T260" style:family="text">
      <style:text-properties style:text-position="0% 100%" style:font-name="Times New Roman" fo:font-size="12pt" fo:font-style="normal" style:text-underline-style="none" fo:font-weight="normal" officeooo:rsid="004a5f3b" style:font-size-asian="12pt" style:font-style-asian="normal" style:font-size-complex="12pt" style:font-style-complex="normal"/>
    </style:style>
    <style:style style:name="T261" style:family="text">
      <style:text-properties style:font-name="Liberation Mono" fo:font-size="11pt" fo:font-weight="normal" style:font-size-asian="11pt" style:font-style-asian="normal" style:font-weight-asian="normal"/>
    </style:style>
    <style:style style:name="T262" style:family="text">
      <style:text-properties officeooo:rsid="0039a029"/>
    </style:style>
    <style:style style:name="T263" style:family="text">
      <style:text-properties officeooo:rsid="002f9f7f" style:font-style-asian="normal" style:font-style-complex="normal"/>
    </style:style>
    <style:style style:name="T264" style:family="text">
      <style:text-properties officeooo:rsid="002fdd42" style:font-style-asian="normal" style:font-style-complex="normal"/>
    </style:style>
    <style:style style:name="T265" style:family="text">
      <style:text-properties officeooo:rsid="0039a029" style:font-style-asian="normal" style:font-style-complex="normal"/>
    </style:style>
    <style:style style:name="T266" style:family="text">
      <style:text-properties officeooo:rsid="003a1bf8"/>
    </style:style>
    <style:style style:name="T267" style:family="text">
      <style:text-properties officeooo:rsid="003dee27"/>
    </style:style>
    <style:style style:name="T268" style:family="text">
      <style:text-properties officeooo:rsid="0043665d"/>
    </style:style>
    <style:style style:name="T269" style:family="text">
      <style:text-properties officeooo:rsid="00444260"/>
    </style:style>
    <style:style style:name="T270" style:family="text">
      <style:text-properties style:use-window-font-color="true" style:font-name="Times New Roman1" fo:font-style="normal" style:text-underline-style="none" officeooo:rsid="003a1bf8" style:font-style-asian="normal" style:font-style-complex="normal"/>
    </style:style>
    <style:style style:name="T271" style:family="text">
      <style:text-properties style:use-window-font-color="true" style:font-name="Times New Roman" fo:font-size="12pt" officeooo:rsid="004a5f3b" style:font-size-asian="12pt" style:font-size-complex="12pt"/>
    </style:style>
    <style:style style:name="T272" style:family="text">
      <style:text-properties officeooo:rsid="0046feb6"/>
    </style:style>
    <style:style style:name="T273" style:family="text">
      <style:text-properties officeooo:rsid="004a5f3b"/>
    </style:style>
    <style:style style:name="T274" style:family="text">
      <style:text-properties style:font-name="Times New Roman" fo:font-style="normal" style:font-style-asian="normal" style:font-style-complex="normal"/>
    </style:style>
    <style:style style:name="T275" style:family="text">
      <style:text-properties officeooo:rsid="004b62e0"/>
    </style:style>
    <style:style style:name="T276" style:family="text">
      <style:text-properties officeooo:rsid="004cc153"/>
    </style:style>
    <style:style style:name="T277" style:family="text">
      <style:text-properties officeooo:rsid="004cdbfa"/>
    </style:style>
    <style:style style:name="T278" style:family="text">
      <style:text-properties officeooo:rsid="004fe492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span text:style-name="T200">Chapitre </text:span><text:span text:style-name="T201">10</text:span></text:p>
            <text:p text:style-name="P8">Somme de variables aléatoires</text:p>
          </table:table-cell>
        </table:table-row>
      </table:table>
      <text:p text:style-name="P2"/>
      <text:h text:style-name="P69" text:outline-level="1"><text:span text:style-name="T14">S</text:span><text:span text:style-name="T13">omme de deux variables aléatoires</text:span></text:h>
      <text:h text:style-name="P72" text:outline-level="2">Variable aléatoire</text:h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14">Définitions :</text:p>
            <text:list xml:id="list2699930274" text:style-name="L1">
              <text:list-item>
                <text:p text:style-name="P78"><text:span text:style-name="T205">L’</text:span><text:span text:style-name="T206">ensemble des issues </text:span><text:span text:style-name="T205">d’</text:span><text:span text:style-name="T206">une expérience aléatoire </text:span><text:span text:style-name="T205">s’</text:span><text:span text:style-name="T206">appelle </text:span><text:span text:style-name="T205">l’</text:span><text:span text:style-name="T43">univers</text:span><text:span text:style-name="T206"> de </text:span><text:span text:style-name="T205">l’</text:span><text:span text:style-name="T206">expérience.</text:span></text:p>
                <text:p text:style-name="P78"><text:span text:style-name="T206">On le note </text:span><text:span text:style-name="T45"></text:span>.</text:p>
              </text:list-item>
              <text:list-item>
                <text:p text:style-name="P78"><text:span text:style-name="T206">Une </text:span><text:span text:style-name="T43">variable aléatoire </text:span><text:span text:style-name="T44">réelle</text:span><text:span text:style-name="T206"> est une fonction définie sur </text:span><text:span text:style-name="T45"></text:span> <text:span text:style-name="T206">et à valeurs dans </text:span><text:span text:style-name="T34">ℝ</text:span><text:span text:style-name="T22">.</text:span></text:p>
                <text:p text:style-name="P77">On la note X.</text:p>
              </text:list-item>
            </text:list>
            <text:p text:style-name="P10">On a donc X : <text:span text:style-name="T34"> </text:span><text:span text:style-name="T24"> </text:span><text:span text:style-name="T34">ℝ</text:span></text:p>
            <text:p text:style-name="P10"><text:span text:style-name="T34"><text:s text:c="24"/></text:span><text:span text:style-name="T207">ω ↦</text:span><text:span text:style-name="T24"> </text:span><text:span text:style-name="T23">X(</text:span><text:span text:style-name="T207">ω)</text:span></text:p>
          </table:table-cell>
        </table:table-row>
      </table:table>
      <text:p text:style-name="Text_20_body"><text:tab/></text:p>
      <text:p text:style-name="P14">Exemple :</text:p>
      <text:p text:style-name="P4"><text:span text:style-name="T203">On lance </text:span><text:span text:style-name="T204">une pièce de monnaie. Si on obtient pile, on gagne 5 € et si on obtient face, on gagne 2 €.</text:span></text:p>
      <text:p text:style-name="P9">On peut alors définir une variable aléatoire X correspondant au gain obtenu en euro.</text:p>
      <text:p text:style-name="P11"><text:span text:style-name="T202">X est défini sur l’univers </text:span><text:span text:style-name="T24"> </text:span><text:span text:style-name="T23">= {pile, face}.</text:span></text:p>
      <text:p text:style-name="P51">On a alors X(pile) = 5 et X(face) = 2.</text:p>
      <text:p text:style-name="P51">X peut prendre deux valeurs : 5 et 2.</text:p>
      <text:h text:style-name="Heading_20_2" text:outline-level="2"><text:span text:style-name="T227">T</text:span><text:span text:style-name="T226">ransformation affine</text:span>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5">Définition :</text:p>
            <text:p text:style-name="P11"><text:span text:style-name="T207">Soit X une variable aléatoire définie sur l’univers </text:span><text:span text:style-name="T24"> </text:span><text:span text:style-name="T23">et </text:span><text:span text:style-name="T35">a</text:span><text:span text:style-name="T25"> </text:span><text:span text:style-name="T27">et </text:span><text:span text:style-name="T36">b</text:span><text:span text:style-name="T27"> deux</text:span><text:span text:style-name="T25"> nombre</text:span><text:span text:style-name="T27">s</text:span><text:span text:style-name="T25"> réel</text:span><text:span text:style-name="T27">s</text:span><text:span text:style-name="T25">.</text:span></text:p>
            <text:p text:style-name="P12"><text:span text:style-name="T25">On peut définir une variable aléatoire réelle Y telle que, pour tout élément </text:span><text:span text:style-name="T208">ω</text:span><text:span text:style-name="T159">∈</text:span><text:span text:style-name="T26">, </text:span></text:p>
            <text:p text:style-name="P13"><text:span text:style-name="T25">Y(</text:span><text:span text:style-name="T208">ω) = </text:span><text:span text:style-name="T220">a</text:span><text:span text:style-name="T208">X</text:span><text:span text:style-name="T25">(</text:span><text:span text:style-name="T208">ω) </text:span><text:span text:style-name="T209">+ </text:span><text:span text:style-name="T221">b</text:span></text:p>
            <text:p text:style-name="P11"><text:span text:style-name="T208">On note Y = </text:span><text:span text:style-name="T220">a</text:span><text:span text:style-name="T208">X </text:span><text:span text:style-name="T209">+ </text:span><text:span text:style-name="T221">b</text:span><text:span text:style-name="T208">.</text:span></text:p>
          </table:table-cell>
        </table:table-row>
      </table:table>
      <text:p text:style-name="Text_20_body"/>
      <text:p text:style-name="P16">Exemple :</text:p>
      <text:list xml:id="list3307296493" text:style-name="L2">
        <text:list-item>
          <text:p text:style-name="P79"><text:span text:style-name="T205">On lance un dé équilibré à six faces </text:span><text:span text:style-name="T228">et on joue au jeu suivant : le nombre de points obtenus est le résultat du dé multiplié par 5 auquel on ajoute 3.</text:span></text:p>
          <text:p text:style-name="P91">En notant respectivement X et Y les variables aléatoires correspondant au résultat du dé et aux points obtenus, on a alors Y = 5X + 3.</text:p>
        </text:list-item>
      </text:list>
      <text:list xml:id="list1119142028" text:style-name="L3">
        <text:list-item>
          <text:p text:style-name="P80"><text:span text:style-name="T162">X est une variable aléatoire qui suit la loi binomiale de paramètres </text:span><text:span text:style-name="T166">n</text:span><text:span text:style-name="T162"> = 2 et </text:span><text:span text:style-name="T166">p</text:span><text:span text:style-name="T162"> = 0,2.</text:span></text:p>
        </text:list-item>
      </text:list>
      <text:p text:style-name="P61"><text:span text:style-name="T161">Y </text:span><text:span text:style-name="T163">= 4X – 0,6 </text:span><text:span text:style-name="T161">est une variable aléatoire dont les valeurs possibles sont {-</text:span><text:span text:style-name="T164">0,6 ; 3,4 ; 7,4</text:span><text:span text:style-name="T161">}.</text:span></text:p>
      <text:h text:style-name="P71" text:outline-level="2"><text:soft-page-break/>Somme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7">Définition :</text:p>
            <text:p text:style-name="P5"><text:span text:style-name="T211">Soi</text:span><text:span text:style-name="T212">en</text:span><text:span text:style-name="T211">t X </text:span><text:span text:style-name="T212">et Y, deux variables aléatoires définies sur l’univers </text:span><text:span text:style-name="T24">.</text:span></text:p>
            <text:p text:style-name="P23"><text:span text:style-name="T24">O</text:span><text:span text:style-name="T23">n peut définir une variable aléatoire Z sur </text:span><text:span text:style-name="T24"> </text:span><text:span text:style-name="T23">telle que, pour tout élément </text:span><text:span text:style-name="T210">ω</text:span><text:span text:style-name="T159">∈</text:span><text:span text:style-name="T26">, </text:span></text:p>
            <text:p text:style-name="P24"><text:span text:style-name="T25">Z(</text:span><text:span text:style-name="T210">ω</text:span><text:span text:style-name="T208">) = X</text:span><text:span text:style-name="T25">(</text:span><text:span text:style-name="T210">ω</text:span><text:span text:style-name="T208">) + Y</text:span><text:span text:style-name="T25">(</text:span><text:span text:style-name="T210">ω</text:span><text:span text:style-name="T208">).</text:span></text:p>
            <text:p text:style-name="P23"><text:span text:style-name="T208">Cette variable aléatoire est appelée </text:span><text:span text:style-name="T213">somme des variables aléatoires X et Y</text:span><text:span text:style-name="T208">.</text:span></text:p>
            <text:p text:style-name="P33">On note Z = X + Y.</text:p>
          </table:table-cell>
        </table:table-row>
      </table:table>
      <text:p text:style-name="P35"/>
      <text:p text:style-name="P18">Exemples :</text:p>
      <text:list xml:id="list4274298124" text:style-name="L4">
        <text:list-item>
          <text:p text:style-name="P92">On lance cinq dés équilibrés et on compte la somme des nombres obtenus.</text:p>
        </text:list-item>
      </text:list>
      <text:p text:style-name="P58">Soit X la variable aléatoire correspondant <text:span text:style-name="T229">à cette somme.</text:span></text:p>
      <text:p text:style-name="P59">Alors on peut écrire X sous la forme X = X<text:span text:style-name="T230">1</text:span> + X<text:span text:style-name="T230">2</text:span> + … + X<text:span text:style-name="T230">5</text:span> où, </text:p>
      <text:p text:style-name="P59">pour tout <text:span text:style-name="T1">k</text:span><text:span text:style-name="T159">∈</text:span><text:span text:style-name="T158">{1 ; 2 ; 3 ; 4 ; 5}, X</text:span><text:span text:style-name="T138">k</text:span><text:span text:style-name="T158"> correspond au résultat du dé numéro </text:span><text:span text:style-name="T165">k</text:span><text:span text:style-name="T158">.</text:span></text:p>
      <text:p text:style-name="P64">L’ensemble des valeurs prises par X est {5 ; 6 ; 7 ; 8 ; 9 ; … ; 30}. </text:p>
      <text:p text:style-name="P62"><text:span text:style-name="T160">On remarque que X </text:span><text:span text:style-name="T162">≠ 5X</text:span><text:span text:style-name="T143">1</text:span><text:span text:style-name="T162">.</text:span></text:p>
      <text:list xml:id="list1603370807" text:style-name="L5">
        <text:list-item>
          <text:p text:style-name="P81"><text:span text:style-name="T162">X est une variable aléatoire qui suit la loi binomiale de paramètres </text:span><text:span text:style-name="T166">n</text:span><text:span text:style-name="T162"> = 200 et </text:span><text:span text:style-name="T166">p</text:span><text:span text:style-name="T162"> = 0,2 et Y une variable aléatoire qui suit la loi binomiale de paramètres </text:span><text:span text:style-name="T166">n</text:span><text:span text:style-name="T162"> = 100 et </text:span><text:span text:style-name="T166">p</text:span><text:span text:style-name="T162"> = 0,5.</text:span></text:p>
        </text:list-item>
      </text:list>
      <text:p text:style-name="P65">X + Y est une variable aléatoire dont les valeurs possibles sont {0 ; 1 ; 2 ; … ; 300}.</text:p>
      <text:list xml:id="list2316014800" text:style-name="L6">
        <text:list-item>
          <text:p text:style-name="P93">On lance 20 fois une pièce de monnaie et on note X la variable aléatoire comptant le nombre de pile obtenu.</text:p>
        </text:list-item>
      </text:list>
      <text:p text:style-name="P60"><text:span text:style-name="T161">On peut écrire la variable aléatoire X sous la forme X = X</text:span><text:span text:style-name="T142">1</text:span><text:span text:style-name="T161"> + X</text:span><text:span text:style-name="T142">2</text:span><text:span text:style-name="T161"> + … + X</text:span><text:span text:style-name="T144">20</text:span><text:span text:style-name="T51"> où, </text:span></text:p>
      <text:p text:style-name="P63"><text:span text:style-name="T51">pour tout </text:span><text:span text:style-name="T68">k</text:span><text:span text:style-name="T52">∈</text:span><text:span text:style-name="T53">{1 ; 2 ; …  ; </text:span><text:span text:style-name="T51">20</text:span><text:span text:style-name="T53">}, X</text:span><text:span text:style-name="T139">k</text:span><text:span text:style-name="T53"> </text:span><text:span text:style-name="T51">= 1 si on a obtenu pile au </text:span><text:span text:style-name="T67">k</text:span><text:span text:style-name="T170">e</text:span><text:span text:style-name="T51"> lancer et </text:span><text:span text:style-name="T53">X</text:span><text:span text:style-name="T139">k</text:span><text:span text:style-name="T53"> </text:span><text:span text:style-name="T51">= 0 si on a obtenu face au </text:span><text:span text:style-name="T67">k</text:span><text:span text:style-name="T170">e</text:span><text:span text:style-name="T51"> lancer.</text:span></text:p>
      <text:p text:style-name="P146"/>
      <text:p text:style-name="P146"/>
      <text:p text:style-name="P146"/>
      <text:h text:style-name="P68" text:outline-level="1">Caractéristiques des variables aléatoires</text:h>
      <text:p text:style-name="P25">Dans cette partie, on considère une variable aléatoire X définie sur <text:span text:style-name="T24"> </text:span><text:span text:style-name="T23">= {</text:span><text:span text:style-name="T210">ω</text:span><text:span text:style-name="T235">1</text:span><text:span text:style-name="T208"> ; </text:span><text:span text:style-name="T210">ω</text:span><text:span text:style-name="T235">2</text:span><text:span text:style-name="T208"> ; … ; </text:span><text:span text:style-name="T210">ω</text:span><text:span text:style-name="T231">r</text:span><text:span text:style-name="T23">} et on note {</text:span><text:span text:style-name="T35">x</text:span><text:span text:style-name="T235">1</text:span><text:span text:style-name="T208"> ; </text:span><text:span text:style-name="T220">x</text:span><text:span text:style-name="T235">2</text:span><text:span text:style-name="T208"> ; … ; </text:span><text:span text:style-name="T220">x</text:span><text:span text:style-name="T231">s</text:span><text:span text:style-name="T23">} l’ensemble des valeurs prises par X où</text:span><text:span text:style-name="T35"> r</text:span><text:span text:style-name="T25"> et</text:span><text:span text:style-name="T35"> s</text:span><text:span text:style-name="T25"> sont des entiers naturels non nuls.</text:span></text:p>
      <text:p text:style-name="P26"><text:span text:style-name="T25"><draw:frame draw:style-name="fr1" draw:name="Objet4" text:anchor-type="as-char" svg:width="4.343cm" svg:height="1.139cm" draw:z-index="2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5">et </text:span><text:span text:style-name="T25"><draw:frame draw:style-name="fr1" draw:name="Objet5" text:anchor-type="as-char" svg:width="6.103cm" svg:height="1.139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<text:h text:style-name="P71" text:outline-level="2">Espérance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7"><text:span text:style-name="T47">Propriété</text:span><text:span text:style-name="T46"> :</text:span></text:p>
            <text:p text:style-name="P29"><text:span text:style-name="T206">E</text:span>n reprenant les notations précédentes, on a <draw:frame draw:style-name="fr1" draw:name="Objet1" text:anchor-type="as-char" svg:width="4.54cm" svg:height="1.139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61">.</text:span></text:p>
          </table:table-cell>
        </table:table-row>
      </table:table>
      <text:p text:style-name="Text_20_body"/>
      <text:p text:style-name="P20"><text:soft-page-break/>Remarque :</text:p>
      <text:p text:style-name="P37">Dans cette propriété, l’espérance s’écrit en fonction des issues <text:span text:style-name="T214">ω</text:span><text:span text:style-name="T232">i</text:span><text:span text:style-name="T233"> <text:s/></text:span><text:span text:style-name="T240">de</text:span><text:span text:style-name="T248"> l’expérience aléatoire et non en fonctions des valeurs </text:span><text:span text:style-name="T239">x</text:span><text:span text:style-name="T232">i</text:span><text:span text:style-name="T233"> </text:span><text:span text:style-name="T240">.</text:span></text:p>
      <text:p text:style-name="P97"/>
      <text:p text:style-name="P19">Exemple :</text:p>
      <text:p text:style-name="P28">On jette un dé cubique équilibré, on gagne 2 € si on obtient un nombre pair et on perd 6 € si on obtient un nombre impair.</text:p>
      <text:p text:style-name="P28">L’espérance de la variable aléatoire X correspondant au gain remporté s’élève à :</text:p>
      <text:p text:style-name="P28"><draw:frame draw:style-name="fr1" draw:name="Objet2" text:anchor-type="as-char" svg:width="10.733cm" svg:height="0.998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= -2 €</text:p>
      <text:p text:style-name="P28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4"><text:span text:style-name="T47">Propriété</text:span><text:span text:style-name="T46"> :</text:span></text:p>
            <text:p text:style-name="P30">Soit X et Y deux variables aléatoires définies sur le même univers <text:span text:style-name="T38">. </text:span><text:span text:style-name="T37">Alors :</text:span></text:p>
            <text:p text:style-name="P52">E(X + Y) = E(X) + E(Y)</text:p>
          </table:table-cell>
        </table:table-row>
      </table:table>
      <text:p text:style-name="Text_20_body"/>
      <text:p text:style-name="P40">Démonstration :</text:p>
      <text:p text:style-name="P38">Soient X et Y deux variables aléatoires définies sur <text:span text:style-name="T29">. </text:span><text:span text:style-name="T28">Soit Z la variab</text:span><text:span text:style-name="T30">le aléatoire définie sur </text:span><text:span text:style-name="T29"> </text:span><text:span text:style-name="T30">par Z = X + Y.</text:span></text:p>
      <text:p text:style-name="P42"><text:span text:style-name="T28">On a alors E(X + Y) = E(Z) =</text:span><text:span text:style-name="T28"><draw:frame draw:style-name="fr1" draw:name="Objet3" text:anchor-type="as-char" svg:width="3.179cm" svg:height="1.139cm" draw:z-index="4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8">et donc E(X + Y) =</text:span><text:span text:style-name="T28"><draw:frame draw:style-name="fr1" draw:name="Objet6" text:anchor-type="as-char" svg:width="4.11cm" svg:height="1.139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28">.</text:span></text:p>
      <text:p text:style-name="P42"><text:span text:style-name="T28">On a, par ailleurs, (X + Y)(</text:span><text:span text:style-name="T214">ω</text:span><text:span text:style-name="T232">j</text:span><text:span text:style-name="T240">) = </text:span><text:span text:style-name="T249">X(</text:span><text:span text:style-name="T241">ω</text:span><text:span text:style-name="T232">j</text:span><text:span text:style-name="T240">) + </text:span><text:span text:style-name="T249">Y(</text:span><text:span text:style-name="T241">ω</text:span><text:span text:style-name="T232">j</text:span><text:span text:style-name="T240">) .</text:span></text:p>
      <text:p text:style-name="P42"><text:span text:style-name="T240">Donc </text:span><text:span text:style-name="T249">E(X + Y) =</text:span><text:span text:style-name="T249"><draw:frame draw:style-name="fr1" draw:name="Objet7" text:anchor-type="as-char" svg:width="6.498cm" svg:height="1.139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249">. D’où </text:span><text:span text:style-name="T250">E(X + Y) = E(X) + E(Y).</text:span></text:p>
      <text:p text:style-name="P53"/>
      <text:p text:style-name="P21"><text:span text:style-name="T252">R</text:span><text:span text:style-name="T251">emarque :</text:span></text:p>
      <text:p text:style-name="P54">Cette propriété permet de déterminer l’espérance de X + Y simplement à l’aide de celles de X et Y (donc sans la connaissance de la loi de probabilité de X + Y).</text:p>
      <text:p text:style-name="P54"/>
      <text:p text:style-name="P55">Exemple :</text:p>
      <text:p text:style-name="P6"><text:span text:style-name="T162">X est une variable aléatoire qui suit la loi binomiale de paramètres </text:span><text:span text:style-name="T166">n</text:span><text:span text:style-name="T162"> = 200 et </text:span><text:span text:style-name="T166">p</text:span><text:span text:style-name="T162"> = 0,2 et Y une variable aléatoire qui suit la loi binomiale de paramètres </text:span><text:span text:style-name="T166">n</text:span><text:span text:style-name="T162"> = 100 et </text:span><text:span text:style-name="T166">p</text:span><text:span text:style-name="T162"> = 0,5.</text:span></text:p>
      <text:p text:style-name="P66"><text:span text:style-name="T54">E(</text:span><text:span text:style-name="T55">X + Y</text:span><text:span text:style-name="T54">) = </text:span><text:span text:style-name="T97">E(X) + E(Y) </text:span><text:span text:style-name="T98">= 200 </text:span><text:span text:style-name="T103">× 0,2 + 100 × 0,5 = 90</text:span></text:p>
      <text:p text:style-name="P67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3"><text:span text:style-name="T47">Propriété</text:span><text:span text:style-name="T46"> :</text:span></text:p>
            <text:p text:style-name="P31">Soit X <text:span text:style-name="T262">une variable aléatoire et Y la variable aléatoire définie par </text:span><text:span text:style-name="T263">Y = </text:span><text:span text:style-name="T2">a</text:span><text:span text:style-name="T263">X </text:span><text:span text:style-name="T264">+ </text:span><text:span text:style-name="T3">b</text:span><text:span text:style-name="T263">, </text:span><text:span text:style-name="T265">où </text:span><text:span text:style-name="T4">a</text:span><text:span text:style-name="T265"> et </text:span><text:span text:style-name="T4">b</text:span><text:span text:style-name="T265"> sont deux réels. Alors :</text:span></text:p>
            <text:p text:style-name="P44"><text:span text:style-name="T31">E(Y) = E(</text:span><text:span text:style-name="T222">a</text:span><text:span text:style-name="T214">X </text:span><text:span text:style-name="T215">+ </text:span><text:span text:style-name="T223">b</text:span><text:span text:style-name="T31">) </text:span><text:span text:style-name="T32">=</text:span><text:span text:style-name="T31"> <text:s/></text:span><text:span text:style-name="T222">a</text:span><text:span text:style-name="T216">E(</text:span><text:span text:style-name="T214">X</text:span><text:span text:style-name="T216">)</text:span><text:span text:style-name="T214"> </text:span><text:span text:style-name="T215">+ </text:span><text:span text:style-name="T223">b</text:span></text:p>
          </table:table-cell>
        </table:table-row>
      </table:table>
      <text:p text:style-name="Text_20_body"/>
      <text:p text:style-name="P39"><text:soft-page-break/>Démonstration<text:span text:style-name="T267"> :</text:span></text:p>
      <text:p text:style-name="P47"><text:span text:style-name="T15">S</text:span><text:span text:style-name="T16">i </text:span><text:span text:style-name="T8">a</text:span><text:span text:style-name="T16"> = 0, </text:span><text:span text:style-name="T17">on a </text:span><text:span text:style-name="T18">E</text:span><text:span text:style-name="T17">(0X + </text:span><text:span text:style-name="T9">b</text:span><text:span text:style-name="T17">) = </text:span><text:span text:style-name="T18">E</text:span><text:span text:style-name="T17">(</text:span><text:span text:style-name="T9">b</text:span><text:span text:style-name="T17">) </text:span><text:span text:style-name="T18">= </text:span><text:span text:style-name="T10">b</text:span><text:span text:style-name="T18"> </text:span><text:span text:style-name="T19">(car Y prend la valeur </text:span><text:span text:style-name="T11">b</text:span><text:span text:style-name="T19"> et </text:span><text:span text:style-name="T11">p</text:span><text:span text:style-name="T19">(X = </text:span><text:span text:style-name="T11">b</text:span><text:span text:style-name="T19">) = 1) </text:span><text:span text:style-name="T18">et 0 </text:span><text:span text:style-name="T109">× </text:span><text:span text:style-name="T110">E(X) + </text:span><text:span text:style-name="T122">b</text:span><text:span text:style-name="T110"> = </text:span><text:span text:style-name="T122">b</text:span></text:p>
      <text:p text:style-name="P47"><text:span text:style-name="T267">Si </text:span><text:span text:style-name="T5">a</text:span><text:span text:style-name="T267"> </text:span><text:span text:style-name="T103">≠ </text:span><text:span text:style-name="T104">0, en notant </text:span><text:span text:style-name="T125">x</text:span><text:span text:style-name="T146">1</text:span><text:span text:style-name="T72"> ; </text:span><text:span text:style-name="T89">x</text:span><text:span text:style-name="T146">2</text:span><text:span text:style-name="T72"> ; … ; </text:span><text:span text:style-name="T89">x</text:span><text:span text:style-name="T151">s</text:span><text:span text:style-name="T105"> </text:span><text:span text:style-name="T104">les valeurs prises par X, alors </text:span><text:span text:style-name="T124">a</text:span><text:span text:style-name="T104">X + </text:span><text:span text:style-name="T124">b</text:span><text:span text:style-name="T104"> prend les valeurs </text:span><text:span text:style-name="T124">a</text:span><text:span text:style-name="T125">x</text:span><text:span text:style-name="T146">1</text:span><text:span text:style-name="T73">+ </text:span><text:span text:style-name="T90">b </text:span><text:span text:style-name="T73">;</text:span><text:span text:style-name="T72"> </text:span><text:span text:style-name="T90">a</text:span><text:span text:style-name="T89">x</text:span><text:span text:style-name="T146">2</text:span><text:span text:style-name="T72"> </text:span><text:span text:style-name="T73">+ </text:span><text:span text:style-name="T90">b </text:span><text:span text:style-name="T73">;</text:span><text:span text:style-name="T72"> … ; </text:span><text:span text:style-name="T90">a</text:span><text:span text:style-name="T89">x</text:span><text:span text:style-name="T151">s </text:span><text:span text:style-name="T89">+ </text:span><text:span text:style-name="T90">b.</text:span></text:p>
      <text:p text:style-name="P47"><text:span text:style-name="T73">Par définition, </text:span><text:span text:style-name="T104">E(</text:span><text:span text:style-name="T124">a</text:span><text:span text:style-name="T104">X + </text:span><text:span text:style-name="T124">b</text:span><text:span text:style-name="T104">) =</text:span><text:span text:style-name="T104"><draw:frame draw:style-name="fr1" draw:name="Objet8" text:anchor-type="as-char" svg:width="5.133cm" svg:height="1.139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04">.</text:span></text:p>
      <text:p text:style-name="P48"><text:span text:style-name="T102">Or </text:span><text:span text:style-name="T123">a</text:span><text:span text:style-name="T102">X + </text:span><text:span text:style-name="T123">b </text:span><text:span text:style-name="T102">= </text:span><text:span text:style-name="T123">ax</text:span><text:span text:style-name="T156">i</text:span><text:span text:style-name="T102"> + </text:span><text:span text:style-name="T123">b</text:span><text:span text:style-name="T102">, si et seulement si, X = </text:span><text:span text:style-name="T123">x</text:span><text:span text:style-name="T156">i</text:span><text:span text:style-name="T102">, donc </text:span><text:span text:style-name="T102"><draw:frame draw:style-name="fr1" draw:name="Objet9" text:anchor-type="as-char" svg:width="5.159cm" svg:height="0.542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102">.</text:span></text:p>
      <text:p text:style-name="P49"><text:span text:style-name="T102">Ainsi E(</text:span><text:span text:style-name="T123">a</text:span><text:span text:style-name="T102">X + </text:span><text:span text:style-name="T123">b</text:span><text:span text:style-name="T102">) =</text:span><text:span text:style-name="T102"><draw:frame draw:style-name="fr1" draw:name="Objet10" text:anchor-type="as-char" svg:width="9.481cm" svg:height="1.139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<text:p text:style-name="P49"><text:span text:style-name="T102">E(</text:span><text:span text:style-name="T123">a</text:span><text:span text:style-name="T102">X + </text:span><text:span text:style-name="T123">b</text:span><text:span text:style-name="T102">) </text:span><text:span text:style-name="T106">=</text:span><text:span text:style-name="T102"><draw:frame draw:style-name="fr1" draw:name="Objet11" text:anchor-type="as-char" svg:width="6.315cm" svg:height="1.139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07">= </text:span><text:span text:style-name="T126">a</text:span><text:span text:style-name="T107">E(X) + </text:span><text:span text:style-name="T126">b</text:span></text:p>
      <text:p text:style-name="P36"/>
      <text:p text:style-name="P14">Exemple :</text:p>
      <text:p text:style-name="P6">X est une variable aléatoire qui suit la loi binomiale de paramètres <text:span text:style-name="T1">n</text:span> = 2 et <text:span text:style-name="T1">p</text:span> = 0,2 et <text:span text:style-name="T262">soit </text:span></text:p>
      <text:p text:style-name="P6">Y <text:span text:style-name="T262">= 4X – 0,6.</text:span></text:p>
      <text:p text:style-name="P43">E(Y) = E(<text:span text:style-name="T262">4X – 0,6</text:span>) <text:span text:style-name="T262">= 4 E(X) – 0,6 = 4 × (2 × 0,2) – 0,6 = 1</text:span></text:p>
      <text:h text:style-name="P73" text:outline-level="2">Variance</text:h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46"><text:span text:style-name="T47">Propriété</text:span><text:span text:style-name="T46"> :</text:span></text:p>
            <text:p text:style-name="P32">Soit X <text:span text:style-name="T262">une variable aléatoire et Y la variable aléatoire définie par </text:span><text:span text:style-name="T263">Y = </text:span><text:span text:style-name="T2">a</text:span><text:span text:style-name="T263">X </text:span><text:span text:style-name="T264">+ </text:span><text:span text:style-name="T3">b</text:span><text:span text:style-name="T263">, </text:span><text:span text:style-name="T265">où </text:span><text:span text:style-name="T4">a</text:span><text:span text:style-name="T265"> et </text:span><text:span text:style-name="T4">b</text:span><text:span text:style-name="T265"> sont deux réels. Alors :</text:span></text:p>
            <text:p text:style-name="P45"><text:span text:style-name="T33">V</text:span><text:span text:style-name="T31">(Y) = </text:span><text:span text:style-name="T33">V</text:span><text:span text:style-name="T31">(</text:span><text:span text:style-name="T222">a</text:span><text:span text:style-name="T214">X </text:span><text:span text:style-name="T215">+ </text:span><text:span text:style-name="T223">b</text:span><text:span text:style-name="T31">) </text:span><text:span text:style-name="T32">=</text:span><text:span text:style-name="T31"> <text:s/></text:span><text:span text:style-name="T217">V(</text:span><text:span text:style-name="T224">a</text:span><text:span text:style-name="T217">X) = </text:span><text:span text:style-name="T224">a</text:span><text:span text:style-name="T39">2 </text:span><text:span text:style-name="T217">V(X)</text:span></text:p>
          </table:table-cell>
        </table:table-row>
      </table:table>
      <text:p text:style-name="P46"/>
      <text:p text:style-name="P41">Démonstration :</text:p>
      <text:p text:style-name="P57"><text:span text:style-name="T15">S</text:span><text:span text:style-name="T16">i </text:span><text:span text:style-name="T8">a</text:span><text:span text:style-name="T16"> = 0, </text:span><text:span text:style-name="T17">on a </text:span><text:span text:style-name="T20">V</text:span><text:span text:style-name="T17">(0X + </text:span><text:span text:style-name="T9">b</text:span><text:span text:style-name="T17">) = </text:span><text:span text:style-name="T20">V</text:span><text:span text:style-name="T17">(</text:span><text:span text:style-name="T9">b</text:span><text:span text:style-name="T17">) </text:span><text:span text:style-name="T18">= </text:span><text:span text:style-name="T10">b</text:span><text:span text:style-name="T18"> </text:span><text:span text:style-name="T19">(car Y prend la valeur </text:span><text:span text:style-name="T11">b</text:span><text:span text:style-name="T19"> </text:span><text:span text:style-name="T20">et</text:span><text:span text:style-name="T19"> </text:span><text:span text:style-name="T20">E(Y) = </text:span><text:span text:style-name="T12">b</text:span><text:span text:style-name="T20"> donc V(Y) = 0</text:span><text:span text:style-name="T19">) </text:span></text:p>
      <text:p text:style-name="P57"><text:span text:style-name="T18">et 0</text:span><text:span text:style-name="T41">2</text:span><text:span text:style-name="T18"> </text:span><text:span text:style-name="T109">× </text:span><text:span text:style-name="T111">V</text:span><text:span text:style-name="T110">(</text:span><text:span text:style-name="T111">Y</text:span><text:span text:style-name="T110">) = </text:span><text:span text:style-name="T122">b</text:span></text:p>
      <text:p text:style-name="P57"><text:span text:style-name="T267">Si </text:span><text:span text:style-name="T5">a</text:span><text:span text:style-name="T267"> </text:span><text:span text:style-name="T103">≠ </text:span><text:span text:style-name="T104">0, en notant </text:span><text:span text:style-name="T125">x</text:span><text:span text:style-name="T146">1</text:span><text:span text:style-name="T72"> ; </text:span><text:span text:style-name="T89">x</text:span><text:span text:style-name="T146">2</text:span><text:span text:style-name="T72"> ; … ; </text:span><text:span text:style-name="T89">x</text:span><text:span text:style-name="T151">s</text:span><text:span text:style-name="T105"> </text:span><text:span text:style-name="T104">les valeurs prises par X, alors </text:span><text:span text:style-name="T124">a</text:span><text:span text:style-name="T104">X + </text:span><text:span text:style-name="T124">b</text:span><text:span text:style-name="T104"> prend les valeurs </text:span><text:span text:style-name="T124">a</text:span><text:span text:style-name="T125">x</text:span><text:span text:style-name="T146">1</text:span><text:span text:style-name="T73">+ </text:span><text:span text:style-name="T90">b </text:span><text:span text:style-name="T73">;</text:span><text:span text:style-name="T72"> </text:span><text:span text:style-name="T90">a</text:span><text:span text:style-name="T89">x</text:span><text:span text:style-name="T146">2</text:span><text:span text:style-name="T72"> </text:span><text:span text:style-name="T73">+ </text:span><text:span text:style-name="T90">b </text:span><text:span text:style-name="T73">;</text:span><text:span text:style-name="T72"> … ; </text:span><text:span text:style-name="T90">a</text:span><text:span text:style-name="T89">x</text:span><text:span text:style-name="T151">s </text:span><text:span text:style-name="T89">+ </text:span><text:span text:style-name="T90">b.</text:span></text:p>
      <text:p text:style-name="P57"><text:span text:style-name="T73">Par définition, </text:span><text:span text:style-name="T74">V</text:span><text:span text:style-name="T104">(</text:span><text:span text:style-name="T124">a</text:span><text:span text:style-name="T104">X + </text:span><text:span text:style-name="T124">b</text:span><text:span text:style-name="T104">) =</text:span><text:span text:style-name="T104"><draw:frame draw:style-name="fr1" draw:name="Objet13" text:anchor-type="as-char" svg:width="7.278cm" svg:height="1.139cm" draw:z-index="11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04">.</text:span></text:p>
      <text:p text:style-name="P50"><text:span text:style-name="T102">Or </text:span><text:span text:style-name="T123">a</text:span><text:span text:style-name="T102">X + </text:span><text:span text:style-name="T123">b </text:span><text:span text:style-name="T102">= </text:span><text:span text:style-name="T123">ax</text:span><text:span text:style-name="T156">i</text:span><text:span text:style-name="T102"> + </text:span><text:span text:style-name="T123">b</text:span><text:span text:style-name="T102">, si et seulement si, X = </text:span><text:span text:style-name="T123">x</text:span><text:span text:style-name="T156">i</text:span><text:span text:style-name="T102">, donc </text:span><text:span text:style-name="T102"><draw:frame draw:style-name="fr1" draw:name="Objet14" text:anchor-type="as-char" svg:width="5.159cm" svg:height="0.542cm" draw:z-index="12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02">.</text:span></text:p>
      <text:p text:style-name="P50"><text:span text:style-name="T102">Ainsi </text:span><text:span text:style-name="T108">V</text:span><text:span text:style-name="T102">(</text:span><text:span text:style-name="T123">a</text:span><text:span text:style-name="T102">X + </text:span><text:span text:style-name="T123">b</text:span><text:span text:style-name="T102">) =</text:span><text:span text:style-name="T102"><draw:frame draw:style-name="fr1" draw:name="Objet15" text:anchor-type="as-char" svg:width="5.877cm" svg:height="1.139cm" draw:z-index="13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108">= </text:span><text:span text:style-name="T108"><draw:frame draw:style-name="fr1" draw:name="Objet16" text:anchor-type="as-char" svg:width="4.847cm" svg:height="1.139cm" draw:z-index="14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<text:p text:style-name="P56"><text:span text:style-name="T134">V</text:span><text:span text:style-name="T132">(</text:span><text:span text:style-name="T129">a</text:span><text:span text:style-name="T132">X + </text:span><text:span text:style-name="T129">b</text:span><text:span text:style-name="T132">) </text:span><text:span text:style-name="T133">=</text:span><text:span text:style-name="T133"><draw:frame draw:style-name="fr1" draw:name="Objet12" text:anchor-type="as-char" svg:width="10.158cm" svg:height="1.139cm" draw:z-index="15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34">= </text:span><text:span text:style-name="T130">a</text:span><text:span text:style-name="T171">2</text:span><text:span text:style-name="T134">V</text:span><text:span text:style-name="T133">(X)</text:span></text:p>
      <text:p text:style-name="P22"/>
      <text:p text:style-name="P108">Remarque :</text:p>
      <text:p text:style-name="P130">L’écart type <text:span text:style-name="T120">σ</text:span><text:span text:style-name="T121">(</text:span><text:span text:style-name="T131">a</text:span><text:span text:style-name="T121">X + </text:span><text:span text:style-name="T131">b</text:span><text:span text:style-name="T121">) </text:span><text:span text:style-name="T119">vérifie </text:span><text:span text:style-name="T120">σ</text:span><text:span text:style-name="T121">(</text:span><text:span text:style-name="T131">a</text:span><text:span text:style-name="T121">X + </text:span><text:span text:style-name="T131">b</text:span><text:span text:style-name="T121">) </text:span><text:span text:style-name="T119">= |</text:span><text:span text:style-name="T129">a</text:span><text:span text:style-name="T119">|</text:span><text:span text:style-name="T120">σ</text:span><text:span text:style-name="T121">(X).</text:span></text:p>
      <text:p text:style-name="P22"><text:soft-page-break/><text:span text:style-name="T110"/></text:p>
      <text:p text:style-name="P22">Exemple :</text:p>
      <text:p text:style-name="P7">X est une variable aléatoire qui suit la loi binomiale de paramètres <text:span text:style-name="T1">n</text:span> = 2 et <text:span text:style-name="T1">p</text:span> = 0,2 et <text:span text:style-name="T262">soit </text:span></text:p>
      <text:p text:style-name="P7">Y <text:span text:style-name="T262">= 4X – 0,6.</text:span></text:p>
      <text:p text:style-name="P46"><text:span text:style-name="T266">V</text:span>(Y) = <text:span text:style-name="T266">V</text:span>(<text:span text:style-name="T262">4X – 0,6</text:span>) <text:span text:style-name="T262">= </text:span><text:span text:style-name="T266">V</text:span><text:span text:style-name="T262">(</text:span><text:span text:style-name="T266">4</text:span><text:span text:style-name="T262">X) = 4</text:span><text:span text:style-name="T40">2</text:span><text:span text:style-name="T262"> × </text:span><text:span text:style-name="T266">V(X) = 16 </text:span><text:span text:style-name="T262">× </text:span><text:span text:style-name="T266">(2 </text:span><text:span text:style-name="T262">× </text:span><text:span text:style-name="T266">0,2 </text:span><text:span text:style-name="T262">× </text:span><text:span text:style-name="T266">0,8) = 5,12</text:span></text:p>
      <text:p text:style-name="P99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00"><text:span text:style-name="T48">Définitions :</text:span></text:p>
            <text:p text:style-name="P111"><text:span text:style-name="T217">S</text:span><text:span text:style-name="T218">oient X</text:span><text:span text:style-name="T236">1</text:span><text:span text:style-name="T218">, X</text:span><text:span text:style-name="T236">2</text:span><text:span text:style-name="T218">, … X</text:span><text:span text:style-name="T234">n</text:span><text:span text:style-name="T218">, </text:span><text:span text:style-name="T225">n</text:span><text:span text:style-name="T218"> variables aléatoires à valeurs respectivement dans E</text:span><text:span text:style-name="T236">1</text:span><text:span text:style-name="T218">, E</text:span><text:span text:style-name="T236">2</text:span><text:span text:style-name="T218">, … E</text:span><text:span text:style-name="T234">n</text:span><text:span text:style-name="T218">.</text:span></text:p>
            <text:p text:style-name="P111"><text:span text:style-name="T218">On dit que X</text:span><text:span text:style-name="T236">1</text:span><text:span text:style-name="T218">, X</text:span><text:span text:style-name="T236">2</text:span><text:span text:style-name="T218">, … X</text:span><text:span text:style-name="T234">n</text:span><text:span text:style-name="T218"> sont </text:span><text:span text:style-name="T219">indépendantes</text:span><text:span text:style-name="T218"> lorsque, pour tout </text:span><text:span text:style-name="T225">x</text:span><text:span text:style-name="T236">1</text:span><text:span text:style-name="T177">∈E</text:span><text:span text:style-name="T179">1</text:span><text:span text:style-name="T177">, <text:s/></text:span><text:span text:style-name="T178">x</text:span><text:span text:style-name="T179">2</text:span><text:span text:style-name="T177">∈E</text:span><text:span text:style-name="T179">2</text:span><text:span text:style-name="T183">, … , <text:s/></text:span><text:span text:style-name="T190">x</text:span><text:span text:style-name="T180">n</text:span><text:span text:style-name="T183">∈E</text:span><text:span text:style-name="T180">n </text:span><text:span text:style-name="T183">:</text:span></text:p>
            <text:p text:style-name="P113"><text:span text:style-name="T190">p</text:span><text:span text:style-name="T183">(X</text:span><text:span text:style-name="T179">1</text:span><text:span text:style-name="T183"> = </text:span><text:span text:style-name="T190">x</text:span><text:span text:style-name="T179">1</text:span><text:span text:style-name="T183"> <text:s/></text:span><text:span text:style-name="T182">∩ <text:s/></text:span><text:span text:style-name="T183">X</text:span><text:span text:style-name="T179">2</text:span><text:span text:style-name="T183"> = </text:span><text:span text:style-name="T190">x</text:span><text:span text:style-name="T179">2 <text:s/></text:span><text:span text:style-name="T183">∩ <text:s/>… ∩ X</text:span><text:span text:style-name="T180">n</text:span><text:span text:style-name="T183"> = </text:span><text:span text:style-name="T190">x</text:span><text:span text:style-name="T180">n</text:span><text:span text:style-name="T183">) = </text:span><text:span text:style-name="T190">p</text:span><text:span text:style-name="T183">( X</text:span><text:span text:style-name="T179">1</text:span><text:span text:style-name="T183"> = </text:span><text:span text:style-name="T190">x</text:span><text:span text:style-name="T179">1</text:span><text:span text:style-name="T183">) </text:span><text:span text:style-name="T192">×</text:span><text:span text:style-name="T183"> </text:span><text:span text:style-name="T190">p</text:span><text:span text:style-name="T183">( X</text:span><text:span text:style-name="T179">2</text:span><text:span text:style-name="T183"> = </text:span><text:span text:style-name="T190">x</text:span><text:span text:style-name="T179">2</text:span><text:span text:style-name="T183">) </text:span><text:span text:style-name="T192">× … </text:span><text:span text:style-name="T183"><text:s/></text:span><text:span text:style-name="T192">×</text:span><text:span text:style-name="T183"> </text:span><text:span text:style-name="T190">p</text:span><text:span text:style-name="T183">( X</text:span><text:span text:style-name="T180">n</text:span><text:span text:style-name="T183"> = </text:span><text:span text:style-name="T190">x</text:span><text:span text:style-name="T180">n</text:span><text:span text:style-name="T183">) </text:span></text:p>
          </table:table-cell>
        </table:table-row>
      </table:table>
      <text:p text:style-name="Text_20_body"/>
      <text:p text:style-name="P103">Remarque :</text:p>
      <text:p text:style-name="P101">Si les variables <text:span text:style-name="T218">X</text:span><text:span text:style-name="T236">1</text:span><text:span text:style-name="T218">, X</text:span><text:span text:style-name="T236">2</text:span><text:span text:style-name="T218">, … X</text:span><text:span text:style-name="T234">n</text:span><text:span text:style-name="T218"> </text:span>sont deux à deux indépendantes, on ne peut pas en conclure que <text:span text:style-name="T218">X</text:span><text:span text:style-name="T236">1</text:span><text:span text:style-name="T218">, X</text:span><text:span text:style-name="T236">2</text:span><text:span text:style-name="T218">, … X</text:span><text:span text:style-name="T234">n</text:span><text:span text:style-name="T218"> </text:span>sont mutuellement indépendantes.</text:p>
      <text:p text:style-name="P101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03"><text:span text:style-name="T268">P</text:span>ropriété :</text:p>
            <text:p text:style-name="P82"><text:span text:style-name="T270">S</text:span><text:span text:style-name="T57">i </text:span><text:span text:style-name="T58">X et Y sont deux variables aléatoires </text:span><text:span text:style-name="T66">indépendantes</text:span><text:span text:style-name="T58"> définies sur</text:span><text:span text:style-name="T176"> </text:span><text:span text:style-name="T100">, </text:span><text:span text:style-name="T101">alors :</text:span></text:p>
            <text:p text:style-name="P126"><text:span text:style-name="T135">V</text:span><text:span text:style-name="T101">(X + Y) = </text:span><text:span text:style-name="T135">V</text:span><text:span text:style-name="T101">(X) + </text:span><text:span text:style-name="T135">V</text:span><text:span text:style-name="T101">(Y)</text:span></text:p>
          </table:table-cell>
        </table:table-row>
      </table:table>
      <text:p text:style-name="Text_20_body"/>
      <text:p text:style-name="P14">Remarques :</text:p>
      <text:list xml:id="list49686998" text:style-name="L7">
        <text:list-item>
          <text:p text:style-name="P127"><text:span text:style-name="T269">Dans le cas où les expériences ne sont pas indépendantes, il se peut que :</text:span></text:p>
          <text:p text:style-name="P127"><text:span text:style-name="T101">V(X + Y) </text:span><text:span text:style-name="T99">≠</text:span><text:span text:style-name="T101"> V(X) + V(Y).</text:span></text:p>
        </text:list-item>
        <text:list-item>
          <text:p text:style-name="P112"><text:span text:style-name="T184">S</text:span><text:span text:style-name="T185">i</text:span><text:span text:style-name="T183"> X</text:span><text:span text:style-name="T179">1</text:span><text:span text:style-name="T183">, X</text:span><text:span text:style-name="T179">2</text:span><text:span text:style-name="T183">, … X</text:span><text:span text:style-name="T180">n</text:span><text:span text:style-name="T183"> </text:span><text:span text:style-name="T185">sont</text:span><text:span text:style-name="T183"> </text:span><text:span text:style-name="T190">n</text:span><text:span text:style-name="T183"> variables aléatoires </text:span><text:span text:style-name="T185">indépendantes définies sur </text:span><text:span text:style-name="T198">, </text:span><text:span text:style-name="T199">alors :</text:span></text:p>
          <text:p text:style-name="P114"><text:span text:style-name="T185">V(</text:span><text:span text:style-name="T183">X</text:span><text:span text:style-name="T179">1</text:span><text:span text:style-name="T183"> </text:span><text:span text:style-name="T185">+ </text:span><text:span text:style-name="T183">X</text:span><text:span text:style-name="T179">2</text:span><text:span text:style-name="T183"> </text:span><text:span text:style-name="T185">+ </text:span><text:span text:style-name="T183">… </text:span><text:span text:style-name="T185">+</text:span><text:span text:style-name="T183"> X</text:span><text:span text:style-name="T180">n</text:span><text:span text:style-name="T185">) = V(</text:span><text:span text:style-name="T183">X</text:span><text:span text:style-name="T179">1</text:span><text:span text:style-name="T185">) + V(</text:span><text:span text:style-name="T183">X</text:span><text:span text:style-name="T179">2</text:span><text:span text:style-name="T185">) + </text:span><text:span text:style-name="T183">… </text:span><text:span text:style-name="T185">+ V(</text:span><text:span text:style-name="T183">X</text:span><text:span text:style-name="T180">n</text:span><text:span text:style-name="T185">)</text:span></text:p>
        </text:list-item>
      </text:list>
      <text:h text:style-name="P70" text:outline-level="1"><text:span text:style-name="T137">A</text:span><text:span text:style-name="T136">pplications</text:span></text:h>
      <text:h text:style-name="P71" text:outline-level="2">Application à la loi binomiale</text:h>
      <text:p text:style-name="P129"><text:span text:style-name="T21">Dans cette partie, </text:span><text:span text:style-name="T1">n</text:span><text:span text:style-name="T21"> désigne un entier naturel supérieur ou égal à 1 et </text:span><text:span text:style-name="T1">p</text:span><text:span text:style-name="T21"> un nombre réel appartenant à l’intervalle [0 ; 1].</text:span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31"><text:span text:style-name="T49">Définition</text:span><text:span text:style-name="T50"> :</text:span></text:p>
            <text:p text:style-name="P115"><text:span text:style-name="T269">D</text:span>eux variables aléatoires sont dites <text:span text:style-name="T42">identiquement distribuées</text:span> lorsqu’elles ont la même loi de probabilité.</text:p>
          </table:table-cell>
        </table:table-row>
      </table:table>
      <text:p text:style-name="Text_20_body"/>
      <text:p text:style-name="P104">Remarque :</text:p>
      <text:p text:style-name="P128">Deux variables aléatoires identiquement distribuées peuvent être ou ne pas être indépendantes.</text:p>
      <table:table table:name="Tableau11" table:style-name="Tableau11">
        <table:table-column table:style-name="Tableau11.A"/>
        <text:soft-page-break/>
        <table:table-row>
          <table:table-cell table:style-name="Tableau11.A1" office:value-type="string">
            <text:p text:style-name="P104"><text:span text:style-name="T269">P</text:span>ropriété :</text:p>
            <text:p text:style-name="P115">Toute variable aléatoire suivant une loi binomiale peut s’écrire comme une somme de variables aléatoires de Bernoulli indépendantes et identiquement distribuées.</text:p>
          </table:table-cell>
        </table:table-row>
      </table:table>
      <text:p text:style-name="Text_20_body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104"><text:span text:style-name="T269">P</text:span>ropriété<text:span text:style-name="T275">s</text:span> :</text:p>
            <text:p text:style-name="P115">Si X suit la loi binomiale de paramètres <text:span text:style-name="T1">n</text:span> et <text:span text:style-name="T1">p</text:span>, alors :</text:p>
            <text:list xml:id="list2975363168" text:style-name="L9">
              <text:list-item>
                <text:p text:style-name="P116">E(X) = <text:span text:style-name="T1">np</text:span></text:p>
              </text:list-item>
              <text:list-item>
                <text:p text:style-name="P116">V(X) = <text:span text:style-name="T1">np</text:span>(1 – <text:span text:style-name="T1">p</text:span>)</text:p>
              </text:list-item>
              <text:list-item>
                <text:p text:style-name="P76">σ(X) <text:span text:style-name="T272">=</text:span><text:span text:style-name="T272"><draw:frame draw:style-name="fr1" draw:name="Objet17" text:anchor-type="as-char" svg:width="2.076cm" svg:height="0.547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        </text:list-item>
            </text:list>
          </table:table-cell>
        </table:table-row>
      </table:table>
      <text:p text:style-name="Text_20_body"/>
      <text:p text:style-name="P132">Démonstrations :</text:p>
      <text:list xml:id="list1342528896" text:style-name="L8">
        <text:list-item>
          <text:p text:style-name="P117"><text:span text:style-name="T272">Soit X une variable aléatoire suivant la loi binomiale de paramètres </text:span><text:span text:style-name="T6">n</text:span><text:span text:style-name="T272"> et </text:span><text:span text:style-name="T6">p</text:span><text:span text:style-name="T272">.</text:span></text:p>
          <text:p text:style-name="P118">Alors, il existe <text:span text:style-name="T1">n</text:span><text:span text:style-name="T21"> variables aléatoires de Bernoulli de paramètre </text:span><text:span text:style-name="T1">p</text:span><text:span text:style-name="T21"> telles que :</text:span></text:p>
          <text:p text:style-name="P118"><text:span text:style-name="T21">X = <text:s/></text:span><text:span text:style-name="T183">X</text:span><text:span text:style-name="T179">1</text:span><text:span text:style-name="T183"> </text:span><text:span text:style-name="T185">+ </text:span><text:span text:style-name="T183">X</text:span><text:span text:style-name="T179">2</text:span><text:span text:style-name="T183"> </text:span><text:span text:style-name="T185">+ </text:span><text:span text:style-name="T183">… </text:span><text:span text:style-name="T185">+</text:span><text:span text:style-name="T183"> X</text:span><text:span text:style-name="T180">n</text:span><text:span text:style-name="T183">.</text:span></text:p>
          <text:p text:style-name="P119"><text:span text:style-name="T183">A</text:span><text:span text:style-name="T182">insi pour tout </text:span><text:span text:style-name="T189">k</text:span><text:span text:style-name="T183">∈</text:span><text:span text:style-name="T186">{1 ; 2 ; <text:s/>… ; </text:span><text:span text:style-name="T191">n</text:span><text:span text:style-name="T186">}, E(X</text:span><text:span text:style-name="T181">k</text:span><text:span text:style-name="T186">) = </text:span><text:span text:style-name="T191">p</text:span><text:span text:style-name="T186"> et V(X</text:span><text:span text:style-name="T181">k</text:span><text:span text:style-name="T186">) = </text:span><text:span text:style-name="T191">p</text:span><text:span text:style-name="T186">(1 – </text:span><text:span text:style-name="T191">p</text:span><text:span text:style-name="T186">).</text:span></text:p>
          <text:p text:style-name="P122"><text:span text:style-name="T182">Or, E(</text:span><text:span text:style-name="T187">X</text:span><text:span text:style-name="T182">)</text:span><text:span text:style-name="T187"> = </text:span><text:span text:style-name="T182">E(</text:span><text:span text:style-name="T183">X</text:span><text:span text:style-name="T179">1</text:span><text:span text:style-name="T183"> </text:span><text:span text:style-name="T185">+ </text:span><text:span text:style-name="T183">X</text:span><text:span text:style-name="T179">2</text:span><text:span text:style-name="T183"> </text:span><text:span text:style-name="T185">+ </text:span><text:span text:style-name="T183">… </text:span><text:span text:style-name="T185">+</text:span><text:span text:style-name="T183"> X</text:span><text:span text:style-name="T180">n</text:span><text:span text:style-name="T182">) = E(</text:span><text:span text:style-name="T187"> </text:span><text:span text:style-name="T183">X</text:span><text:span text:style-name="T179">1</text:span><text:span text:style-name="T182">) </text:span><text:span text:style-name="T185">+ </text:span><text:span text:style-name="T182">E(</text:span><text:span text:style-name="T183">X</text:span><text:span text:style-name="T179">2</text:span><text:span text:style-name="T182">) </text:span><text:span text:style-name="T185">+ </text:span><text:span text:style-name="T183">… </text:span><text:span text:style-name="T185">+</text:span><text:span text:style-name="T183"> </text:span><text:span text:style-name="T182">E(</text:span><text:span text:style-name="T183">X</text:span><text:span text:style-name="T180">n</text:span><text:span text:style-name="T182">) = <text:s/></text:span><text:span text:style-name="T189">p + p + … + p</text:span><text:span text:style-name="T182"> = </text:span><text:span text:style-name="T189">np</text:span><text:span text:style-name="T182">.</text:span></text:p>
        </text:list-item>
        <text:list-item>
          <text:p text:style-name="P135"><text:span text:style-name="T56">Les variables aléatoires </text:span><text:span text:style-name="T57">X</text:span><text:span text:style-name="T145">1</text:span><text:span text:style-name="T57">, X</text:span><text:span text:style-name="T145">2</text:span><text:span text:style-name="T57">, … X</text:span><text:span text:style-name="T140">n</text:span><text:span text:style-name="T57"> </text:span><text:span text:style-name="T56">étant indépendantes, par définition de schéma de Bernoulli, on a :</text:span></text:p>
          <text:p text:style-name="P135"><text:span text:style-name="T56">V(</text:span><text:span text:style-name="T61">X</text:span><text:span text:style-name="T56">)</text:span><text:span text:style-name="T61"> </text:span><text:span text:style-name="T56">= V(</text:span><text:span text:style-name="T61"> </text:span><text:span text:style-name="T57">X</text:span><text:span text:style-name="T145">1</text:span><text:span text:style-name="T56">) </text:span><text:span text:style-name="T59">+ </text:span><text:span text:style-name="T56">V(</text:span><text:span text:style-name="T57">X</text:span><text:span text:style-name="T145">2</text:span><text:span text:style-name="T56">) </text:span><text:span text:style-name="T59">+ </text:span><text:span text:style-name="T57">… </text:span><text:span text:style-name="T59">+</text:span><text:span text:style-name="T57"> </text:span><text:span text:style-name="T56">V(</text:span><text:span text:style-name="T57">X</text:span><text:span text:style-name="T140">n</text:span><text:span text:style-name="T56">) = </text:span><text:span text:style-name="T69">p</text:span><text:span text:style-name="T56">(1 – </text:span><text:span text:style-name="T69">p</text:span><text:span text:style-name="T56">)</text:span><text:span text:style-name="T69"> + p</text:span><text:span text:style-name="T56">(1 – </text:span><text:span text:style-name="T69">p</text:span><text:span text:style-name="T56">) </text:span><text:span text:style-name="T69">+ … + <text:s/>p</text:span><text:span text:style-name="T56">(1 – </text:span><text:span text:style-name="T69">p</text:span><text:span text:style-name="T56">) = </text:span><text:span text:style-name="T69">np</text:span><text:span text:style-name="T56">(1 – </text:span><text:span text:style-name="T69">p</text:span><text:span text:style-name="T56">).</text:span></text:p>
        </text:list-item>
        <text:list-item>
          <text:p text:style-name="P75"><text:span text:style-name="T56">σ(X) </text:span><text:span text:style-name="T61">=</text:span><text:span text:style-name="T61"><draw:frame draw:style-name="fr1" draw:name="Objet18" text:anchor-type="as-char" svg:width="3.575cm" svg:height="0.547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61">.</text:span></text:p>
        </text:list-item>
      </text:list>
      <text:p text:style-name="Text_20_body"/>
      <text:p text:style-name="P107">Exemple :</text:p>
      <text:p text:style-name="P136">Soit X une variable aléatoire suivant une loi binomiale de paramètres <text:span text:style-name="T1">n</text:span> = 20 et <text:span text:style-name="T1">p</text:span> = 0,2.</text:p>
      <text:p text:style-name="P137"><text:span text:style-name="T273">On a E(X) = </text:span><text:span text:style-name="T7">np</text:span><text:span text:style-name="T273"> = 20</text:span><text:span text:style-name="T271"> </text:span><text:span text:style-name="T173">× </text:span><text:span text:style-name="T174">0,2 = 4.</text:span></text:p>
      <text:p text:style-name="P136"><text:span text:style-name="T173">De plus V(X) = </text:span><text:span text:style-name="T169">np</text:span><text:span text:style-name="T168">(1 – </text:span><text:span text:style-name="T169">p</text:span><text:span text:style-name="T168">) </text:span><text:span text:style-name="T167">= <text:s/>20</text:span><text:span text:style-name="T175"> × 0,2 × 0,8 = 3,2.</text:span></text:p>
      <text:p text:style-name="P136"><text:span text:style-name="T175">Donc </text:span><text:span text:style-name="T76">σ(X) </text:span><text:span text:style-name="T77">=</text:span><text:span text:style-name="T77"><draw:frame draw:style-name="fr1" draw:name="Objet19" text:anchor-type="as-char" svg:width="3.801cm" svg:height="0.547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<text:h text:style-name="P74" text:outline-level="2">Échantillons de <text:span text:style-name="T1">n</text:span> variables aléatoires identiques et indépendantes</text:h>
      <text:p text:style-name="P94"><text:span text:style-name="T243">On considère un entier naturel </text:span><text:span text:style-name="T259">n </text:span><text:span text:style-name="T25">⩾</text:span><text:span text:style-name="T255"> 1 et </text:span><text:span text:style-name="T244">X</text:span><text:span text:style-name="T237">1</text:span><text:span text:style-name="T244">, X</text:span><text:span text:style-name="T237">2</text:span><text:span text:style-name="T244">, … X</text:span><text:span text:style-name="T238">n</text:span><text:span text:style-name="T245">,</text:span><text:span text:style-name="T244"> </text:span><text:span text:style-name="T247">n</text:span><text:span text:style-name="T244"> variables aléatoires</text:span><text:span text:style-name="T245"> définies sur </text:span><text:span text:style-name="T254"> </text:span><text:span text:style-name="T255">supposées indépendantes et identiquement distribuées.</text:span></text:p>
      <text:p text:style-name="P95"><text:span text:style-name="T253">On note S</text:span><text:span text:style-name="T238">n</text:span><text:span text:style-name="T256"> = <text:s/></text:span><text:span text:style-name="T244">X</text:span><text:span text:style-name="T237">1</text:span><text:span text:style-name="T244"> </text:span><text:span text:style-name="T245">+ </text:span><text:span text:style-name="T244">X</text:span><text:span text:style-name="T237">2</text:span><text:span text:style-name="T244"> </text:span><text:span text:style-name="T245">+ </text:span><text:span text:style-name="T244">… </text:span><text:span text:style-name="T245">+</text:span><text:span text:style-name="T244"> X</text:span><text:span text:style-name="T238">n</text:span><text:span text:style-name="T244"> </text:span><text:span text:style-name="T242">la somme de ces</text:span><text:span text:style-name="T246"> n</text:span><text:span text:style-name="T242"> variables aléatoires et M</text:span><text:span text:style-name="T238">n</text:span><text:span text:style-name="T256"> =</text:span><text:span text:style-name="T256"><draw:frame draw:style-name="fr1" draw:name="Objet20" text:anchor-type="as-char" svg:width="2.907cm" svg:height="1.062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257">la moyenne de ces </text:span><text:span text:style-name="T258">n</text:span><text:span text:style-name="T257"> variables aléatoires.</text:span></text:p>
      <text:p text:style-name="P96"><text:span text:style-name="T257"/></text:p>
      <table:table table:name="Tableau13" table:style-name="Tableau13">
        <table:table-column table:style-name="Tableau13.A"/>
        <text:soft-page-break/>
        <table:table-row>
          <table:table-cell table:style-name="Tableau13.A1" office:value-type="string">
            <text:p text:style-name="P105"><text:span text:style-name="T269">P</text:span>ropriété :</text:p>
            <text:p text:style-name="P120"><text:span text:style-name="T188">P</text:span><text:span text:style-name="T182">our tout </text:span><text:span text:style-name="T189">k</text:span><text:span text:style-name="T183">∈</text:span><text:span text:style-name="T186">{1 ; 2 ; <text:s/>… ; </text:span><text:span text:style-name="T191">n</text:span><text:span text:style-name="T186">}, </text:span><text:span text:style-name="T188">on a :</text:span></text:p>
            <text:list xml:id="list441157167" text:style-name="L10">
              <text:list-item>
                <text:p text:style-name="P83"><text:span text:style-name="T62">E(</text:span><text:span text:style-name="T113">S</text:span><text:span text:style-name="T152">n</text:span><text:span text:style-name="T114">) </text:span><text:span text:style-name="T115">= </text:span><text:span text:style-name="T127">n</text:span><text:span text:style-name="T78">E(X</text:span><text:span text:style-name="T153">k</text:span><text:span text:style-name="T114">)</text:span></text:p>
              </text:list-item>
              <text:list-item>
                <text:p text:style-name="P83"><text:span text:style-name="T78">V(</text:span><text:span text:style-name="T113">S</text:span><text:span text:style-name="T152">n</text:span><text:span text:style-name="T114">) </text:span><text:span text:style-name="T115">= </text:span><text:span text:style-name="T127">n</text:span><text:span text:style-name="T114">V</text:span><text:span text:style-name="T78">(X</text:span><text:span text:style-name="T153">k</text:span><text:span text:style-name="T114">) et </text:span><text:span text:style-name="T76">σ(</text:span><text:span text:style-name="T113">S</text:span><text:span text:style-name="T152">n</text:span><text:span text:style-name="T114">)</text:span><text:span text:style-name="T76"> </text:span><text:span text:style-name="T77">=</text:span><text:span text:style-name="T77"><draw:frame draw:style-name="fr1" draw:name="Objet21" text:anchor-type="as-char" svg:width="1.785cm" svg:height="0.566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77">.</text:span></text:p>
              </text:list-item>
            </text:list>
          </table:table-cell>
        </table:table-row>
      </table:table>
      <text:p text:style-name="Text_20_body"/>
      <text:p text:style-name="P133">Démonstrations :</text:p>
      <text:list xml:id="list3888017961" text:style-name="L11">
        <text:list-item>
          <text:p text:style-name="P85"><text:span text:style-name="T275">La linéarité de l’espérance donne </text:span><text:span text:style-name="T60">E(</text:span><text:span text:style-name="T113">S</text:span><text:span text:style-name="T152">n</text:span><text:span text:style-name="T60">)</text:span><text:span text:style-name="T61"> = </text:span><text:span text:style-name="T60">E(</text:span><text:span text:style-name="T61"> </text:span><text:span text:style-name="T57">X</text:span><text:span text:style-name="T145">1</text:span><text:span text:style-name="T60">) </text:span><text:span text:style-name="T59">+ </text:span><text:span text:style-name="T60">E(</text:span><text:span text:style-name="T57">X</text:span><text:span text:style-name="T145">2</text:span><text:span text:style-name="T60">) </text:span><text:span text:style-name="T59">+ </text:span><text:span text:style-name="T57">… </text:span><text:span text:style-name="T59">+</text:span><text:span text:style-name="T57"> </text:span><text:span text:style-name="T60">E(</text:span><text:span text:style-name="T57">X</text:span><text:span text:style-name="T140">n</text:span><text:span text:style-name="T60">). </text:span><text:span text:style-name="T63">Or ces variables aléatoires suivent la même loi. Elles ont donc la même espérance. </text:span></text:p>
          <text:p text:style-name="P85"><text:span text:style-name="T63">D’où, pour </text:span><text:span text:style-name="T61">tout </text:span><text:span text:style-name="T71">k</text:span><text:span text:style-name="T57">∈</text:span><text:span text:style-name="T60">{1 ; 2 ; <text:s/>… ; </text:span><text:span text:style-name="T70">n</text:span><text:span text:style-name="T60">}, </text:span><text:span text:style-name="T62">E(</text:span><text:span text:style-name="T113">S</text:span><text:span text:style-name="T152">n</text:span><text:span text:style-name="T114">) </text:span><text:span text:style-name="T115">= </text:span><text:span text:style-name="T127">n</text:span><text:span text:style-name="T78">E(X</text:span><text:span text:style-name="T153">k</text:span><text:span text:style-name="T114">).</text:span></text:p>
        </text:list-item>
        <text:list-item>
          <text:p text:style-name="P140"><text:span text:style-name="T114">D</text:span><text:span text:style-name="T112">e la même manière, les variables aléatoires </text:span><text:span text:style-name="T79">X</text:span><text:span text:style-name="T148">1</text:span><text:span text:style-name="T79">, X</text:span><text:span text:style-name="T148">2</text:span><text:span text:style-name="T79">, … X</text:span><text:span text:style-name="T152">n</text:span><text:span text:style-name="T79"> </text:span><text:span text:style-name="T75">étant supposées indépendantes, on obtient, pour</text:span><text:span text:style-name="T81"> </text:span><text:span text:style-name="T77">tout </text:span><text:span text:style-name="T92">k</text:span><text:span text:style-name="T79">∈</text:span><text:span text:style-name="T76">{1 ; 2 ; <text:s/>… ; </text:span><text:span text:style-name="T93">n</text:span><text:span text:style-name="T76">}, </text:span><text:span text:style-name="T75">V</text:span><text:span text:style-name="T78">(</text:span><text:span text:style-name="T113">S</text:span><text:span text:style-name="T152">n</text:span><text:span text:style-name="T114">) </text:span><text:span text:style-name="T115">=</text:span><text:span text:style-name="T77"> </text:span><text:span text:style-name="T75">V</text:span><text:span text:style-name="T76">(</text:span><text:span text:style-name="T77"> </text:span><text:span text:style-name="T79">X</text:span><text:span text:style-name="T148">1</text:span><text:span text:style-name="T76">) </text:span><text:span text:style-name="T80">+ </text:span><text:span text:style-name="T75">V</text:span><text:span text:style-name="T76">(</text:span><text:span text:style-name="T79">X</text:span><text:span text:style-name="T148">2</text:span><text:span text:style-name="T76">) </text:span><text:span text:style-name="T80">+ </text:span><text:span text:style-name="T79">… </text:span><text:span text:style-name="T80">+</text:span><text:span text:style-name="T79"> </text:span><text:span text:style-name="T75">V</text:span><text:span text:style-name="T76">(</text:span><text:span text:style-name="T79">X</text:span><text:span text:style-name="T152">n</text:span><text:span text:style-name="T76">) </text:span><text:span text:style-name="T75">= </text:span><text:span text:style-name="T127">n</text:span><text:span text:style-name="T114">V</text:span><text:span text:style-name="T78">(X</text:span><text:span text:style-name="T153">k</text:span><text:span text:style-name="T114">).</text:span></text:p>
          <text:p text:style-name="P138"><text:span text:style-name="T112">Enfin, on a</text:span><text:span text:style-name="T114"> </text:span><text:span text:style-name="T76">σ(</text:span><text:span text:style-name="T113">S</text:span><text:span text:style-name="T152">n</text:span><text:span text:style-name="T114">)</text:span><text:span text:style-name="T76"> </text:span><text:span text:style-name="T77">=</text:span><text:span text:style-name="T77"><draw:frame draw:style-name="fr1" draw:name="Objet22" text:anchor-type="as-char" svg:width="1.785cm" svg:height="0.566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77">.</text:span></text:p>
        </text:list-item>
      </text:list>
      <text:p text:style-name="P139"><text:span text:style-name="T77"/></text:p>
      <text:p text:style-name="P110"><text:span text:style-name="T88">R</text:span><text:span text:style-name="T87">emarque :</text:span></text:p>
      <text:p text:style-name="P142"><text:span text:style-name="T75">Cette propriété généralise les résultats obtenus sur la loi binomiale en considérant, dans ce cas, la variable aléatoire X comme somme de variables aléatoires de Bernoulli indépendantes de paramètres </text:span><text:span text:style-name="T91">p</text:span><text:span text:style-name="T75">.</text:span></text:p>
      <text:p text:style-name="P139"><text:span text:style-name="T75"/>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106"><text:span text:style-name="T269">P</text:span>ropriété :</text:p>
            <text:p text:style-name="P121"><text:span text:style-name="T188">P</text:span><text:span text:style-name="T182">our tout </text:span><text:span text:style-name="T189">k</text:span><text:span text:style-name="T183">∈</text:span><text:span text:style-name="T186">{1 ; 2 ; <text:s/>… ; </text:span><text:span text:style-name="T191">n</text:span><text:span text:style-name="T186">}, </text:span><text:span text:style-name="T188">on a :</text:span></text:p>
            <text:list xml:id="list163824881090369" text:continue-list="list441157167" text:style-name="L10">
              <text:list-item>
                <text:p text:style-name="P84"><text:span text:style-name="T62">E(</text:span><text:span text:style-name="T64">M</text:span><text:span text:style-name="T152">n</text:span><text:span text:style-name="T114">) </text:span><text:span text:style-name="T115">= </text:span><text:span text:style-name="T78">E(X</text:span><text:span text:style-name="T153">k</text:span><text:span text:style-name="T114">)</text:span></text:p>
              </text:list-item>
              <text:list-item>
                <text:p text:style-name="P84"><text:span text:style-name="T78">V(</text:span><text:span text:style-name="T82">M</text:span><text:span text:style-name="T152">n</text:span><text:span text:style-name="T114">) </text:span><text:span text:style-name="T115">= </text:span><text:span text:style-name="T115"><draw:frame draw:style-name="fr1" draw:name="Objet24" text:anchor-type="as-char" svg:width="1.402cm" svg:height="1.071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14">et </text:span><text:span text:style-name="T76">σ(</text:span><text:span text:style-name="T82">M</text:span><text:span text:style-name="T152">n</text:span><text:span text:style-name="T114">)</text:span><text:span text:style-name="T76"> </text:span><text:span text:style-name="T77">=</text:span><text:span text:style-name="T77"><draw:frame draw:style-name="fr1" draw:name="Objet23" text:anchor-type="as-char" svg:width="1.335cm" svg:height="1.108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77">.</text:span></text:p>
              </text:list-item>
            </text:list>
          </table:table-cell>
        </table:table-row>
      </table:table>
      <text:p text:style-name="Text_20_body"/>
      <text:p text:style-name="P134">Démonstrations :</text:p>
      <text:list xml:id="list163823829091571" text:continue-list="list3888017961" text:style-name="L11">
        <text:list-item>
          <text:p text:style-name="P86"><text:span text:style-name="T64">Soit</text:span><text:span text:style-name="T61"> </text:span><text:span text:style-name="T71">k</text:span><text:span text:style-name="T57">∈</text:span><text:span text:style-name="T60">{1 ; 2 ; <text:s/>… ; </text:span><text:span text:style-name="T70">n</text:span><text:span text:style-name="T60">}, </text:span><text:span text:style-name="T64">l</text:span><text:span text:style-name="T275">a linéarité de l’espérance </text:span><text:span text:style-name="T276">et </text:span><text:span text:style-name="T275"><text:s/></text:span><text:span text:style-name="T277">la propriété précédente donnent </text:span><text:span text:style-name="T275"><text:s/></text:span><text:span text:style-name="T60">E(</text:span><text:span text:style-name="T65">M</text:span><text:span text:style-name="T152">n</text:span><text:span text:style-name="T60">)</text:span><text:span text:style-name="T61"> = </text:span><draw:frame draw:style-name="fr1" draw:name="Objet26" text:anchor-type="as-char" svg:width="8.934cm" svg:height="1.171cm" draw:z-index="24"><draw:object xlink:href="./Object 26" xlink:type="simple" xlink:show="embed" xlink:actuate="onLoad"/><draw:image xlink:href="./ObjectReplacements/Object 26" xlink:type="simple" xlink:show="embed" xlink:actuate="onLoad"/><svg:desc>formule</svg:desc></draw:frame><text:span text:style-name="T277">= </text:span><text:span text:style-name="T60">E(</text:span><text:span text:style-name="T57">X</text:span><text:span text:style-name="T141">k</text:span><text:span text:style-name="T60">). </text:span></text:p>
        </text:list-item>
        <text:list-item>
          <text:p text:style-name="P141"><text:span text:style-name="T116">Par ailleurs, pour tout </text:span><text:span text:style-name="T94">a</text:span><text:span text:style-name="T79">∈</text:span><text:span text:style-name="T117">ℝ</text:span><text:span text:style-name="T76">, </text:span><text:span text:style-name="T114">V(</text:span><text:span text:style-name="T128">a</text:span><text:span text:style-name="T114">S</text:span><text:span text:style-name="T157">n</text:span><text:span text:style-name="T114">) = </text:span><text:span text:style-name="T128">a</text:span><text:span text:style-name="T172">2</text:span><text:span text:style-name="T114">V(S</text:span><text:span text:style-name="T157">n</text:span><text:span text:style-name="T114">).</text:span></text:p>
          <text:p text:style-name="P143"><text:span text:style-name="T114">E</text:span><text:span text:style-name="T112">n combinant cette égalité au résultat de la propriété précédente, </text:span></text:p>
          <text:p text:style-name="P143"><text:span text:style-name="T78">V(</text:span><text:span text:style-name="T82">M</text:span><text:span text:style-name="T152">n</text:span><text:span text:style-name="T114">) </text:span><text:span text:style-name="T115">= </text:span><text:span text:style-name="T115"><draw:frame draw:style-name="fr1" draw:name="Objet25" text:anchor-type="as-char" svg:width="6.943cm" svg:height="1.177cm" draw:z-index="25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15">. </text:span><text:span text:style-name="T112">On obtient ensuite </text:span><text:span text:style-name="T76">σ(</text:span><text:span text:style-name="T82">M</text:span><text:span text:style-name="T152">n</text:span><text:span text:style-name="T114">)</text:span><text:span text:style-name="T76"> </text:span><text:span text:style-name="T77">=</text:span><text:span text:style-name="T77"><draw:frame draw:style-name="fr1" draw:name="Objet27" text:anchor-type="as-char" svg:width="1.335cm" svg:height="1.108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77">.</text:span></text:p>
        </text:list-item>
      </text:list>
      <text:p text:style-name="P142"><text:span text:style-name="T77"/></text:p>
      <text:p text:style-name="P123"><text:span text:style-name="T195">R</text:span><text:span text:style-name="T194">emarque</text:span><text:span text:style-name="T197">s</text:span><text:span text:style-name="T194"> :</text:span></text:p>
      <text:list xml:id="list3343110896" text:style-name="L12">
        <text:list-item>
          <text:p text:style-name="P87"><text:span text:style-name="T76">E(</text:span><text:span text:style-name="T83">M</text:span><text:span text:style-name="T152">n</text:span><text:span text:style-name="T76">) </text:span><text:span text:style-name="T84">peut s’interpréter comme ceci : en prenant un grand nombre de fois des échantillons de taille </text:span><text:span text:style-name="T95">n</text:span><text:span text:style-name="T84"> et en calculant, à chaque fois la moyenne de l’échantillon obtenu, la moyenne théorique de ces résultats est égale à </text:span><text:span text:style-name="T76">E(</text:span><text:span text:style-name="T84">X</text:span><text:span text:style-name="T154">k</text:span><text:span text:style-name="T76">).</text:span></text:p>
        </text:list-item>
        <text:list-item>
          <text:p text:style-name="P88"><text:soft-page-break/><text:span text:style-name="T78">V(</text:span><text:span text:style-name="T82">M</text:span><text:span text:style-name="T152">n</text:span><text:span text:style-name="T114">) </text:span><text:span text:style-name="T115">= </text:span><text:span text:style-name="T115"><draw:frame draw:style-name="fr1" draw:name="Objet28" text:anchor-type="as-char" svg:width="1.402cm" svg:height="1.071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118">montre que la variance diminue quand la taille de l’échantillon augmente. Elle quantifie la fluctuation d’échantillonnage, c’est-à-dire l’écart moyen entre les valeurs prises par la variable aléatoire et son espérance.</text:span></text:p>
        </text:list-item>
      </text:list>
      <text:p text:style-name="P125"><text:span text:style-name="T193"/></text:p>
      <text:p text:style-name="P124"><text:span text:style-name="T196">E</text:span><text:span text:style-name="T194">xemple :</text:span></text:p>
      <text:p text:style-name="P89"><text:span text:style-name="T85">Soit X la variable aléatoire qui, à chaque paquet de chips issue d’une chaîne de production, associe sa masse en grammes. On note X</text:span><text:span text:style-name="T155">i</text:span><text:span text:style-name="T85"> la variable aléatoire qui, à chaque lot de 3 paquets de chips, associe la masse du </text:span><text:span text:style-name="T96">i</text:span><text:span text:style-name="T85">-ème paquet.</text:span></text:p>
      <text:p text:style-name="P144"><text:span text:style-name="T75">Les variables aléatoires </text:span><text:span text:style-name="T79">X</text:span><text:span text:style-name="T148">1</text:span><text:span text:style-name="T79">, X</text:span><text:span text:style-name="T148">2</text:span><text:span text:style-name="T79"> </text:span><text:span text:style-name="T75">et </text:span><text:span text:style-name="T79">X</text:span><text:span text:style-name="T147">3</text:span><text:span text:style-name="T79"> </text:span><text:span text:style-name="T75">sont indépendantes et suivent la même loi que X, donc (</text:span><text:span text:style-name="T79">X</text:span><text:span text:style-name="T148">1</text:span><text:span text:style-name="T79">, X</text:span><text:span text:style-name="T148">2</text:span><text:span text:style-name="T75">, </text:span><text:span text:style-name="T79">X</text:span><text:span text:style-name="T147">3</text:span><text:span text:style-name="T86">) est un échantillon de taille 3 de la loi de X.</text:span></text:p>
      <text:p text:style-name="P145"><text:span text:style-name="T75">La variable aléatoire somme S</text:span><text:span text:style-name="T149">3</text:span><text:span text:style-name="T75"> = </text:span><text:span text:style-name="T79">X</text:span><text:span text:style-name="T148">1</text:span><text:span text:style-name="T79"> </text:span><text:span text:style-name="T75">+ </text:span><text:span text:style-name="T79">X</text:span><text:span text:style-name="T148">2</text:span><text:span text:style-name="T85"> </text:span><text:span text:style-name="T75">+ </text:span><text:span text:style-name="T79">X</text:span><text:span text:style-name="T149">3</text:span><text:span text:style-name="T75"> associe, à chaque lot sa masse en grammes.</text:span></text:p>
      <text:p text:style-name="P90"><text:span text:style-name="T86">La variable aléatoire moyenne M</text:span><text:span text:style-name="T149">3</text:span><text:span text:style-name="T86"> = </text:span><text:span text:style-name="T86"><draw:frame draw:style-name="fr1" draw:name="Objet29" text:anchor-type="as-char" svg:width="2.233cm" svg:height="1.062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86">associe, à chaque lot de 3 paquets, la masse moyenne d’un paquet.</text:span></text:p>
      <text:p text:style-name="P90"><text:span text:style-name="T76">E(</text:span><text:span text:style-name="T83">M</text:span><text:span text:style-name="T150">3</text:span><text:span text:style-name="T76">) </text:span><text:span text:style-name="T86">= </text:span><text:span text:style-name="T76">E(</text:span><text:span text:style-name="T86">X</text:span><text:span text:style-name="T76">) <text:s/></text:span><text:span text:style-name="T86">et V</text:span><text:span text:style-name="T76">(</text:span><text:span text:style-name="T83">M</text:span><text:span text:style-name="T150">3</text:span><text:span text:style-name="T76">) </text:span><text:span text:style-name="T86">= </text:span><text:span text:style-name="T76"><draw:frame draw:style-name="fr1" draw:name="Objet30" text:anchor-type="as-char" svg:width="1.542cm" svg:height="0.998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76">.</text:span></text:p>
      <text:p text:style-name="P145"><text:span text:style-name="T7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/>
    <style:font-face style:name="Tahoma1" svg:font-family="Tahoma"/>
    <style:font-face style:name="arial" svg:font-family="arial, sans-serif"/>
    <style:font-face style:name="sans-serif" svg:font-family="sans-serif"/>
    <style:font-face style:name="Times New Roman1" svg:font-family="'Times New Roman'" style:font-family-generic="roman"/>
    <style:font-face style:name="OpenSymbol1" svg:font-family="OpenSymbol" style:font-pitch="variable"/>
    <style:font-face style:name="Liberation Mono" svg:font-family="'Liberation Mono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55cm" fo:margin-bottom="1.61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1-24T14:02:27.88</meta:creation-date>
    <meta:editing-duration>PT9H52M19S</meta:editing-duration>
    <meta:editing-cycles>57</meta:editing-cycles>
    <meta:generator>LibreOffice/6.4.6.2$Linux_X86_64 LibreOffice_project/40$Build-2</meta:generator>
    <meta:initial-creator>Johann DOLIVET</meta:initial-creator>
    <dc:date>2021-01-22T16:38:22.814674226</dc:date>
    <meta:document-statistic meta:table-count="15" meta:image-count="0" meta:object-count="30" meta:page-count="8" meta:paragraph-count="180" meta:word-count="2222" meta:character-count="10171" meta:non-whitespace-character-count="8109"/>
  </office:meta>
</office:document-meta>
</file>

<file path=Object 1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r</mi>
          </munderover>
          <mrow>
            <mi>X</mi>
            <mrow>
              <mo fence="true" stretchy="false">(</mo>
              <mrow>
                <msub>
                  <mi>ω</mi>
                  <mi>j</mi>
                </msub>
              </mrow>
              <mo fence="true" stretchy="false">)</mo>
            </mrow>
            <mi>p</mi>
            <mrow>
              <mo fence="true" stretchy="false">(</mo>
              <mrow>
                <mrow>
                  <mo fence="true" stretchy="false">{</mo>
                  <mrow>
                    <msub>
                      <mi>ω</mi>
                      <mi>j</mi>
                    </msub>
                  </mrow>
                  <mo fence="true" stretchy="false">}</mo>
                </mrow>
              </mrow>
              <mo fence="true" stretchy="false">)</mo>
            </mrow>
          </mrow>
        </mrow>
      </mrow>
    </mrow>
    <annotation encoding="StarMath 5.0">E(X)  = sum from { { j = 1 } } to { r } { X(ω_j)p({ lbrace ω_j rbrace })}</annotation>
  </semantics>
</math>
</file>

<file path=Object 10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s</mi>
        </munderover>
        <mrow>
          <mrow>
            <mo fence="true" stretchy="false">(</mo>
            <mrow>
              <mrow>
                <msub>
                  <mi mathvariant="italic">ax</mi>
                  <mi>i</mi>
                </msub>
                <mo stretchy="false">+</mo>
                <mi>b</mi>
              </mrow>
            </mrow>
            <mo fence="true" stretchy="false">)</mo>
          </mrow>
          <mi>p</mi>
          <mrow>
            <mo fence="true" stretchy="false">(</mo>
            <mrow>
              <mrow>
                <mi>X</mi>
                <mo stretchy="false">=</mo>
                <msub>
                  <mi>x</mi>
                  <mi>i</mi>
                </msub>
              </mrow>
            </mrow>
            <mo fence="true" stretchy="false">)</mo>
          </mrow>
        </mrow>
      </mrow>
      <mo stretchy="false">=</mo>
      <mrow>
        <mrow>
          <munderover>
            <mo stretchy="false">∑</mo>
            <mrow>
              <mi>i</mi>
              <mo stretchy="false">=</mo>
              <mn>1</mn>
            </mrow>
            <mi>s</mi>
          </munderover>
          <mrow>
            <msub>
              <mi mathvariant="italic">ax</mi>
              <mi>i</mi>
            </msub>
            <mi>p</mi>
            <mrow>
              <mo fence="true" stretchy="false">(</mo>
              <mrow>
                <mrow>
                  <mi>X</mi>
                  <mo stretchy="false">=</mo>
                  <msub>
                    <mi>x</mi>
                    <mi>i</mi>
                  </msub>
                </mrow>
              </mrow>
              <mo fence="true" stretchy="false">)</mo>
            </mrow>
          </mrow>
        </mrow>
        <mo stretchy="false">+</mo>
        <mrow>
          <munderover>
            <mo stretchy="false">∑</mo>
            <mrow>
              <mi>i</mi>
              <mo stretchy="false">=</mo>
              <mn>1</mn>
            </mrow>
            <mi>s</mi>
          </munderover>
          <mrow>
            <mi>b</mi>
            <mi>p</mi>
            <mrow>
              <mo fence="true" stretchy="false">(</mo>
              <mrow>
                <mrow>
                  <mi>X</mi>
                  <mo stretchy="false">=</mo>
                  <msub>
                    <mi>x</mi>
                    <mi>i</mi>
                  </msub>
                </mrow>
              </mrow>
              <mo fence="true" stretchy="false">)</mo>
            </mrow>
          </mrow>
        </mrow>
      </mrow>
    </mrow>
    <annotation encoding="StarMath 5.0">sum from { { i = 1 } } to { s } { (ax_i + b) p({  X = x_i  })} =  sum from { { i = 1 } } to { s } { ax_i p({  X = x_i  })} + sum from { { i = 1 } } to { s } {  b p({  X = x_i  })} </annotation>
  </semantics>
</math>
</file>

<file path=Object 11/content.xml><?xml version="1.0" encoding="utf-8"?>
<math xmlns="http://www.w3.org/1998/Math/MathML" display="block">
  <semantics>
    <mrow>
      <mrow>
        <mi>a</mi>
        <mo stretchy="false">×</mo>
        <mrow>
          <munderover>
            <mo stretchy="false">∑</mo>
            <mrow>
              <mi>i</mi>
              <mo stretchy="false">=</mo>
              <mn>1</mn>
            </mrow>
            <mi>s</mi>
          </munderover>
          <mrow>
            <msub>
              <mi>x</mi>
              <mi>i</mi>
            </msub>
            <mi>p</mi>
            <mrow>
              <mo fence="true" stretchy="false">(</mo>
              <mrow>
                <mrow>
                  <mi>X</mi>
                  <mo stretchy="false">=</mo>
                  <msub>
                    <mi>x</mi>
                    <mi>i</mi>
                  </msub>
                </mrow>
              </mrow>
              <mo fence="true" stretchy="false">)</mo>
            </mrow>
          </mrow>
        </mrow>
      </mrow>
      <mo stretchy="false">+</mo>
      <mrow>
        <mi>b</mi>
        <mo stretchy="false">×</mo>
        <mrow>
          <munderover>
            <mo stretchy="false">∑</mo>
            <mrow>
              <mi>i</mi>
              <mo stretchy="false">=</mo>
              <mn>1</mn>
            </mrow>
            <mi>s</mi>
          </munderover>
          <mrow>
            <mi>p</mi>
            <mrow>
              <mo fence="true" stretchy="false">(</mo>
              <mrow>
                <mrow>
                  <mi>X</mi>
                  <mo stretchy="false">=</mo>
                  <msub>
                    <mi>x</mi>
                    <mi>i</mi>
                  </msub>
                </mrow>
              </mrow>
              <mo fence="true" stretchy="false">)</mo>
            </mrow>
          </mrow>
        </mrow>
      </mrow>
    </mrow>
    <annotation encoding="StarMath 5.0"> a times   sum from { { i = 1 } } to { s } { x_i p({  X = x_i  })} + b times sum from { { i = 1 } } to { s } {   p({  X = x_i  })} </annotation>
  </semantics>
</math>
</file>

<file path=Object 1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s</mi>
        </munderover>
        <mrow>
          <msup>
            <mi>a</mi>
            <mn>2</mn>
          </msup>
          <msup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−</mo>
                    <mi>E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  <mi>p</mi>
          <mrow>
            <mo fence="true" stretchy="false">(</mo>
            <mrow>
              <mrow>
                <mi>X</mi>
                <mo stretchy="false">=</mo>
                <msub>
                  <mi>x</mi>
                  <mi>i</mi>
                </msub>
              </mrow>
            </mrow>
            <mo fence="true" stretchy="false">)</mo>
          </mrow>
        </mrow>
      </mrow>
      <mo stretchy="false">=</mo>
      <mrow>
        <msup>
          <mi>a</mi>
          <mn>2</mn>
        </msup>
        <mo stretchy="false">×</mo>
        <mrow>
          <munderover>
            <mo stretchy="false">∑</mo>
            <mrow>
              <mi>i</mi>
              <mo stretchy="false">=</mo>
              <mn>1</mn>
            </mrow>
            <mi>s</mi>
          </munderover>
          <mrow>
            <msup>
              <mrow>
                <mo fence="true" stretchy="false">(</mo>
                <mrow>
                  <mrow>
                    <mrow>
                      <msub>
                        <mi>x</mi>
                        <mi>i</mi>
                      </msub>
                      <mo stretchy="false">−</mo>
                      <mi>E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  <mi>p</mi>
            <mrow>
              <mo fence="true" stretchy="false">(</mo>
              <mrow>
                <mrow>
                  <mi>X</mi>
                  <mo stretchy="false">=</mo>
                  <msub>
                    <mi>x</mi>
                    <mi>i</mi>
                  </msub>
                </mrow>
              </mrow>
              <mo fence="true" stretchy="false">)</mo>
            </mrow>
          </mrow>
        </mrow>
      </mrow>
    </mrow>
    <annotation encoding="StarMath 5.0">sum from { { i = 1 } } to { s } { a ^2 (x_i  - E(X))^2 p({  X = x_i  })}= a ^2 times sum from { { i = 1 } } to { s } { (x_i  - E(X))^2 p({  X = x_i  })}</annotation>
  </semantics>
</math>
</file>

<file path=Object 13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s</mi>
      </munderover>
      <mrow>
        <msup>
          <mrow>
            <mo fence="true" stretchy="false">(</mo>
            <mrow>
              <mrow>
                <mrow>
                  <msub>
                    <mi mathvariant="italic">ax</mi>
                    <mi>i</mi>
                  </msub>
                  <mo stretchy="false">+</mo>
                  <mi>b</mi>
                  <mo stretchy="false">−</mo>
                  <mi>E</mi>
                </mrow>
                <mrow>
                  <mo fence="true" stretchy="false">(</mo>
                  <mrow>
                    <mrow>
                      <mi mathvariant="italic">aX</mi>
                      <mo stretchy="false">+</mo>
                      <mi>b</mi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  <mi>p</mi>
        <mrow>
          <mo fence="true" stretchy="false">(</mo>
          <mrow>
            <mrow>
              <mrow>
                <mi mathvariant="italic">aX</mi>
                <mo stretchy="false">+</mo>
                <mi>b</mi>
              </mrow>
              <mo stretchy="false">=</mo>
              <mrow>
                <msub>
                  <mi mathvariant="italic">ax</mi>
                  <mi>i</mi>
                </msub>
                <mo stretchy="false">+</mo>
                <mi>b</mi>
              </mrow>
            </mrow>
          </mrow>
          <mo fence="true" stretchy="false">)</mo>
        </mrow>
      </mrow>
    </mrow>
    <annotation encoding="StarMath 5.0">sum from { { i = 1 } } to { s } { (ax_i + b - E(aX+b))^2 p({  aX + b = ax_i + b  })}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 mathvariant="italic">aX</mi>
                <mo stretchy="false">+</mo>
                <mi>b</mi>
              </mrow>
              <mo stretchy="false">=</mo>
              <mrow>
                <msub>
                  <mi mathvariant="italic">ax</mi>
                  <mi>i</mi>
                </msub>
                <mo stretchy="false">+</mo>
                <mi>b</mi>
              </mrow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X</mi>
            <mo stretchy="false">=</mo>
            <msub>
              <mi>x</mi>
              <mi>i</mi>
            </msub>
          </mrow>
        </mrow>
        <mo fence="true" stretchy="false">)</mo>
      </mrow>
    </mrow>
    <annotation encoding="StarMath 5.0"> p({  aX + b = ax_i + b }) =  p({  X = x_i  })</annotation>
  </semantics>
</math>
</file>

<file path=Object 15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s</mi>
      </munderover>
      <mrow>
        <msup>
          <mrow>
            <mo fence="true" stretchy="false">(</mo>
            <mrow>
              <mrow>
                <mrow>
                  <msub>
                    <mi mathvariant="italic">ax</mi>
                    <mi>i</mi>
                  </msub>
                  <mo stretchy="false">+</mo>
                  <mi>b</mi>
                  <mo stretchy="false">−</mo>
                  <mi mathvariant="italic">aE</mi>
                </mrow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>b</mi>
                </mrow>
              </mrow>
            </mrow>
            <mo fence="true" stretchy="false">)</mo>
          </mrow>
          <mn>2</mn>
        </msup>
        <mi>p</mi>
        <mrow>
          <mo fence="true" stretchy="false">(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)</mo>
        </mrow>
      </mrow>
    </mrow>
    <annotation encoding="StarMath 5.0">sum from { { i = 1 } } to { s } { (ax_i + b - aE(X)+b)^2 p({  X = x_i  })}</annotation>
  </semantics>
</math>
</file>

<file path=Object 1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s</mi>
      </munderover>
      <mrow>
        <msup>
          <mrow>
            <mo fence="true" stretchy="false">(</mo>
            <mrow>
              <mrow>
                <mrow>
                  <msub>
                    <mi mathvariant="italic">ax</mi>
                    <mi>i</mi>
                  </msub>
                  <mo stretchy="false">−</mo>
                  <mi mathvariant="italic">aE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n>2</mn>
        </msup>
        <mi>p</mi>
        <mrow>
          <mo fence="true" stretchy="false">(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)</mo>
        </mrow>
      </mrow>
    </mrow>
    <annotation encoding="StarMath 5.0">sum from { { i = 1 } } to { s } { (ax_i  - aE(X))^2 p({  X = x_i  })}</annotation>
  </semantics>
</math>
</file>

<file path=Object 17/content.xml><?xml version="1.0" encoding="utf-8"?>
<math xmlns="http://www.w3.org/1998/Math/MathML" display="block">
  <semantics>
    <msqrt>
      <mrow>
        <mi mathvariant="italic">np</mi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</mrow>
    </msqrt>
    <annotation encoding="StarMath 5.0">sqrt { np(1-p)}</annotation>
  </semantics>
</math>
</file>

<file path=Object 18/content.xml><?xml version="1.0" encoding="utf-8"?>
<math xmlns="http://www.w3.org/1998/Math/MathML" display="block">
  <semantics>
    <mrow>
      <msqrt>
        <mrow>
          <mi>V</mi>
          <mrow>
            <mo fence="true" stretchy="false">(</mo>
            <mrow>
              <mi>x</mi>
            </mrow>
            <mo fence="true" stretchy="false">)</mo>
          </mrow>
        </mrow>
      </msqrt>
      <mo stretchy="false">=</mo>
      <msqrt>
        <mrow>
          <mi mathvariant="italic">np</mi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</mrow>
      </msqrt>
    </mrow>
    <annotation encoding="StarMath 5.0">sqrt {V(x)} = sqrt {np(1-p)}</annotation>
  </semantics>
</math>
</file>

<file path=Object 19/content.xml><?xml version="1.0" encoding="utf-8"?>
<math xmlns="http://www.w3.org/1998/Math/MathML" display="block">
  <semantics>
    <mrow>
      <msqrt>
        <mrow>
          <mi>V</mi>
          <mrow>
            <mo fence="true" stretchy="false">(</mo>
            <mrow>
              <mi>x</mi>
            </mrow>
            <mo fence="true" stretchy="false">)</mo>
          </mrow>
        </mrow>
      </msqrt>
      <mo stretchy="false">=</mo>
      <msqrt>
        <mn>3,2</mn>
      </msqrt>
      <mo stretchy="false">≈</mo>
      <mn>1,789</mn>
    </mrow>
    <annotation encoding="StarMath 5.0">sqrt {V(x)} = sqrt {3,2}  approx 1,789</annotation>
  </semantics>
</math>
</file>

<file path=Object 2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  <mrow>
        <mrow>
          <mo fence="true" stretchy="false">(</mo>
          <mrow>
            <mn>1</mn>
          </mrow>
          <mo fence="true" stretchy="false">)</mo>
        </mrow>
        <mo stretchy="false">×</mo>
        <mi>p</mi>
      </mrow>
      <mrow>
        <mrow>
          <mo fence="true" stretchy="false">(</mo>
          <mrow>
            <mrow>
              <mo fence="true" stretchy="false">{</mo>
              <mrow>
                <mn>1</mn>
              </mrow>
              <mo fence="true" stretchy="false">}</mo>
            </mrow>
          </mrow>
          <mo fence="true" stretchy="false">)</mo>
        </mrow>
        <mo stretchy="false">+</mo>
        <mn>...</mn>
        <mo stretchy="false">+</mo>
        <mi>X</mi>
      </mrow>
      <mrow>
        <mrow>
          <mo fence="true" stretchy="false">(</mo>
          <mrow>
            <mn>6</mn>
          </mrow>
          <mo fence="true" stretchy="false">)</mo>
        </mrow>
        <mo stretchy="false">×</mo>
        <mi>p</mi>
      </mrow>
      <mrow>
        <mrow>
          <mo fence="true" stretchy="false">(</mo>
          <mrow>
            <mrow>
              <mo fence="true" stretchy="false">{</mo>
              <mrow>
                <mn>6</mn>
              </mrow>
              <mo fence="true" stretchy="false">}</mo>
            </mrow>
          </mrow>
          <mo fence="true" stretchy="false">)</mo>
        </mrow>
        <mo stretchy="false">=</mo>
        <mrow>
          <mrow>
            <mrow>
              <mo fence="true" stretchy="false">(</mo>
              <mrow>
                <mrow>
                  <mo stretchy="false">−</mo>
                  <mn>6</mn>
                </mrow>
              </mrow>
              <mo fence="true" stretchy="false">)</mo>
            </mrow>
            <mo stretchy="false">×</mo>
            <mfrac>
              <mn>1</mn>
              <mn>6</mn>
            </mfrac>
          </mrow>
          <mo stretchy="false">+</mo>
          <mn>...</mn>
          <mo stretchy="false">+</mo>
          <mrow>
            <mn>2</mn>
            <mo stretchy="false">×</mo>
            <mfrac>
              <mn>1</mn>
              <mn>6</mn>
            </mfrac>
          </mrow>
        </mrow>
      </mrow>
    </mrow>
    <annotation encoding="StarMath 5.0">E(X)  = X( 1 ) times p( lbrace 1 rbrace  ) + ... + X(6 ) times p( lbrace 6 rbrace  )
= ( -6) times {{1} over {6}} + ... + 2 times {{1} over {6}} </annotation>
  </semantics>
</math>
</file>

<file path=Object 20/content.xml><?xml version="1.0" encoding="utf-8"?>
<math xmlns="http://www.w3.org/1998/Math/MathML" display="block">
  <semantics>
    <mfrac>
      <mrow>
        <msub>
          <mi>X</mi>
          <mn>1</mn>
        </msub>
        <mo stretchy="false">+</mo>
        <msub>
          <mi>X</mi>
          <mn>2</mn>
        </msub>
        <mo stretchy="false">+</mo>
        <mi>…</mi>
        <mo stretchy="false">+</mo>
        <msub>
          <mi>X</mi>
          <mi>n</mi>
        </msub>
      </mrow>
      <mi>n</mi>
    </mfrac>
    <annotation encoding="StarMath 5.0">{X_1 + X_2 + … + X_n} over {n} </annotation>
  </semantics>
</math>
</file>

<file path=Object 21/content.xml><?xml version="1.0" encoding="utf-8"?>
<math xmlns="http://www.w3.org/1998/Math/MathML" display="block">
  <semantics>
    <mrow>
      <msqrt>
        <mi>n</mi>
      </msqrt>
      <mi>σ</mi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sqrt {n}σ(X_k) </annotation>
  </semantics>
</math>
</file>

<file path=Object 22/content.xml><?xml version="1.0" encoding="utf-8"?>
<math xmlns="http://www.w3.org/1998/Math/MathML" display="block">
  <semantics>
    <mrow>
      <msqrt>
        <mi>n</mi>
      </msqrt>
      <mi>σ</mi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sqrt {n}σ(X_k) </annotation>
  </semantics>
</math>
</file>

<file path=Object 23/content.xml><?xml version="1.0" encoding="utf-8"?>
<math xmlns="http://www.w3.org/1998/Math/MathML" display="block">
  <semantics>
    <mfrac>
      <mrow>
        <mi>σ</mi>
        <mrow>
          <mo fence="true" stretchy="false">(</mo>
          <mrow>
            <msub>
              <mi>X</mi>
              <mi>k</mi>
            </msub>
          </mrow>
          <mo fence="true" stretchy="false">)</mo>
        </mrow>
      </mrow>
      <msqrt>
        <mi>n</mi>
      </msqrt>
    </mfrac>
    <annotation encoding="StarMath 5.0">{σ(X_k) } over {sqrt n} </annotation>
  </semantics>
</math>
</file>

<file path=Object 24/content.xml><?xml version="1.0" encoding="utf-8"?>
<math xmlns="http://www.w3.org/1998/Math/MathML" display="block">
  <semantics>
    <mfrac>
      <mrow>
        <mi>V</mi>
        <mrow>
          <mo fence="true" stretchy="false">(</mo>
          <mrow>
            <msub>
              <mi>X</mi>
              <mi>k</mi>
            </msub>
          </mrow>
          <mo fence="true" stretchy="false">)</mo>
        </mrow>
      </mrow>
      <mi>n</mi>
    </mfrac>
    <annotation encoding="StarMath 5.0">{V(X_k) } over {n} </annotation>
  </semantics>
</math>
</file>

<file path=Object 25/content.xml><?xml version="1.0" encoding="utf-8"?>
<math xmlns="http://www.w3.org/1998/Math/MathML" display="block">
  <semantics>
    <mrow>
      <mi>V</mi>
      <mrow>
        <mrow>
          <mo fence="true" stretchy="true">(</mo>
          <mrow>
            <mfrac>
              <msub>
                <mi>S</mi>
                <mi>n</mi>
              </msub>
              <mi>n</mi>
            </mfrac>
          </mrow>
          <mo fence="true" stretchy="true">)</mo>
        </mrow>
        <mo stretchy="false">=</mo>
        <mfrac>
          <mn>1</mn>
          <msup>
            <mi>n</mi>
            <mn>2</mn>
          </msup>
        </mfrac>
      </mrow>
      <mrow>
        <mrow>
          <mi>V</mi>
          <mrow>
            <mo fence="true" stretchy="false">(</mo>
            <mrow>
              <msub>
                <mi>S</mi>
                <mi>n</mi>
              </msub>
            </mrow>
            <mo fence="true" stretchy="false">)</mo>
          </mrow>
        </mrow>
        <mo stretchy="false">=</mo>
        <mfrac>
          <mn>1</mn>
          <msup>
            <mi>n</mi>
            <mn>2</mn>
          </msup>
        </mfrac>
      </mrow>
      <mi>n</mi>
      <mrow>
        <mrow>
          <mi>V</mi>
          <mrow>
            <mo fence="true" stretchy="false">(</mo>
            <mrow>
              <msub>
                <mi>X</mi>
                <mi>k</mi>
              </msub>
            </mrow>
            <mo fence="true" stretchy="false">)</mo>
          </mrow>
        </mrow>
        <mo stretchy="false">=</mo>
        <mfrac>
          <mrow>
            <mi>V</mi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</mrow>
          <mi>n</mi>
        </mfrac>
      </mrow>
    </mrow>
    <annotation encoding="StarMath 5.0">V left ( S_n over {n}  right )= 1  over {n^2}  {V(S_n) } =  1  over {n^2}  n {V(X_k) } =  {V(X_k) }  over n </annotation>
  </semantics>
</math>
</file>

<file path=Object 26/content.xml><?xml version="1.0" encoding="utf-8"?>
<math xmlns="http://www.w3.org/1998/Math/MathML" display="block">
  <semantics>
    <mrow>
      <mi>E</mi>
      <mrow>
        <mrow>
          <mo fence="true" stretchy="true">(</mo>
          <mrow>
            <mfrac>
              <mrow>
                <msub>
                  <mi>X</mi>
                  <mn>1</mn>
                </msub>
                <mo stretchy="false">+</mo>
                <msub>
                  <mi>X</mi>
                  <mn>2</mn>
                </msub>
                <mo stretchy="false">+</mo>
                <mi>…</mi>
                <mo stretchy="false">+</mo>
                <msub>
                  <mi>X</mi>
                  <mi>n</mi>
                </msub>
              </mrow>
              <mi>n</mi>
            </mfrac>
          </mrow>
          <mo fence="true" stretchy="true">)</mo>
        </mrow>
        <mo stretchy="false">=</mo>
        <mi>E</mi>
      </mrow>
      <mrow>
        <mrow>
          <mo fence="true" stretchy="true">(</mo>
          <mrow>
            <mfrac>
              <msub>
                <mi>S</mi>
                <mi>n</mi>
              </msub>
              <mi>n</mi>
            </mfrac>
          </mrow>
          <mo fence="true" stretchy="true">)</mo>
        </mrow>
        <mo stretchy="false">=</mo>
        <mfrac>
          <mn>1</mn>
          <mi>n</mi>
        </mfrac>
      </mrow>
      <mi>E</mi>
      <mrow>
        <mrow>
          <mo fence="true" stretchy="true">(</mo>
          <mrow>
            <msub>
              <mi>S</mi>
              <mi>n</mi>
            </msub>
          </mrow>
          <mo fence="true" stretchy="true">)</mo>
        </mrow>
        <mo stretchy="false">=</mo>
        <mrow>
          <mfrac>
            <mn>1</mn>
            <mi>n</mi>
          </mfrac>
          <mo stretchy="false">×</mo>
          <mi>n</mi>
        </mrow>
      </mrow>
      <mi>E</mi>
      <mrow>
        <mo fence="true" stretchy="true">(</mo>
        <mrow>
          <msub>
            <mi>X</mi>
            <mi>k</mi>
          </msub>
        </mrow>
        <mo fence="true" stretchy="true">)</mo>
      </mrow>
    </mrow>
    <annotation encoding="StarMath 5.0">E left ( {X_1 + X_2 + … + X_n} over {n}  right ) = E left ( S_n over {n}  right ) =   1 over {n} E left (S_n   right ) =  1 over {n} times n E left (X_k   right ) </annotation>
  </semantics>
</math>
</file>

<file path=Object 27/content.xml><?xml version="1.0" encoding="utf-8"?>
<math xmlns="http://www.w3.org/1998/Math/MathML" display="block">
  <semantics>
    <mfrac>
      <mrow>
        <mi>σ</mi>
        <mrow>
          <mo fence="true" stretchy="false">(</mo>
          <mrow>
            <msub>
              <mi>X</mi>
              <mi>k</mi>
            </msub>
          </mrow>
          <mo fence="true" stretchy="false">)</mo>
        </mrow>
      </mrow>
      <msqrt>
        <mi>n</mi>
      </msqrt>
    </mfrac>
    <annotation encoding="StarMath 5.0">{σ(X_k) } over {sqrt n} </annotation>
  </semantics>
</math>
</file>

<file path=Object 28/content.xml><?xml version="1.0" encoding="utf-8"?>
<math xmlns="http://www.w3.org/1998/Math/MathML" display="block">
  <semantics>
    <mfrac>
      <mrow>
        <mi>V</mi>
        <mrow>
          <mo fence="true" stretchy="false">(</mo>
          <mrow>
            <msub>
              <mi>X</mi>
              <mi>k</mi>
            </msub>
          </mrow>
          <mo fence="true" stretchy="false">)</mo>
        </mrow>
      </mrow>
      <mi>n</mi>
    </mfrac>
    <annotation encoding="StarMath 5.0">{V(X_k) } over {n} </annotation>
  </semantics>
</math>
</file>

<file path=Object 29/content.xml><?xml version="1.0" encoding="utf-8"?>
<math xmlns="http://www.w3.org/1998/Math/MathML" display="block">
  <semantics>
    <mfrac>
      <mrow>
        <msub>
          <mi>X</mi>
          <mn>1</mn>
        </msub>
        <mo stretchy="false">+</mo>
        <msub>
          <mi>X</mi>
          <mn>2</mn>
        </msub>
        <mo stretchy="false">+</mo>
        <msub>
          <mi>X</mi>
          <mn>3</mn>
        </msub>
      </mrow>
      <mn>3</mn>
    </mfrac>
    <annotation encoding="StarMath 5.0">{X_1 + X_2 +  X_3} over {3} 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r</mi>
      </munderover>
      <mrow>
        <mi>Z</mi>
        <mrow>
          <mo fence="true" stretchy="false">(</mo>
          <mrow>
            <msub>
              <mi>ω</mi>
              <mi>j</mi>
            </msub>
          </mrow>
          <mo fence="true" stretchy="false">)</mo>
        </mrow>
        <mi>p</mi>
        <mrow>
          <mo fence="true" stretchy="false">(</mo>
          <mrow>
            <mrow>
              <mo fence="true" stretchy="false">{</mo>
              <mrow>
                <msub>
                  <mi>ω</mi>
                  <mi>j</mi>
                </msub>
              </mrow>
              <mo fence="true" stretchy="false">}</mo>
            </mrow>
          </mrow>
          <mo fence="true" stretchy="false">)</mo>
        </mrow>
      </mrow>
    </mrow>
    <annotation encoding="StarMath 5.0"> sum from { { j = 1 } } to { r } { Z(ω_j)p({ lbrace ω_j rbrace })}</annotation>
  </semantics>
</math>
</file>

<file path=Object 30/content.xml><?xml version="1.0" encoding="utf-8"?>
<math xmlns="http://www.w3.org/1998/Math/MathML" display="block">
  <semantics>
    <mrow>
      <mfrac>
        <mn>1</mn>
        <mn>3</mn>
      </mfrac>
      <mi>V</mi>
      <mrow>
        <mo fence="true" stretchy="false">(</mo>
        <mrow>
          <mi>X</mi>
        </mrow>
        <mo fence="true" stretchy="false">)</mo>
      </mrow>
    </mrow>
    <annotation encoding="StarMath 5.0">{1 } over {3} V(X)</annotation>
  </semantics>
</math>
</file>

<file path=Object 4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s</mi>
          </munderover>
          <mrow>
            <mrow>
              <msub>
                <mi>x</mi>
                <mi>i</mi>
              </msub>
              <mo stretchy="false">×</mo>
              <mi>p</mi>
            </mrow>
            <mrow>
              <mo fence="true" stretchy="false">(</mo>
              <mrow>
                <mrow>
                  <mi>X</mi>
                  <mo stretchy="false">=</mo>
                  <msub>
                    <mi>x</mi>
                    <mi>i</mi>
                  </msub>
                </mrow>
              </mrow>
              <mo fence="true" stretchy="false">)</mo>
            </mrow>
          </mrow>
        </mrow>
      </mrow>
    </mrow>
    <annotation encoding="StarMath 5.0">E(X)  = sum from { { i = 1 } } to { s } { x_i times p(X=x_i)}</annotation>
  </semantics>
</math>
</file>

<file path=Object 5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s</mi>
          </munderover>
          <mrow>
            <mrow>
              <msup>
                <mrow>
                  <mo fence="true" stretchy="false">(</mo>
                  <mrow>
                    <mrow>
                      <mrow>
                        <msub>
                          <mi>x</mi>
                          <mi>i</mi>
                        </msub>
                        <mo stretchy="false">−</mo>
                        <mi>E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sup>
              <mo stretchy="false">×</mo>
              <mi>p</mi>
            </mrow>
            <mrow>
              <mo fence="true" stretchy="false">(</mo>
              <mrow>
                <mrow>
                  <mi>X</mi>
                  <mo stretchy="false">=</mo>
                  <msub>
                    <mi>x</mi>
                    <mi>i</mi>
                  </msub>
                </mrow>
              </mrow>
              <mo fence="true" stretchy="false">)</mo>
            </mrow>
          </mrow>
        </mrow>
      </mrow>
    </mrow>
    <annotation encoding="StarMath 5.0">V(X)  = sum from { { i = 1 } } to { s } { (x_i-E(X))^2 times p(X=x_i)}</annotation>
  </semantics>
</math>
</file>

<file path=Object 6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r</mi>
      </munderover>
      <mrow>
        <mrow>
          <mo fence="true" stretchy="false">(</mo>
          <mrow>
            <mrow>
              <mi>X</mi>
              <mo stretchy="false">+</mo>
              <mi>Y</mi>
            </mrow>
          </mrow>
          <mo fence="true" stretchy="false">)</mo>
        </mrow>
        <mrow>
          <mo fence="true" stretchy="false">(</mo>
          <mrow>
            <msub>
              <mi>ω</mi>
              <mi>j</mi>
            </msub>
          </mrow>
          <mo fence="true" stretchy="false">)</mo>
        </mrow>
        <mi>p</mi>
        <mrow>
          <mo fence="true" stretchy="false">(</mo>
          <mrow>
            <mrow>
              <mo fence="true" stretchy="false">{</mo>
              <mrow>
                <msub>
                  <mi>ω</mi>
                  <mi>j</mi>
                </msub>
              </mrow>
              <mo fence="true" stretchy="false">}</mo>
            </mrow>
          </mrow>
          <mo fence="true" stretchy="false">)</mo>
        </mrow>
      </mrow>
    </mrow>
    <annotation encoding="StarMath 5.0"> sum from { { j = 1 } } to { r } { (X+Y)(ω_j)p({ lbrace ω_j rbrace })}</annotation>
  </semantics>
</math>
</file>

<file path=Object 7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r</mi>
        </munderover>
        <mrow>
          <mi>X</mi>
          <mrow>
            <mo fence="true" stretchy="false">(</mo>
            <mrow>
              <msub>
                <mi>ω</mi>
                <mi>j</mi>
              </msub>
            </mrow>
            <mo fence="true" stretchy="false">)</mo>
          </mrow>
          <mi>p</mi>
          <mrow>
            <mo fence="true" stretchy="false">(</mo>
            <mrow>
              <mrow>
                <mo fence="true" stretchy="false">{</mo>
                <mrow>
                  <msub>
                    <mi>ω</mi>
                    <mi>j</mi>
                  </msub>
                </mrow>
                <mo fence="true" stretchy="false">}</mo>
              </mrow>
            </mrow>
            <mo fence="true" stretchy="false">)</mo>
          </mrow>
        </mrow>
      </mrow>
      <mo stretchy="false">+</mo>
      <mrow>
        <munderover>
          <mo stretchy="false">∑</mo>
          <mrow>
            <mi>j</mi>
            <mo stretchy="false">=</mo>
            <mn>1</mn>
          </mrow>
          <mi>r</mi>
        </munderover>
        <mrow>
          <mi>Y</mi>
          <mrow>
            <mo fence="true" stretchy="false">(</mo>
            <mrow>
              <msub>
                <mi>ω</mi>
                <mi>j</mi>
              </msub>
            </mrow>
            <mo fence="true" stretchy="false">)</mo>
          </mrow>
          <mi>p</mi>
          <mrow>
            <mo fence="true" stretchy="false">(</mo>
            <mrow>
              <mrow>
                <mo fence="true" stretchy="false">{</mo>
                <mrow>
                  <msub>
                    <mi>ω</mi>
                    <mi>j</mi>
                  </msub>
                </mrow>
                <mo fence="true" stretchy="false">}</mo>
              </mrow>
            </mrow>
            <mo fence="true" stretchy="false">)</mo>
          </mrow>
        </mrow>
      </mrow>
    </mrow>
    <annotation encoding="StarMath 5.0"> sum from { { j = 1 } } to { r } { X(ω_j)p({ lbrace ω_j rbrace })} +
  sum from { { j = 1 } } to { r } { Y(ω_j)p({ lbrace ω_j rbrace })}</annotation>
  </semantics>
</math>
</file>

<file path=Object 8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s</mi>
      </munderover>
      <mrow>
        <mrow>
          <mo fence="true" stretchy="false">(</mo>
          <mrow>
            <mrow>
              <msub>
                <mi mathvariant="italic">ax</mi>
                <mi>i</mi>
              </msub>
              <mo stretchy="false">+</mo>
              <mi>b</mi>
            </mrow>
          </mrow>
          <mo fence="true" stretchy="false">)</mo>
        </mrow>
        <mi>p</mi>
        <mrow>
          <mo fence="true" stretchy="false">(</mo>
          <mrow>
            <mrow>
              <mrow>
                <mi mathvariant="italic">aX</mi>
                <mo stretchy="false">+</mo>
                <mi>b</mi>
              </mrow>
              <mo stretchy="false">=</mo>
              <mrow>
                <msub>
                  <mi mathvariant="italic">ax</mi>
                  <mi>i</mi>
                </msub>
                <mo stretchy="false">+</mo>
                <mi>b</mi>
              </mrow>
            </mrow>
          </mrow>
          <mo fence="true" stretchy="false">)</mo>
        </mrow>
      </mrow>
    </mrow>
    <annotation encoding="StarMath 5.0">sum from { { i = 1 } } to { s } { (ax_i + b) p({  aX + b = ax_i + b  })}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 mathvariant="italic">aX</mi>
                <mo stretchy="false">+</mo>
                <mi>b</mi>
              </mrow>
              <mo stretchy="false">=</mo>
              <mrow>
                <msub>
                  <mi mathvariant="italic">ax</mi>
                  <mi>i</mi>
                </msub>
                <mo stretchy="false">+</mo>
                <mi>b</mi>
              </mrow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X</mi>
            <mo stretchy="false">=</mo>
            <msub>
              <mi>x</mi>
              <mi>i</mi>
            </msub>
          </mrow>
        </mrow>
        <mo fence="true" stretchy="false">)</mo>
      </mrow>
    </mrow>
    <annotation encoding="StarMath 5.0"> p({  aX + b = ax_i + b }) =  p({  X = x_i  })</annotation>
  </semantics>
</math>
</file>